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7.565cm" fo:margin-left="0.009cm" fo:margin-top="0cm" fo:margin-bottom="0cm" table:align="left" style:writing-mode="lr-tb"/>
    </style:style>
    <style:style style:name="Tabella1.A" style:family="table-column">
      <style:table-column-properties style:column-width="5.854cm"/>
    </style:style>
    <style:style style:name="Tabella1.C" style:family="table-column">
      <style:table-column-properties style:column-width="5.856cm"/>
    </style:style>
    <style:style style:name="Tabella1.1" style:family="table-row">
      <style:table-row-properties style:min-row-height="0.88cm" fo:keep-together="auto"/>
    </style:style>
    <style:style style:name="Tabella1.A1" style:family="table-cell">
      <style:table-cell-properties fo:padding-left="0.191cm" fo:padding-right="0.191cm" fo:padding-top="0cm" fo:padding-bottom="0cm" fo:border="0.5pt solid #000000" style:writing-mode="lr-tb"/>
    </style:style>
    <style:style style:name="Tabella1.2" style:family="table-row">
      <style:table-row-properties style:min-row-height="1.265cm" fo:keep-together="auto"/>
    </style:style>
    <style:style style:name="Tabella1.A2" style:family="table-cell">
      <style:table-cell-properties style:vertical-align="middle" fo:padding-left="0.191cm" fo:padding-right="0.191cm" fo:padding-top="0cm" fo:padding-bottom="0cm" fo:border="0.5pt solid #000000" style:writing-mode="lr-tb"/>
    </style:style>
    <style:style style:name="Tabella1.A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la2" style:family="table">
      <style:table-properties style:width="17cm" table:align="margins"/>
    </style:style>
    <style:style style:name="Tabella2.A" style:family="table-column">
      <style:table-column-properties style:column-width="8.5cm" style:rel-column-width="32767*"/>
    </style:style>
    <style:style style:name="Tabella2.B" style:family="table-column">
      <style:table-column-properties style:column-width="8.5cm" style:rel-column-width="32768*"/>
    </style:style>
    <style:style style:name="Tabella2.A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8.5cm" style:rel-column-width="32767*"/>
    </style:style>
    <style:style style:name="Tabella3.B" style:family="table-column">
      <style:table-column-properties style:column-width="8.5cm" style:rel-column-width="32768*"/>
    </style:style>
    <style:style style:name="Tabella3.A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B2" style:family="table-cell">
      <style:table-cell-properties fo:padding="0.097cm" fo:border-left="0.05pt solid #000000" fo:border-right="0.05pt solid #000000" fo:border-top="none" fo:border-bottom="0.05pt solid #000000"/>
    </style:style>
    <style:style style:name="Tabella4" style:family="table">
      <style:table-properties style:width="17cm" table:align="margins"/>
    </style:style>
    <style:style style:name="Tabella4.A" style:family="table-column">
      <style:table-column-properties style:column-width="5.667cm" style:rel-column-width="21845*"/>
    </style:style>
    <style:style style:name="Tabella4.A1" style:family="table-cell">
      <style:table-cell-properties fo:padding="0.097cm" fo:border-left="0.05pt solid #000000" fo:border-right="none" fo:border-top="0.05pt solid #000000" fo:border-bottom="0.05pt solid #000000"/>
    </style:style>
    <style:style style:name="Tabella4.C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0.05pt solid #000000" fo:border-top="none" fo:border-bottom="0.05pt solid #000000"/>
    </style:style>
    <style:style style:name="Tabella5" style:family="table">
      <style:table-properties style:width="17cm" table:align="margins"/>
    </style:style>
    <style:style style:name="Tabella5.A" style:family="table-column">
      <style:table-column-properties style:column-width="8.5cm" style:rel-column-width="32767*"/>
    </style:style>
    <style:style style:name="Tabella5.B" style:family="table-column">
      <style:table-column-properties style:column-width="8.5cm" style:rel-column-width="32768*"/>
    </style:style>
    <style:style style:name="Tabella5.A1" style:family="table-cell">
      <style:table-cell-properties fo:padding="0.097cm" fo:border="0.05pt solid #000000"/>
    </style:style>
    <style:style style:name="Tabella5.A2" style:family="table-cell">
      <style:table-cell-properties fo:padding="0.097cm" fo:border-left="0.05pt solid #000000" fo:border-right="none" fo:border-top="none" fo:border-bottom="0.05pt solid #000000"/>
    </style:style>
    <style:style style:name="Tabella5.B2" style:family="table-cell">
      <style:table-cell-properties fo:padding="0.097cm" fo:border-left="0.05pt solid #000000" fo:border-right="0.05pt solid #000000" fo:border-top="none" fo:border-bottom="0.05pt solid #000000"/>
    </style:style>
    <style:style style:name="Tabella6" style:family="table">
      <style:table-properties style:width="17cm" table:align="margins"/>
    </style:style>
    <style:style style:name="Tabella6.A" style:family="table-column">
      <style:table-column-properties style:column-width="8.5cm" style:rel-column-width="32767*"/>
    </style:style>
    <style:style style:name="Tabella6.B" style:family="table-column">
      <style:table-column-properties style:column-width="8.5cm" style:rel-column-width="32768*"/>
    </style:style>
    <style:style style:name="Tabella6.A1" style:family="table-cell">
      <style:table-cell-properties fo:padding="0.097cm" fo:border="0.05pt solid #000000"/>
    </style:style>
    <style:style style:name="Tabella6.A2" style:family="table-cell">
      <style:table-cell-properties fo:padding="0.097cm" fo:border-left="0.05pt solid #000000" fo:border-right="none" fo:border-top="none" fo:border-bottom="0.05pt solid #000000"/>
    </style:style>
    <style:style style:name="Tabella6.B2" style:family="table-cell">
      <style:table-cell-properties fo:padding="0.097cm" fo:border-left="0.05pt solid #000000" fo:border-right="0.05pt solid #000000" fo:border-top="none" fo:border-bottom="0.05pt solid #000000"/>
    </style:style>
    <style:style style:name="Tabella7" style:family="table">
      <style:table-properties style:width="17cm" table:align="margins"/>
    </style:style>
    <style:style style:name="Tabella7.A" style:family="table-column">
      <style:table-column-properties style:column-width="8.5cm" style:rel-column-width="32767*"/>
    </style:style>
    <style:style style:name="Tabella7.B" style:family="table-column">
      <style:table-column-properties style:column-width="8.5cm" style:rel-column-width="32768*"/>
    </style:style>
    <style:style style:name="Tabella7.A1" style:family="table-cell">
      <style:table-cell-properties fo:padding="0.097cm" fo:border="0.05pt solid #000000"/>
    </style:style>
    <style:style style:name="Tabella7.A2" style:family="table-cell">
      <style:table-cell-properties fo:padding="0.097cm" fo:border-left="0.05pt solid #000000" fo:border-right="none" fo:border-top="none" fo:border-bottom="0.05pt solid #000000"/>
    </style:style>
    <style:style style:name="Tabella7.B2" style:family="table-cell">
      <style:table-cell-properties fo:padding="0.097cm" fo:border-left="0.05pt solid #000000" fo:border-right="0.05pt solid #000000" fo:border-top="none" fo:border-bottom="0.05pt solid #000000"/>
    </style:style>
    <style:style style:name="Tabella8" style:family="table">
      <style:table-properties style:width="17cm" table:align="margins"/>
    </style:style>
    <style:style style:name="Tabella8.A" style:family="table-column">
      <style:table-column-properties style:column-width="5.667cm" style:rel-column-width="21845*"/>
    </style:style>
    <style:style style:name="Tabella8.A1" style:family="table-cell">
      <style:table-cell-properties fo:padding="0.097cm" fo:border-left="0.05pt solid #000000" fo:border-right="none" fo:border-top="0.05pt solid #000000" fo:border-bottom="0.05pt solid #000000"/>
    </style:style>
    <style:style style:name="Tabella8.C1" style:family="table-cell">
      <style:table-cell-properties fo:padding="0.097cm" fo:border="0.05pt solid #000000"/>
    </style:style>
    <style:style style:name="Tabella8.A2" style:family="table-cell">
      <style:table-cell-properties fo:padding="0.097cm" fo:border-left="0.05pt solid #000000" fo:border-right="none" fo:border-top="none" fo:border-bottom="0.05pt solid #000000"/>
    </style:style>
    <style:style style:name="Tabella8.C2" style:family="table-cell">
      <style:table-cell-properties fo:padding="0.097cm" fo:border-left="0.05pt solid #000000" fo:border-right="0.05pt solid #000000" fo:border-top="none" fo:border-bottom="0.05pt solid #000000"/>
    </style:style>
    <style:style style:name="Tabella12" style:family="table">
      <style:table-properties style:width="17cm" table:align="margins"/>
    </style:style>
    <style:style style:name="Tabella12.A" style:family="table-column">
      <style:table-column-properties style:column-width="8.5cm" style:rel-column-width="32767*"/>
    </style:style>
    <style:style style:name="Tabella12.B" style:family="table-column">
      <style:table-column-properties style:column-width="8.5cm" style:rel-column-width="32768*"/>
    </style:style>
    <style:style style:name="Tabella12.A1" style:family="table-cell">
      <style:table-cell-properties fo:padding="0.097cm" fo:border="0.05pt solid #000000"/>
    </style:style>
    <style:style style:name="Tabella12.A2" style:family="table-cell">
      <style:table-cell-properties fo:padding="0.097cm" fo:border-left="0.05pt solid #000000" fo:border-right="none" fo:border-top="none" fo:border-bottom="0.05pt solid #000000"/>
    </style:style>
    <style:style style:name="Tabella12.B2" style:family="table-cell">
      <style:table-cell-properties fo:padding="0.097cm" fo:border-left="0.05pt solid #000000" fo:border-right="0.05pt solid #000000" fo:border-top="none" fo:border-bottom="0.05pt solid #000000"/>
    </style:style>
    <style:style style:name="Tabella13" style:family="table">
      <style:table-properties style:width="17cm" table:align="margins"/>
    </style:style>
    <style:style style:name="Tabella13.A" style:family="table-column">
      <style:table-column-properties style:column-width="8.5cm" style:rel-column-width="32767*"/>
    </style:style>
    <style:style style:name="Tabella13.B" style:family="table-column">
      <style:table-column-properties style:column-width="8.5cm" style:rel-column-width="32768*"/>
    </style:style>
    <style:style style:name="Tabella13.A1" style:family="table-cell">
      <style:table-cell-properties fo:padding="0.097cm" fo:border="0.05pt solid #000000"/>
    </style:style>
    <style:style style:name="Tabella13.A2" style:family="table-cell">
      <style:table-cell-properties fo:padding="0.097cm" fo:border-left="0.05pt solid #000000" fo:border-right="none" fo:border-top="none" fo:border-bottom="0.05pt solid #000000"/>
    </style:style>
    <style:style style:name="Tabella13.B2" style:family="table-cell">
      <style:table-cell-properties fo:padding="0.097cm" fo:border-left="0.05pt solid #000000" fo:border-right="0.05pt solid #000000" fo:border-top="none" fo:border-bottom="0.05pt solid #000000"/>
    </style:style>
    <style:style style:name="Tabella14" style:family="table">
      <style:table-properties style:width="17cm" table:align="margins"/>
    </style:style>
    <style:style style:name="Tabella14.A" style:family="table-column">
      <style:table-column-properties style:column-width="8.5cm" style:rel-column-width="32767*"/>
    </style:style>
    <style:style style:name="Tabella14.B" style:family="table-column">
      <style:table-column-properties style:column-width="8.5cm" style:rel-column-width="32768*"/>
    </style:style>
    <style:style style:name="Tabella14.A1" style:family="table-cell">
      <style:table-cell-properties fo:padding="0.097cm" fo:border="0.05pt solid #000000"/>
    </style:style>
    <style:style style:name="Tabella14.A2" style:family="table-cell">
      <style:table-cell-properties fo:padding="0.097cm" fo:border-left="0.05pt solid #000000" fo:border-right="none" fo:border-top="none" fo:border-bottom="0.05pt solid #000000"/>
    </style:style>
    <style:style style:name="Tabella14.B2" style:family="table-cell">
      <style:table-cell-properties fo:padding="0.097cm" fo:border-left="0.05pt solid #000000" fo:border-right="0.05pt solid #000000" fo:border-top="none" fo:border-bottom="0.05pt solid #000000"/>
    </style:style>
    <style:style style:name="Tabella15" style:family="table">
      <style:table-properties style:width="17cm" table:align="margins"/>
    </style:style>
    <style:style style:name="Tabella15.A" style:family="table-column">
      <style:table-column-properties style:column-width="8.5cm" style:rel-column-width="32767*"/>
    </style:style>
    <style:style style:name="Tabella15.B" style:family="table-column">
      <style:table-column-properties style:column-width="8.5cm" style:rel-column-width="32768*"/>
    </style:style>
    <style:style style:name="Tabella15.A1" style:family="table-cell">
      <style:table-cell-properties fo:padding="0.097cm" fo:border="0.05pt solid #000000"/>
    </style:style>
    <style:style style:name="Tabella15.A2" style:family="table-cell">
      <style:table-cell-properties fo:padding="0.097cm" fo:border-left="0.05pt solid #000000" fo:border-right="none" fo:border-top="none" fo:border-bottom="0.05pt solid #000000"/>
    </style:style>
    <style:style style:name="Tabella15.B2" style:family="table-cell">
      <style:table-cell-properties fo:padding="0.097cm" fo:border-left="0.05pt solid #000000" fo:border-right="0.05pt solid #000000" fo:border-top="none" fo:border-bottom="0.05pt solid #000000"/>
    </style:style>
    <style:style style:name="Tabella16" style:family="table">
      <style:table-properties style:width="17cm" table:align="margins"/>
    </style:style>
    <style:style style:name="Tabella16.A" style:family="table-column">
      <style:table-column-properties style:column-width="5.667cm" style:rel-column-width="21845*"/>
    </style:style>
    <style:style style:name="Tabella16.A1" style:family="table-cell">
      <style:table-cell-properties fo:padding="0.097cm" fo:border-left="0.05pt solid #000000" fo:border-right="none" fo:border-top="0.05pt solid #000000" fo:border-bottom="0.05pt solid #000000"/>
    </style:style>
    <style:style style:name="Tabella16.C1" style:family="table-cell">
      <style:table-cell-properties fo:padding="0.097cm" fo:border="0.05pt solid #000000"/>
    </style:style>
    <style:style style:name="Tabella16.A2" style:family="table-cell">
      <style:table-cell-properties fo:padding="0.097cm" fo:border-left="0.05pt solid #000000" fo:border-right="none" fo:border-top="none" fo:border-bottom="0.05pt solid #000000"/>
    </style:style>
    <style:style style:name="Tabella16.C2" style:family="table-cell">
      <style:table-cell-properties fo:padding="0.097cm" fo:border-left="0.05pt solid #000000" fo:border-right="0.05pt solid #000000" fo:border-top="none" fo:border-bottom="0.05pt solid #000000"/>
    </style:style>
    <style:style style:name="Tabella17" style:family="table">
      <style:table-properties style:width="17cm" table:align="margins"/>
    </style:style>
    <style:style style:name="Tabella17.A" style:family="table-column">
      <style:table-column-properties style:column-width="8.5cm" style:rel-column-width="32767*"/>
    </style:style>
    <style:style style:name="Tabella17.B" style:family="table-column">
      <style:table-column-properties style:column-width="8.5cm" style:rel-column-width="32768*"/>
    </style:style>
    <style:style style:name="Tabella17.A1" style:family="table-cell">
      <style:table-cell-properties fo:padding="0.097cm" fo:border="0.05pt solid #000000"/>
    </style:style>
    <style:style style:name="Tabella17.A2" style:family="table-cell">
      <style:table-cell-properties fo:padding="0.097cm" fo:border-left="0.05pt solid #000000" fo:border-right="none" fo:border-top="0.05pt solid #000000" fo:border-bottom="0.05pt solid #000000"/>
    </style:style>
    <style:style style:name="Tabella18" style:family="table">
      <style:table-properties style:width="17cm" table:align="margins"/>
    </style:style>
    <style:style style:name="Tabella18.A" style:family="table-column">
      <style:table-column-properties style:column-width="5.667cm" style:rel-column-width="21845*"/>
    </style:style>
    <style:style style:name="Tabella18.A1" style:family="table-cell">
      <style:table-cell-properties fo:padding="0.097cm" fo:border-left="0.05pt solid #000000" fo:border-right="none" fo:border-top="0.05pt solid #000000" fo:border-bottom="0.05pt solid #000000"/>
    </style:style>
    <style:style style:name="Tabella18.C1" style:family="table-cell">
      <style:table-cell-properties fo:padding="0.097cm" fo:border="0.05pt solid #000000"/>
    </style:style>
    <style:style style:name="Tabella18.A2" style:family="table-cell">
      <style:table-cell-properties fo:padding="0.097cm" fo:border-left="0.05pt solid #000000" fo:border-right="none" fo:border-top="none" fo:border-bottom="0.05pt solid #000000"/>
    </style:style>
    <style:style style:name="Tabella18.C2" style:family="table-cell">
      <style:table-cell-properties fo:padding="0.097cm" fo:border-left="0.05pt solid #000000" fo:border-right="0.05pt solid #000000" fo:border-top="none" fo:border-bottom="0.05pt solid #000000"/>
    </style:style>
    <style:style style:name="Tabella19" style:family="table">
      <style:table-properties style:width="17cm" table:align="margins"/>
    </style:style>
    <style:style style:name="Tabella19.A" style:family="table-column">
      <style:table-column-properties style:column-width="8.5cm" style:rel-column-width="32767*"/>
    </style:style>
    <style:style style:name="Tabella19.B" style:family="table-column">
      <style:table-column-properties style:column-width="8.5cm" style:rel-column-width="32768*"/>
    </style:style>
    <style:style style:name="Tabella19.A1" style:family="table-cell">
      <style:table-cell-properties fo:padding="0.097cm" fo:border="0.05pt solid #000000"/>
    </style:style>
    <style:style style:name="Tabella19.A2" style:family="table-cell">
      <style:table-cell-properties fo:padding="0.097cm" fo:border-left="0.05pt solid #000000" fo:border-right="none" fo:border-top="none" fo:border-bottom="0.05pt solid #000000"/>
    </style:style>
    <style:style style:name="Tabella19.B2" style:family="table-cell">
      <style:table-cell-properties fo:padding="0.097cm" fo:border-left="0.05pt solid #000000" fo:border-right="0.05pt solid #000000" fo:border-top="none" fo:border-bottom="0.05pt solid #000000"/>
    </style:style>
    <style:style style:name="Tabella20" style:family="table">
      <style:table-properties style:width="17cm" table:align="margins"/>
    </style:style>
    <style:style style:name="Tabella20.A" style:family="table-column">
      <style:table-column-properties style:column-width="8.5cm" style:rel-column-width="32767*"/>
    </style:style>
    <style:style style:name="Tabella20.B" style:family="table-column">
      <style:table-column-properties style:column-width="8.5cm" style:rel-column-width="32768*"/>
    </style:style>
    <style:style style:name="Tabella20.A1" style:family="table-cell">
      <style:table-cell-properties fo:padding="0.097cm" fo:border="0.05pt solid #000000"/>
    </style:style>
    <style:style style:name="Tabella20.A2" style:family="table-cell">
      <style:table-cell-properties fo:padding="0.097cm" fo:border-left="0.05pt solid #000000" fo:border-right="none" fo:border-top="none" fo:border-bottom="0.05pt solid #000000"/>
    </style:style>
    <style:style style:name="Tabella20.B2" style:family="table-cell">
      <style:table-cell-properties fo:padding="0.097cm" fo:border-left="0.05pt solid #000000" fo:border-right="0.05pt solid #000000" fo:border-top="none" fo:border-bottom="0.05pt solid #000000"/>
    </style:style>
    <style:style style:name="Tabella21" style:family="table">
      <style:table-properties style:width="17cm" table:align="margins"/>
    </style:style>
    <style:style style:name="Tabella21.A" style:family="table-column">
      <style:table-column-properties style:column-width="8.5cm" style:rel-column-width="32767*"/>
    </style:style>
    <style:style style:name="Tabella21.B" style:family="table-column">
      <style:table-column-properties style:column-width="8.5cm" style:rel-column-width="32768*"/>
    </style:style>
    <style:style style:name="Tabella21.A1" style:family="table-cell">
      <style:table-cell-properties fo:padding="0.097cm" fo:border="0.05pt solid #000000"/>
    </style:style>
    <style:style style:name="Tabella21.A2" style:family="table-cell">
      <style:table-cell-properties fo:padding="0.097cm" fo:border-left="0.05pt solid #000000" fo:border-right="none" fo:border-top="none" fo:border-bottom="0.05pt solid #000000"/>
    </style:style>
    <style:style style:name="Tabella21.B2" style:family="table-cell">
      <style:table-cell-properties fo:padding="0.097cm" fo:border-left="0.05pt solid #000000" fo:border-right="0.05pt solid #000000" fo:border-top="none" fo:border-bottom="0.05pt solid #000000"/>
    </style:style>
    <style:style style:name="Tabella22" style:family="table">
      <style:table-properties style:width="17cm" table:align="margins"/>
    </style:style>
    <style:style style:name="Tabella22.A" style:family="table-column">
      <style:table-column-properties style:column-width="5.667cm" style:rel-column-width="21845*"/>
    </style:style>
    <style:style style:name="Tabella22.A1" style:family="table-cell">
      <style:table-cell-properties fo:padding="0.097cm" fo:border-left="0.05pt solid #000000" fo:border-right="none" fo:border-top="0.05pt solid #000000" fo:border-bottom="0.05pt solid #000000"/>
    </style:style>
    <style:style style:name="Tabella22.C1" style:family="table-cell">
      <style:table-cell-properties fo:padding="0.097cm" fo:border="0.05pt solid #000000"/>
    </style:style>
    <style:style style:name="Tabella22.A2" style:family="table-cell">
      <style:table-cell-properties fo:padding="0.097cm" fo:border-left="0.05pt solid #000000" fo:border-right="none" fo:border-top="none" fo:border-bottom="0.05pt solid #000000"/>
    </style:style>
    <style:style style:name="Tabella22.C2" style:family="table-cell">
      <style:table-cell-properties fo:padding="0.097cm" fo:border-left="0.05pt solid #000000" fo:border-right="0.05pt solid #000000" fo:border-top="none" fo:border-bottom="0.05pt solid #000000"/>
    </style:style>
    <style:style style:name="Tabella23" style:family="table">
      <style:table-properties style:width="17cm" table:align="margins"/>
    </style:style>
    <style:style style:name="Tabella23.A" style:family="table-column">
      <style:table-column-properties style:column-width="8.5cm" style:rel-column-width="32767*"/>
    </style:style>
    <style:style style:name="Tabella23.B" style:family="table-column">
      <style:table-column-properties style:column-width="8.5cm" style:rel-column-width="32768*"/>
    </style:style>
    <style:style style:name="Tabella23.A1" style:family="table-cell">
      <style:table-cell-properties fo:padding="0.097cm" fo:border="0.05pt solid #000000"/>
    </style:style>
    <style:style style:name="Tabella23.A2" style:family="table-cell">
      <style:table-cell-properties fo:padding="0.097cm" fo:border-left="0.05pt solid #000000" fo:border-right="none" fo:border-top="0.05pt solid #000000" fo:border-bottom="0.05pt solid #000000"/>
    </style:style>
    <style:style style:name="Tabella11" style:family="table">
      <style:table-properties style:width="17cm" table:align="margins"/>
    </style:style>
    <style:style style:name="Tabella11.A" style:family="table-column">
      <style:table-column-properties style:column-width="5.667cm" style:rel-column-width="21845*"/>
    </style:style>
    <style:style style:name="Tabella11.A1" style:family="table-cell">
      <style:table-cell-properties fo:padding="0.097cm" fo:border-left="0.05pt solid #000000" fo:border-right="none" fo:border-top="0.05pt solid #000000" fo:border-bottom="0.05pt solid #000000"/>
    </style:style>
    <style:style style:name="Tabella11.C1" style:family="table-cell">
      <style:table-cell-properties fo:padding="0.097cm" fo:border="0.05pt solid #000000"/>
    </style:style>
    <style:style style:name="Tabella11.A2" style:family="table-cell">
      <style:table-cell-properties fo:padding="0.097cm" fo:border-left="0.05pt solid #000000" fo:border-right="none" fo:border-top="none" fo:border-bottom="0.05pt solid #000000"/>
    </style:style>
    <style:style style:name="Tabella11.C2" style:family="table-cell">
      <style:table-cell-properties fo:padding="0.097cm" fo:border-left="0.05pt solid #000000" fo:border-right="0.05pt solid #000000" fo:border-top="none" fo:border-bottom="0.05pt solid #000000"/>
    </style:style>
    <style:style style:name="Tabella9" style:family="table">
      <style:table-properties style:width="17cm" table:align="margins"/>
    </style:style>
    <style:style style:name="Tabella9.A" style:family="table-column">
      <style:table-column-properties style:column-width="8.5cm" style:rel-column-width="32767*"/>
    </style:style>
    <style:style style:name="Tabella9.B" style:family="table-column">
      <style:table-column-properties style:column-width="8.5cm" style:rel-column-width="32768*"/>
    </style:style>
    <style:style style:name="Tabella9.A1" style:family="table-cell">
      <style:table-cell-properties fo:padding="0.097cm" fo:border="0.05pt solid #000000"/>
    </style:style>
    <style:style style:name="Tabella9.A2" style:family="table-cell">
      <style:table-cell-properties fo:padding="0.097cm" fo:border-left="0.05pt solid #000000" fo:border-right="none" fo:border-top="none" fo:border-bottom="0.05pt solid #000000"/>
    </style:style>
    <style:style style:name="Tabella9.B2" style:family="table-cell">
      <style:table-cell-properties fo:padding="0.097cm" fo:border-left="0.05pt solid #000000" fo:border-right="0.05pt solid #000000" fo:border-top="none" fo:border-bottom="0.05pt solid #000000"/>
    </style:style>
    <style:style style:name="Tabella10" style:family="table">
      <style:table-properties style:width="17cm" table:align="margins"/>
    </style:style>
    <style:style style:name="Tabella10.A" style:family="table-column">
      <style:table-column-properties style:column-width="8.5cm" style:rel-column-width="32767*"/>
    </style:style>
    <style:style style:name="Tabella10.B" style:family="table-column">
      <style:table-column-properties style:column-width="8.5cm" style:rel-column-width="32768*"/>
    </style:style>
    <style:style style:name="Tabella10.A1" style:family="table-cell">
      <style:table-cell-properties fo:padding="0.097cm" fo:border="0.05pt solid #000000"/>
    </style:style>
    <style:style style:name="Tabella10.A2" style:family="table-cell">
      <style:table-cell-properties fo:padding="0.097cm" fo:border-left="0.05pt solid #000000" fo:border-right="none" fo:border-top="none" fo:border-bottom="0.05pt solid #000000"/>
    </style:style>
    <style:style style:name="Tabella10.B2" style:family="table-cell">
      <style:table-cell-properties fo:padding="0.097cm" fo:border-left="0.05pt solid #000000" fo:border-right="0.05pt solid #000000" fo:border-top="none" fo:border-bottom="0.05pt solid #000000"/>
    </style:style>
    <style:style style:name="Tabella24" style:family="table">
      <style:table-properties style:width="17cm" table:align="margins"/>
    </style:style>
    <style:style style:name="Tabella24.A" style:family="table-column">
      <style:table-column-properties style:column-width="5.667cm" style:rel-column-width="21845*"/>
    </style:style>
    <style:style style:name="Tabella24.A1" style:family="table-cell">
      <style:table-cell-properties fo:padding="0.097cm" fo:border-left="0.05pt solid #000000" fo:border-right="none" fo:border-top="0.05pt solid #000000" fo:border-bottom="0.05pt solid #000000"/>
    </style:style>
    <style:style style:name="Tabella24.C1" style:family="table-cell">
      <style:table-cell-properties fo:padding="0.097cm" fo:border="0.05pt solid #000000"/>
    </style:style>
    <style:style style:name="Tabella24.A2" style:family="table-cell">
      <style:table-cell-properties fo:padding="0.097cm" fo:border-left="0.05pt solid #000000" fo:border-right="none" fo:border-top="none" fo:border-bottom="0.05pt solid #000000"/>
    </style:style>
    <style:style style:name="Tabella24.C2" style:family="table-cell">
      <style:table-cell-properties fo:padding="0.097cm" fo:border-left="0.05pt solid #000000" fo:border-right="0.05pt solid #000000" fo:border-top="none" fo:border-bottom="0.05pt solid #000000"/>
    </style:style>
    <style:style style:name="Tabella25" style:family="table">
      <style:table-properties style:width="17cm" table:align="margins"/>
    </style:style>
    <style:style style:name="Tabella25.A" style:family="table-column">
      <style:table-column-properties style:column-width="8.5cm" style:rel-column-width="32767*"/>
    </style:style>
    <style:style style:name="Tabella25.B" style:family="table-column">
      <style:table-column-properties style:column-width="8.5cm" style:rel-column-width="32768*"/>
    </style:style>
    <style:style style:name="Tabella25.A1" style:family="table-cell">
      <style:table-cell-properties fo:padding="0.097cm" fo:border="0.05pt solid #000000"/>
    </style:style>
    <style:style style:name="Tabella25.A2" style:family="table-cell">
      <style:table-cell-properties fo:padding="0.097cm" fo:border-left="0.05pt solid #000000" fo:border-right="none" fo:border-top="0.05pt solid #000000" fo:border-bottom="0.05pt solid #000000"/>
    </style:style>
    <style:style style:name="Tabella27" style:family="table">
      <style:table-properties style:width="17cm" table:align="margins"/>
    </style:style>
    <style:style style:name="Tabella27.A" style:family="table-column">
      <style:table-column-properties style:column-width="5.667cm" style:rel-column-width="21845*"/>
    </style:style>
    <style:style style:name="Tabella27.A1" style:family="table-cell">
      <style:table-cell-properties fo:padding="0.097cm" fo:border-left="0.05pt solid #000000" fo:border-right="none" fo:border-top="0.05pt solid #000000" fo:border-bottom="0.05pt solid #000000"/>
    </style:style>
    <style:style style:name="Tabella27.C1" style:family="table-cell">
      <style:table-cell-properties fo:padding="0.097cm" fo:border="0.05pt solid #000000"/>
    </style:style>
    <style:style style:name="Tabella27.A2" style:family="table-cell">
      <style:table-cell-properties fo:padding="0.097cm" fo:border-left="0.05pt solid #000000" fo:border-right="none" fo:border-top="none" fo:border-bottom="0.05pt solid #000000"/>
    </style:style>
    <style:style style:name="Tabella27.C2" style:family="table-cell">
      <style:table-cell-properties fo:padding="0.097cm" fo:border-left="0.05pt solid #000000" fo:border-right="0.05pt solid #000000" fo:border-top="none" fo:border-bottom="0.05pt solid #000000"/>
    </style:style>
    <style:style style:name="Tabella26" style:family="table">
      <style:table-properties style:width="17cm" table:align="margins"/>
    </style:style>
    <style:style style:name="Tabella26.A" style:family="table-column">
      <style:table-column-properties style:column-width="8.5cm" style:rel-column-width="32767*"/>
    </style:style>
    <style:style style:name="Tabella26.B" style:family="table-column">
      <style:table-column-properties style:column-width="8.5cm" style:rel-column-width="32768*"/>
    </style:style>
    <style:style style:name="Tabella26.A1" style:family="table-cell">
      <style:table-cell-properties fo:padding="0.097cm" fo:border="0.05pt solid #000000"/>
    </style:style>
    <style:style style:name="Tabella26.A2" style:family="table-cell">
      <style:table-cell-properties fo:padding="0.097cm" fo:border-left="0.05pt solid #000000" fo:border-right="none" fo:border-top="0.05pt solid #000000" fo:border-bottom="0.05pt solid #000000"/>
    </style:style>
    <style:style style:name="Tabella28" style:family="table">
      <style:table-properties style:width="17cm" table:align="margins"/>
    </style:style>
    <style:style style:name="Tabella28.A" style:family="table-column">
      <style:table-column-properties style:column-width="5.667cm" style:rel-column-width="21845*"/>
    </style:style>
    <style:style style:name="Tabella28.A1" style:family="table-cell">
      <style:table-cell-properties fo:padding="0.097cm" fo:border-left="0.05pt solid #000000" fo:border-right="none" fo:border-top="0.05pt solid #000000" fo:border-bottom="0.05pt solid #000000"/>
    </style:style>
    <style:style style:name="Tabella28.C1" style:family="table-cell">
      <style:table-cell-properties fo:padding="0.097cm" fo:border="0.05pt solid #000000"/>
    </style:style>
    <style:style style:name="Tabella28.A2" style:family="table-cell">
      <style:table-cell-properties fo:padding="0.097cm" fo:border-left="0.05pt solid #000000" fo:border-right="none" fo:border-top="none" fo:border-bottom="0.05pt solid #000000"/>
    </style:style>
    <style:style style:name="Tabella28.C2" style:family="table-cell">
      <style:table-cell-properties fo:padding="0.097cm" fo:border-left="0.05pt solid #000000" fo:border-right="0.05pt solid #000000" fo:border-top="none" fo:border-bottom="0.05pt solid #000000"/>
    </style:style>
    <style:style style:name="Tabella29" style:family="table">
      <style:table-properties style:width="17cm" table:align="margins"/>
    </style:style>
    <style:style style:name="Tabella29.A" style:family="table-column">
      <style:table-column-properties style:column-width="8.5cm" style:rel-column-width="32767*"/>
    </style:style>
    <style:style style:name="Tabella29.B" style:family="table-column">
      <style:table-column-properties style:column-width="8.5cm" style:rel-column-width="32768*"/>
    </style:style>
    <style:style style:name="Tabella29.A1" style:family="table-cell">
      <style:table-cell-properties fo:padding="0.097cm" fo:border="0.05pt solid #000000"/>
    </style:style>
    <style:style style:name="Tabella29.A2" style:family="table-cell">
      <style:table-cell-properties fo:padding="0.097cm" fo:border-left="0.05pt solid #000000" fo:border-right="none" fo:border-top="none" fo:border-bottom="0.05pt solid #000000"/>
    </style:style>
    <style:style style:name="Tabella29.B2" style:family="table-cell">
      <style:table-cell-properties fo:padding="0.097cm" fo:border-left="0.05pt solid #000000" fo:border-right="0.05pt solid #000000" fo:border-top="none" fo:border-bottom="0.05pt solid #000000"/>
    </style:style>
    <style:style style:name="Tabella30" style:family="table">
      <style:table-properties style:width="17cm" table:align="margins"/>
    </style:style>
    <style:style style:name="Tabella30.A" style:family="table-column">
      <style:table-column-properties style:column-width="8.5cm" style:rel-column-width="32767*"/>
    </style:style>
    <style:style style:name="Tabella30.B" style:family="table-column">
      <style:table-column-properties style:column-width="8.5cm" style:rel-column-width="32768*"/>
    </style:style>
    <style:style style:name="Tabella30.A1" style:family="table-cell">
      <style:table-cell-properties fo:padding="0.097cm" fo:border="0.05pt solid #000000"/>
    </style:style>
    <style:style style:name="Tabella30.A2" style:family="table-cell">
      <style:table-cell-properties fo:padding="0.097cm" fo:border-left="0.05pt solid #000000" fo:border-right="none" fo:border-top="none" fo:border-bottom="0.05pt solid #000000"/>
    </style:style>
    <style:style style:name="Tabella30.B2" style:family="table-cell">
      <style:table-cell-properties fo:padding="0.097cm" fo:border-left="0.05pt solid #000000" fo:border-right="0.05pt solid #000000" fo:border-top="none" fo:border-bottom="0.05pt solid #000000"/>
    </style:style>
    <style:style style:name="Tabella31" style:family="table">
      <style:table-properties style:width="17cm" table:align="margins"/>
    </style:style>
    <style:style style:name="Tabella31.A" style:family="table-column">
      <style:table-column-properties style:column-width="5.667cm" style:rel-column-width="21845*"/>
    </style:style>
    <style:style style:name="Tabella31.A1" style:family="table-cell">
      <style:table-cell-properties fo:padding="0.097cm" fo:border-left="0.05pt solid #000000" fo:border-right="none" fo:border-top="0.05pt solid #000000" fo:border-bottom="0.05pt solid #000000"/>
    </style:style>
    <style:style style:name="Tabella31.C1" style:family="table-cell">
      <style:table-cell-properties fo:padding="0.097cm" fo:border="0.05pt solid #000000"/>
    </style:style>
    <style:style style:name="Tabella31.A2" style:family="table-cell">
      <style:table-cell-properties fo:padding="0.097cm" fo:border-left="0.05pt solid #000000" fo:border-right="none" fo:border-top="none" fo:border-bottom="0.05pt solid #000000"/>
    </style:style>
    <style:style style:name="Tabella31.C2" style:family="table-cell">
      <style:table-cell-properties fo:padding="0.097cm" fo:border-left="0.05pt solid #000000" fo:border-right="0.05pt solid #000000" fo:border-top="none" fo:border-bottom="0.05pt solid #000000"/>
    </style:style>
    <style:style style:name="Tabella32" style:family="table">
      <style:table-properties style:width="17cm" table:align="margins"/>
    </style:style>
    <style:style style:name="Tabella32.A" style:family="table-column">
      <style:table-column-properties style:column-width="8.5cm" style:rel-column-width="32767*"/>
    </style:style>
    <style:style style:name="Tabella32.B" style:family="table-column">
      <style:table-column-properties style:column-width="8.5cm" style:rel-column-width="32768*"/>
    </style:style>
    <style:style style:name="Tabella32.A1" style:family="table-cell">
      <style:table-cell-properties fo:padding="0.097cm" fo:border="0.05pt solid #000000"/>
    </style:style>
    <style:style style:name="Tabella32.A2" style:family="table-cell">
      <style:table-cell-properties fo:padding="0.097cm" fo:border-left="0.05pt solid #000000" fo:border-right="none" fo:border-top="none" fo:border-bottom="0.05pt solid #000000"/>
    </style:style>
    <style:style style:name="Tabella32.B2" style:family="table-cell">
      <style:table-cell-properties fo:padding="0.097cm" fo:border-left="0.05pt solid #000000" fo:border-right="0.05pt solid #000000" fo:border-top="none" fo:border-bottom="0.05pt solid #000000"/>
    </style:style>
    <style:style style:name="Tabella33" style:family="table">
      <style:table-properties style:width="17cm" table:align="margins"/>
    </style:style>
    <style:style style:name="Tabella33.A" style:family="table-column">
      <style:table-column-properties style:column-width="5.667cm" style:rel-column-width="21845*"/>
    </style:style>
    <style:style style:name="Tabella33.A1" style:family="table-cell">
      <style:table-cell-properties fo:padding="0.097cm" fo:border-left="0.05pt solid #000000" fo:border-right="none" fo:border-top="0.05pt solid #000000" fo:border-bottom="0.05pt solid #000000"/>
    </style:style>
    <style:style style:name="Tabella33.C1" style:family="table-cell">
      <style:table-cell-properties fo:padding="0.097cm" fo:border="0.05pt solid #000000"/>
    </style:style>
    <style:style style:name="Tabella33.A2" style:family="table-cell">
      <style:table-cell-properties fo:padding="0.097cm" fo:border-left="0.05pt solid #000000" fo:border-right="none" fo:border-top="none" fo:border-bottom="0.05pt solid #000000"/>
    </style:style>
    <style:style style:name="Tabella33.C2" style:family="table-cell">
      <style:table-cell-properties fo:padding="0.097cm" fo:border-left="0.05pt solid #000000" fo:border-right="0.05pt solid #000000" fo:border-top="none" fo:border-bottom="0.05pt solid #000000"/>
    </style:style>
    <style:style style:name="Tabella34" style:family="table">
      <style:table-properties style:width="17cm" table:align="margins"/>
    </style:style>
    <style:style style:name="Tabella34.A" style:family="table-column">
      <style:table-column-properties style:column-width="8.5cm" style:rel-column-width="32767*"/>
    </style:style>
    <style:style style:name="Tabella34.B" style:family="table-column">
      <style:table-column-properties style:column-width="8.5cm" style:rel-column-width="32768*"/>
    </style:style>
    <style:style style:name="Tabella34.A1" style:family="table-cell">
      <style:table-cell-properties fo:padding="0.097cm" fo:border="0.05pt solid #000000"/>
    </style:style>
    <style:style style:name="Tabella34.A2" style:family="table-cell">
      <style:table-cell-properties fo:padding="0.097cm" fo:border-left="0.05pt solid #000000" fo:border-right="none" fo:border-top="none" fo:border-bottom="0.05pt solid #000000"/>
    </style:style>
    <style:style style:name="Tabella34.B2" style:family="table-cell">
      <style:table-cell-properties fo:padding="0.097cm" fo:border-left="0.05pt solid #000000" fo:border-right="0.05pt solid #000000" fo:border-top="none" fo:border-bottom="0.05pt solid #000000"/>
    </style:style>
    <style:style style:name="Tabella35" style:family="table">
      <style:table-properties style:width="17cm" table:align="margins"/>
    </style:style>
    <style:style style:name="Tabella35.A" style:family="table-column">
      <style:table-column-properties style:column-width="5.667cm" style:rel-column-width="21845*"/>
    </style:style>
    <style:style style:name="Tabella35.A1" style:family="table-cell">
      <style:table-cell-properties fo:padding="0.097cm" fo:border-left="0.05pt solid #000000" fo:border-right="none" fo:border-top="0.05pt solid #000000" fo:border-bottom="0.05pt solid #000000"/>
    </style:style>
    <style:style style:name="Tabella35.C1" style:family="table-cell">
      <style:table-cell-properties fo:padding="0.097cm" fo:border="0.05pt solid #000000"/>
    </style:style>
    <style:style style:name="Tabella35.A2" style:family="table-cell">
      <style:table-cell-properties fo:padding="0.097cm" fo:border-left="0.05pt solid #000000" fo:border-right="none" fo:border-top="none" fo:border-bottom="0.05pt solid #000000"/>
    </style:style>
    <style:style style:name="Tabella35.C2" style:family="table-cell">
      <style:table-cell-properties fo:padding="0.097cm" fo:border-left="0.05pt solid #000000" fo:border-right="0.05pt solid #000000" fo:border-top="none" fo:border-bottom="0.05pt solid #000000"/>
    </style:style>
    <style:style style:name="Tabella37" style:family="table">
      <style:table-properties style:width="17cm" table:align="margins"/>
    </style:style>
    <style:style style:name="Tabella37.A" style:family="table-column">
      <style:table-column-properties style:column-width="8.5cm" style:rel-column-width="32767*"/>
    </style:style>
    <style:style style:name="Tabella37.B" style:family="table-column">
      <style:table-column-properties style:column-width="8.5cm" style:rel-column-width="32768*"/>
    </style:style>
    <style:style style:name="Tabella37.A1" style:family="table-cell">
      <style:table-cell-properties fo:padding="0.097cm" fo:border="0.05pt solid #000000"/>
    </style:style>
    <style:style style:name="Tabella37.A2" style:family="table-cell">
      <style:table-cell-properties fo:padding="0.097cm" fo:border-left="0.05pt solid #000000" fo:border-right="none" fo:border-top="0.05pt solid #000000" fo:border-bottom="0.05pt solid #000000"/>
    </style:style>
    <style:style style:name="Tabella36" style:family="table">
      <style:table-properties style:width="17cm" table:align="margins"/>
    </style:style>
    <style:style style:name="Tabella36.A" style:family="table-column">
      <style:table-column-properties style:column-width="5.667cm" style:rel-column-width="21845*"/>
    </style:style>
    <style:style style:name="Tabella36.A1" style:family="table-cell">
      <style:table-cell-properties fo:padding="0.097cm" fo:border-left="0.05pt solid #000000" fo:border-right="none" fo:border-top="0.05pt solid #000000" fo:border-bottom="0.05pt solid #000000"/>
    </style:style>
    <style:style style:name="Tabella36.C1" style:family="table-cell">
      <style:table-cell-properties fo:padding="0.097cm" fo:border="0.05pt solid #000000"/>
    </style:style>
    <style:style style:name="Tabella36.A2" style:family="table-cell">
      <style:table-cell-properties fo:padding="0.097cm" fo:border-left="0.05pt solid #000000" fo:border-right="none" fo:border-top="none" fo:border-bottom="0.05pt solid #000000"/>
    </style:style>
    <style:style style:name="Tabella36.C2" style:family="table-cell">
      <style:table-cell-properties fo:padding="0.097cm" fo:border-left="0.05pt solid #000000" fo:border-right="0.05pt solid #000000" fo:border-top="none" fo:border-bottom="0.05pt solid #000000"/>
    </style:style>
    <style:style style:name="Tabella39" style:family="table">
      <style:table-properties style:width="17cm" table:align="margins"/>
    </style:style>
    <style:style style:name="Tabella39.A" style:family="table-column">
      <style:table-column-properties style:column-width="8.5cm" style:rel-column-width="32767*"/>
    </style:style>
    <style:style style:name="Tabella39.B" style:family="table-column">
      <style:table-column-properties style:column-width="8.5cm" style:rel-column-width="32768*"/>
    </style:style>
    <style:style style:name="Tabella39.A1" style:family="table-cell">
      <style:table-cell-properties fo:padding="0.097cm" fo:border="0.05pt solid #000000"/>
    </style:style>
    <style:style style:name="Tabella39.A2" style:family="table-cell">
      <style:table-cell-properties fo:padding="0.097cm" fo:border-left="0.05pt solid #000000" fo:border-right="none" fo:border-top="0.05pt solid #000000" fo:border-bottom="0.05pt solid #000000"/>
    </style:style>
    <style:style style:name="Tabella38" style:family="table">
      <style:table-properties style:width="17cm" table:align="margins"/>
    </style:style>
    <style:style style:name="Tabella38.A" style:family="table-column">
      <style:table-column-properties style:column-width="8.5cm" style:rel-column-width="32767*"/>
    </style:style>
    <style:style style:name="Tabella38.B" style:family="table-column">
      <style:table-column-properties style:column-width="8.5cm" style:rel-column-width="32768*"/>
    </style:style>
    <style:style style:name="Tabella38.A1" style:family="table-cell">
      <style:table-cell-properties fo:padding="0.097cm" fo:border="0.05pt solid #000000"/>
    </style:style>
    <style:style style:name="Tabella38.A2" style:family="table-cell">
      <style:table-cell-properties fo:padding="0.097cm" fo:border-left="0.05pt solid #000000" fo:border-right="none" fo:border-top="none" fo:border-bottom="0.05pt solid #000000"/>
    </style:style>
    <style:style style:name="Tabella38.B2" style:family="table-cell">
      <style:table-cell-properties fo:padding="0.097cm" fo:border-left="0.05pt solid #000000" fo:border-right="0.05pt solid #000000" fo:border-top="none" fo:border-bottom="0.05pt solid #000000"/>
    </style:style>
    <style:style style:name="Tabella40" style:family="table">
      <style:table-properties style:width="17cm" table:align="margins"/>
    </style:style>
    <style:style style:name="Tabella40.A" style:family="table-column">
      <style:table-column-properties style:column-width="5.667cm" style:rel-column-width="21845*"/>
    </style:style>
    <style:style style:name="Tabella40.A1" style:family="table-cell">
      <style:table-cell-properties fo:padding="0.097cm" fo:border-left="0.05pt solid #000000" fo:border-right="none" fo:border-top="0.05pt solid #000000" fo:border-bottom="0.05pt solid #000000"/>
    </style:style>
    <style:style style:name="Tabella40.C1" style:family="table-cell">
      <style:table-cell-properties fo:padding="0.097cm" fo:border="0.05pt solid #000000"/>
    </style:style>
    <style:style style:name="Tabella40.A2" style:family="table-cell">
      <style:table-cell-properties fo:padding="0.097cm" fo:border-left="0.05pt solid #000000" fo:border-right="none" fo:border-top="none" fo:border-bottom="0.05pt solid #000000"/>
    </style:style>
    <style:style style:name="Tabella40.C2" style:family="table-cell">
      <style:table-cell-properties fo:padding="0.097cm" fo:border-left="0.05pt solid #000000" fo:border-right="0.05pt solid #000000" fo:border-top="none" fo:border-bottom="0.05pt solid #000000"/>
    </style:style>
    <style:style style:name="Tabella43" style:family="table">
      <style:table-properties style:width="17cm" table:align="margins"/>
    </style:style>
    <style:style style:name="Tabella43.A" style:family="table-column">
      <style:table-column-properties style:column-width="8.5cm" style:rel-column-width="32767*"/>
    </style:style>
    <style:style style:name="Tabella43.B" style:family="table-column">
      <style:table-column-properties style:column-width="8.5cm" style:rel-column-width="32768*"/>
    </style:style>
    <style:style style:name="Tabella43.A1" style:family="table-cell">
      <style:table-cell-properties fo:padding="0.097cm" fo:border="0.05pt solid #000000"/>
    </style:style>
    <style:style style:name="Tabella43.A2" style:family="table-cell">
      <style:table-cell-properties fo:padding="0.097cm" fo:border-left="0.05pt solid #000000" fo:border-right="none" fo:border-top="none" fo:border-bottom="0.05pt solid #000000"/>
    </style:style>
    <style:style style:name="Tabella43.B2" style:family="table-cell">
      <style:table-cell-properties fo:padding="0.097cm" fo:border-left="0.05pt solid #000000" fo:border-right="0.05pt solid #000000" fo:border-top="none" fo:border-bottom="0.05pt solid #000000"/>
    </style:style>
    <style:style style:name="Tabella44" style:family="table">
      <style:table-properties style:width="17cm" table:align="margins"/>
    </style:style>
    <style:style style:name="Tabella44.A" style:family="table-column">
      <style:table-column-properties style:column-width="5.667cm" style:rel-column-width="21845*"/>
    </style:style>
    <style:style style:name="Tabella44.A1" style:family="table-cell">
      <style:table-cell-properties fo:padding="0.097cm" fo:border-left="0.05pt solid #000000" fo:border-right="none" fo:border-top="0.05pt solid #000000" fo:border-bottom="0.05pt solid #000000"/>
    </style:style>
    <style:style style:name="Tabella44.C1" style:family="table-cell">
      <style:table-cell-properties fo:padding="0.097cm" fo:border="0.05pt solid #000000"/>
    </style:style>
    <style:style style:name="Tabella44.A2" style:family="table-cell">
      <style:table-cell-properties fo:padding="0.097cm" fo:border-left="0.05pt solid #000000" fo:border-right="none" fo:border-top="none" fo:border-bottom="0.05pt solid #000000"/>
    </style:style>
    <style:style style:name="Tabella44.C2" style:family="table-cell">
      <style:table-cell-properties fo:padding="0.097cm" fo:border-left="0.05pt solid #000000" fo:border-right="0.05pt solid #000000" fo:border-top="none" fo:border-bottom="0.05pt solid #000000"/>
    </style:style>
    <style:style style:name="Tabella41" style:family="table">
      <style:table-properties style:width="17cm" table:align="margins"/>
    </style:style>
    <style:style style:name="Tabella41.A" style:family="table-column">
      <style:table-column-properties style:column-width="8.5cm" style:rel-column-width="32767*"/>
    </style:style>
    <style:style style:name="Tabella41.B" style:family="table-column">
      <style:table-column-properties style:column-width="8.5cm" style:rel-column-width="32768*"/>
    </style:style>
    <style:style style:name="Tabella41.A1" style:family="table-cell">
      <style:table-cell-properties fo:padding="0.097cm" fo:border="0.05pt solid #000000"/>
    </style:style>
    <style:style style:name="Tabella41.A2" style:family="table-cell">
      <style:table-cell-properties fo:padding="0.097cm" fo:border-left="0.05pt solid #000000" fo:border-right="none" fo:border-top="0.05pt solid #000000" fo:border-bottom="0.05pt solid #000000"/>
    </style:style>
    <style:style style:name="Tabella42" style:family="table">
      <style:table-properties style:width="17cm" table:align="margins"/>
    </style:style>
    <style:style style:name="Tabella42.A" style:family="table-column">
      <style:table-column-properties style:column-width="5.667cm" style:rel-column-width="21845*"/>
    </style:style>
    <style:style style:name="Tabella42.A1" style:family="table-cell">
      <style:table-cell-properties fo:padding="0.097cm" fo:border-left="0.05pt solid #000000" fo:border-right="none" fo:border-top="0.05pt solid #000000" fo:border-bottom="0.05pt solid #000000"/>
    </style:style>
    <style:style style:name="Tabella42.C1" style:family="table-cell">
      <style:table-cell-properties fo:padding="0.097cm" fo:border="0.05pt solid #000000"/>
    </style:style>
    <style:style style:name="Tabella42.A2" style:family="table-cell">
      <style:table-cell-properties fo:padding="0.097cm" fo:border-left="0.05pt solid #000000" fo:border-right="none" fo:border-top="none" fo:border-bottom="0.05pt solid #000000"/>
    </style:style>
    <style:style style:name="Tabella42.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03b65d" style:font-weight-complex="bold"/>
    </style:style>
    <style:style style:name="P2" style:family="paragraph" style:parent-style-name="Standard">
      <style:text-properties officeooo:paragraph-rsid="0005b9db" style:font-weight-complex="bold"/>
    </style:style>
    <style:style style:name="P3" style:family="paragraph" style:parent-style-name="Standard">
      <style:text-properties fo:font-weight="bold" officeooo:paragraph-rsid="0003b65d" style:font-weight-asian="bold" style:font-weight-complex="bold"/>
    </style:style>
    <style:style style:name="P4" style:family="paragraph" style:parent-style-name="Standard">
      <style:text-properties fo:font-weight="bold" officeooo:paragraph-rsid="0005b9db" style:font-weight-asian="bold" style:font-weight-complex="bold"/>
    </style:style>
    <style:style style:name="P5" style:family="paragraph" style:parent-style-name="Standard">
      <style:text-properties fo:font-weight="bold" officeooo:paragraph-rsid="0005b9db" style:font-weight-asian="bold"/>
    </style:style>
    <style:style style:name="P6" style:family="paragraph" style:parent-style-name="Standard">
      <style:text-properties officeooo:paragraph-rsid="0003b65d"/>
    </style:style>
    <style:style style:name="P7" style:family="paragraph" style:parent-style-name="Standard">
      <style:text-properties officeooo:paragraph-rsid="0005b9db"/>
    </style:style>
    <style:style style:name="P8" style:family="paragraph" style:parent-style-name="Standard">
      <style:text-properties fo:font-size="16pt" fo:font-weight="bold" officeooo:paragraph-rsid="0005b9db" style:font-size-asian="16pt" style:font-weight-asian="bold" style:font-size-complex="16pt" style:font-weight-complex="bold"/>
    </style:style>
    <style:style style:name="P9" style:family="paragraph" style:parent-style-name="Standard">
      <style:text-properties officeooo:paragraph-rsid="000d8e76"/>
    </style:style>
    <style:style style:name="P10" style:family="paragraph" style:parent-style-name="Standard">
      <style:text-properties officeooo:paragraph-rsid="000db91f"/>
    </style:style>
    <style:style style:name="P11" style:family="paragraph" style:parent-style-name="Standard">
      <style:text-properties officeooo:paragraph-rsid="001056e2"/>
    </style:style>
    <style:style style:name="P12" style:family="paragraph" style:parent-style-name="Standard">
      <style:text-properties officeooo:paragraph-rsid="00120069"/>
    </style:style>
    <style:style style:name="P13" style:family="paragraph" style:parent-style-name="Standard">
      <style:text-properties officeooo:paragraph-rsid="0013c490"/>
    </style:style>
    <style:style style:name="P14" style:family="paragraph" style:parent-style-name="Standard">
      <style:text-properties officeooo:paragraph-rsid="00150250"/>
    </style:style>
    <style:style style:name="P15" style:family="paragraph" style:parent-style-name="Standard">
      <style:text-properties officeooo:paragraph-rsid="0017e165"/>
    </style:style>
    <style:style style:name="P16" style:family="paragraph" style:parent-style-name="Standard">
      <style:text-properties officeooo:paragraph-rsid="001875bb"/>
    </style:style>
    <style:style style:name="P17" style:family="paragraph" style:parent-style-name="Standard">
      <style:text-properties officeooo:paragraph-rsid="0019da29"/>
    </style:style>
    <style:style style:name="P18" style:family="paragraph" style:parent-style-name="Standard">
      <style:text-properties officeooo:paragraph-rsid="001a45de"/>
    </style:style>
    <style:style style:name="P19" style:family="paragraph" style:parent-style-name="Standard">
      <style:paragraph-properties fo:margin-top="0cm" fo:margin-bottom="0.282cm" style:contextual-spacing="false" fo:line-height="108%" fo:hyphenation-ladder-count="no-limit" style:vertical-align="auto"/>
      <style:text-properties fo:color="#1c1e7c" loext:opacity="100%" fo:font-size="40pt" fo:language="en" fo:country="GB" fo:font-weight="bold" officeooo:paragraph-rsid="0003b65d" style:font-size-asian="40pt" style:font-weight-asian="bold" style:font-size-complex="40pt" style:font-weight-complex="bold" fo:hyphenate="true" fo:hyphenation-remain-char-count="2" fo:hyphenation-push-char-count="2" loext:hyphenation-no-caps="false"/>
    </style:style>
    <style:style style:name="P20" style:family="paragraph" style:parent-style-name="Standard">
      <style:paragraph-properties fo:margin-top="0cm" fo:margin-bottom="0.282cm" style:contextual-spacing="false" fo:line-height="108%" fo:text-align="start" style:justify-single-word="false" fo:hyphenation-ladder-count="no-limit" style:vertical-align="auto"/>
      <style:text-properties fo:color="#000000" loext:opacity="100%" fo:font-size="12pt" fo:language="it" fo:country="IT" fo:font-weight="normal" officeooo:rsid="0003b65d" officeooo:paragraph-rsid="0003b65d" style:font-size-asian="12pt" style:font-weight-asian="normal" style:font-size-complex="12pt" style:font-weight-complex="normal" fo:hyphenate="true" fo:hyphenation-remain-char-count="2" fo:hyphenation-push-char-count="2" loext:hyphenation-no-caps="false"/>
    </style:style>
    <style:style style:name="P21" style:family="paragraph" style:parent-style-name="Standard">
      <style:paragraph-properties fo:margin-top="0cm" fo:margin-bottom="0.282cm" style:contextual-spacing="false" fo:line-height="108%" fo:text-align="start" style:justify-single-word="false" fo:hyphenation-ladder-count="no-limit" style:vertical-align="auto"/>
      <style:text-properties fo:color="#000000" loext:opacity="100%" fo:font-size="12pt" fo:language="it" fo:country="IT" fo:font-weight="normal" officeooo:rsid="0003b65d" officeooo:paragraph-rsid="0005b9db" style:font-size-asian="12pt" style:font-weight-asian="normal" style:font-size-complex="12pt" style:font-weight-complex="bold" fo:hyphenate="true" fo:hyphenation-remain-char-count="2" fo:hyphenation-push-char-count="2" loext:hyphenation-no-caps="false"/>
    </style:style>
    <style:style style:name="P22" style:family="paragraph" style:parent-style-name="Standard">
      <style:paragraph-properties fo:margin-top="0cm" fo:margin-bottom="0.282cm" style:contextual-spacing="false" fo:line-height="108%" fo:text-align="start" style:justify-single-word="false" fo:hyphenation-ladder-count="no-limit" style:vertical-align="auto"/>
      <style:text-properties fo:color="#000000" loext:opacity="100%" fo:font-size="16pt" fo:language="it" fo:country="IT" fo:font-weight="bold" officeooo:paragraph-rsid="0003b65d" style:font-size-asian="16pt" style:font-weight-asian="bold" style:font-size-complex="16pt" style:font-weight-complex="bold" fo:hyphenate="true" fo:hyphenation-remain-char-count="2" fo:hyphenation-push-char-count="2" loext:hyphenation-no-caps="false"/>
    </style:style>
    <style:style style:name="P23" style:family="paragraph" style:parent-style-name="Standard_20__28_user_29_">
      <style:paragraph-properties fo:margin-top="0cm" fo:margin-bottom="0.282cm" style:contextual-spacing="false" fo:line-height="108%" fo:text-align="center" style:justify-single-word="false" fo:hyphenation-ladder-count="no-limit" style:vertical-align="auto"/>
      <style:text-properties fo:color="#1c1e7c" loext:opacity="100%" fo:font-size="20pt" fo:language="it" fo:country="IT" fo:font-weight="bold" officeooo:paragraph-rsid="0003b65d" style:font-size-asian="20pt" style:font-weight-asian="bold" style:font-size-complex="20pt" style:font-weight-complex="bold" fo:hyphenate="true" fo:hyphenation-remain-char-count="2" fo:hyphenation-push-char-count="2" loext:hyphenation-no-caps="false"/>
    </style:style>
    <style:style style:name="P24" style:family="paragraph" style:parent-style-name="Standard">
      <style:paragraph-properties fo:margin-left="0.635cm" fo:margin-right="0cm" fo:text-indent="0cm" style:auto-text-indent="false"/>
      <style:text-properties fo:font-weight="bold" officeooo:paragraph-rsid="0005b9db" style:font-weight-asian="bold"/>
    </style:style>
    <style:style style:name="P25" style:family="paragraph" style:parent-style-name="Standard_20__28_user_29_">
      <style:paragraph-properties fo:text-align="center" style:justify-single-word="false"/>
      <style:text-properties fo:color="#1c1e7c" loext:opacity="100%" fo:font-size="20pt" fo:font-weight="bold" officeooo:paragraph-rsid="0003b65d" style:font-size-asian="20pt" style:font-weight-asian="bold" style:font-size-complex="20pt" style:font-weight-complex="bold"/>
    </style:style>
    <style:style style:name="P26" style:family="paragraph" style:parent-style-name="Standard_20__28_user_29_">
      <style:paragraph-properties fo:text-align="center" style:justify-single-word="false"/>
      <style:text-properties fo:color="#1c1e7c" loext:opacity="100%" style:font-name="Liberation Serif" fo:font-size="40pt" fo:language="en" fo:country="GB" fo:font-weight="bold" officeooo:rsid="0003b65d" officeooo:paragraph-rsid="0003b65d" style:letter-kerning="true" style:font-name-asian="SimSun" style:font-size-asian="40pt" style:language-asian="zh" style:country-asian="CN" style:font-weight-asian="bold" style:font-name-complex="Mangal" style:font-size-complex="40pt" style:language-complex="hi" style:country-complex="IN" style:font-weight-complex="bold"/>
    </style:style>
    <style:style style:name="P27" style:family="paragraph" style:parent-style-name="Standard_20__28_user_29_">
      <style:paragraph-properties fo:text-align="center" style:justify-single-word="false"/>
      <style:text-properties fo:color="#1c1e7c" loext:opacity="100%" fo:font-size="40pt" fo:language="en" fo:country="GB" fo:font-weight="bold" officeooo:paragraph-rsid="0003b65d" style:font-size-asian="40pt" style:font-weight-asian="bold" style:font-size-complex="40pt" style:font-weight-complex="bold"/>
    </style:style>
    <style:style style:name="P28" style:family="paragraph" style:parent-style-name="Standard_20__28_user_29_">
      <style:text-properties fo:font-size="16pt" fo:language="en" fo:country="GB" officeooo:paragraph-rsid="0003b65d" style:font-size-asian="16pt" style:font-size-complex="16pt"/>
    </style:style>
    <style:style style:name="P29" style:family="paragraph" style:parent-style-name="Standard_20__28_user_29_">
      <style:text-properties fo:font-size="16pt" fo:language="it" fo:country="IT" officeooo:paragraph-rsid="0003b65d" style:font-size-asian="16pt" style:font-size-complex="16pt"/>
    </style:style>
    <style:style style:name="P30" style:family="paragraph" style:parent-style-name="Standard_20__28_user_29_">
      <style:paragraph-properties fo:break-before="page"/>
      <style:text-properties fo:font-size="16pt" fo:language="en" fo:country="GB" fo:font-weight="bold" officeooo:paragraph-rsid="0003b65d" style:font-size-asian="16pt" style:font-weight-asian="bold" style:font-size-complex="16pt" style:font-weight-complex="bold"/>
    </style:style>
    <style:style style:name="P31" style:family="paragraph" style:parent-style-name="Standard_20__28_user_29_">
      <style:paragraph-properties fo:margin-top="0cm" fo:margin-bottom="0cm" style:contextual-spacing="false" fo:text-align="center" style:justify-single-word="false" fo:orphans="0" fo:widows="0" fo:hyphenation-ladder-count="no-limit"/>
      <style:text-properties fo:font-size="20pt" fo:language="it" fo:country="IT" fo:font-weight="bold" officeooo:paragraph-rsid="0003b65d" style:font-name-asian="SimSun" style:font-size-asian="20pt" style:font-weight-asian="bold" style:font-size-complex="20pt" style:font-weight-complex="bold" fo:hyphenate="false" fo:hyphenation-remain-char-count="2" fo:hyphenation-push-char-count="2" loext:hyphenation-no-caps="false"/>
    </style:style>
    <style:style style:name="P32" style:family="paragraph" style:parent-style-name="Standard_20__28_user_29_">
      <style:paragraph-properties fo:margin-top="0cm" fo:margin-bottom="0cm" style:contextual-spacing="false" fo:text-align="center" style:justify-single-word="false" fo:orphans="0" fo:widows="0" fo:hyphenation-ladder-count="no-limit"/>
      <style:text-properties fo:font-size="16pt" officeooo:rsid="0003b65d" officeooo:paragraph-rsid="0003b65d" style:font-name-asian="SimSun" style:font-size-asian="16pt" fo:hyphenate="false" fo:hyphenation-remain-char-count="2" fo:hyphenation-push-char-count="2" loext:hyphenation-no-caps="false"/>
    </style:style>
    <style:style style:name="P33" style:family="paragraph" style:parent-style-name="Standard_20__28_user_29_">
      <style:paragraph-properties fo:margin-top="0cm" fo:margin-bottom="0cm" style:contextual-spacing="false" fo:text-align="center" style:justify-single-word="false" fo:orphans="0" fo:widows="0" fo:hyphenation-ladder-count="no-limit"/>
      <style:text-properties fo:font-size="16pt" officeooo:rsid="0013c490" officeooo:paragraph-rsid="0013c490" style:font-name-asian="SimSun" style:font-size-asian="16pt" fo:hyphenate="false" fo:hyphenation-remain-char-count="2" fo:hyphenation-push-char-count="2" loext:hyphenation-no-caps="false"/>
    </style:style>
    <style:style style:name="P34" style:family="paragraph" style:parent-style-name="Standard_20__28_user_29_">
      <style:paragraph-properties fo:margin-top="0cm" fo:margin-bottom="0cm" style:contextual-spacing="false" fo:text-align="center" style:justify-single-word="false" fo:orphans="0" fo:widows="0" fo:hyphenation-ladder-count="no-limit"/>
      <style:text-properties fo:font-size="14pt" officeooo:paragraph-rsid="0003b65d" style:font-name-asian="SimSun" style:font-size-asian="14pt" style:font-size-complex="10pt" fo:hyphenate="false" fo:hyphenation-remain-char-count="2" fo:hyphenation-push-char-count="2" loext:hyphenation-no-caps="false"/>
    </style:style>
    <style:style style:name="P35" style:family="paragraph" style:parent-style-name="Standard_20__28_user_29_">
      <style:paragraph-properties fo:margin-top="0cm" fo:margin-bottom="0cm" style:contextual-spacing="false" fo:text-align="center" style:justify-single-word="false" fo:orphans="0" fo:widows="0" fo:hyphenation-ladder-count="no-limit"/>
      <style:text-properties fo:font-size="14pt" officeooo:rsid="0013c490" officeooo:paragraph-rsid="0013c490" style:font-name-asian="SimSun" style:font-size-asian="14pt" style:font-size-complex="10pt" fo:hyphenate="false" fo:hyphenation-remain-char-count="2" fo:hyphenation-push-char-count="2" loext:hyphenation-no-caps="false"/>
    </style:style>
    <style:style style:name="P36" style:family="paragraph" style:parent-style-name="Standard_20__28_user_29_">
      <style:paragraph-properties fo:margin-top="0cm" fo:margin-bottom="0cm" style:contextual-spacing="false" fo:text-align="center" style:justify-single-word="false" fo:orphans="0" fo:widows="0" fo:hyphenation-ladder-count="no-limit"/>
      <style:text-properties fo:language="it" fo:country="IT" officeooo:paragraph-rsid="0003b65d" style:font-name-asian="SimSun" style:font-size-complex="8pt" fo:hyphenate="false" fo:hyphenation-remain-char-count="2" fo:hyphenation-push-char-count="2" loext:hyphenation-no-caps="false"/>
    </style:style>
    <style:style style:name="P37" style:family="paragraph" style:parent-style-name="Standard_20__28_user_29_">
      <style:paragraph-properties fo:margin-top="0cm" fo:margin-bottom="0cm" style:contextual-spacing="false" fo:text-align="center" style:justify-single-word="false" fo:orphans="0" fo:widows="0" fo:hyphenation-ladder-count="no-limit"/>
      <style:text-properties fo:language="it" fo:country="IT" officeooo:paragraph-rsid="0013c490" style:font-name-asian="SimSun" style:font-size-complex="8pt" fo:hyphenate="false" fo:hyphenation-remain-char-count="2" fo:hyphenation-push-char-count="2" loext:hyphenation-no-caps="false"/>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Standard">
      <style:paragraph-properties fo:margin-left="1.27cm" fo:margin-right="0cm" fo:text-indent="0cm" style:auto-text-indent="false"/>
      <style:text-properties officeooo:paragraph-rsid="0003b65d" style:font-weight-complex="bold"/>
    </style:style>
    <style:style style:name="P41" style:family="paragraph" style:parent-style-name="Table_20_Contents">
      <style:text-properties officeooo:rsid="0009b875" officeooo:paragraph-rsid="0009b875"/>
    </style:style>
    <style:style style:name="P42" style:family="paragraph" style:parent-style-name="Table_20_Contents">
      <style:text-properties officeooo:rsid="0009b875" officeooo:paragraph-rsid="000b9210"/>
    </style:style>
    <style:style style:name="P43" style:family="paragraph" style:parent-style-name="Table_20_Contents">
      <style:text-properties officeooo:rsid="0009b875" officeooo:paragraph-rsid="000c34f6"/>
    </style:style>
    <style:style style:name="P44" style:family="paragraph" style:parent-style-name="Table_20_Contents">
      <style:text-properties officeooo:rsid="000b9210" officeooo:paragraph-rsid="000b9210"/>
    </style:style>
    <style:style style:name="P45" style:family="paragraph" style:parent-style-name="Table_20_Contents">
      <style:paragraph-properties fo:text-align="center" style:justify-single-word="false"/>
      <style:text-properties officeooo:rsid="000c34f6" officeooo:paragraph-rsid="000c34f6"/>
    </style:style>
    <style:style style:name="P46" style:family="paragraph" style:parent-style-name="Table_20_Contents">
      <style:text-properties officeooo:rsid="000c34f6" officeooo:paragraph-rsid="000c34f6"/>
    </style:style>
    <style:style style:name="P47" style:family="paragraph" style:parent-style-name="Table_20_Contents">
      <style:text-properties officeooo:rsid="000d8e76" officeooo:paragraph-rsid="000d8e76"/>
    </style:style>
    <style:style style:name="P48" style:family="paragraph" style:parent-style-name="Table_20_Contents">
      <style:text-properties officeooo:rsid="000d8e76" officeooo:paragraph-rsid="0019da29"/>
    </style:style>
    <style:style style:name="P49" style:family="paragraph" style:parent-style-name="Table_20_Contents">
      <style:text-properties officeooo:paragraph-rsid="000d8e76"/>
    </style:style>
    <style:style style:name="P50" style:family="paragraph" style:parent-style-name="Table_20_Contents">
      <style:text-properties officeooo:paragraph-rsid="000db91f"/>
    </style:style>
    <style:style style:name="P51" style:family="paragraph" style:parent-style-name="Table_20_Contents">
      <style:paragraph-properties fo:text-align="center" style:justify-single-word="false"/>
      <style:text-properties officeooo:rsid="000db91f" officeooo:paragraph-rsid="000db91f"/>
    </style:style>
    <style:style style:name="P52" style:family="paragraph" style:parent-style-name="Table_20_Contents">
      <style:paragraph-properties fo:text-align="center" style:justify-single-word="false"/>
      <style:text-properties officeooo:rsid="000db91f" officeooo:paragraph-rsid="00120069"/>
    </style:style>
    <style:style style:name="P53" style:family="paragraph" style:parent-style-name="Table_20_Contents">
      <style:paragraph-properties fo:text-align="center" style:justify-single-word="false"/>
      <style:text-properties officeooo:rsid="000db91f" officeooo:paragraph-rsid="0013c490"/>
    </style:style>
    <style:style style:name="P54" style:family="paragraph" style:parent-style-name="Table_20_Contents">
      <style:paragraph-properties fo:text-align="center" style:justify-single-word="false"/>
      <style:text-properties officeooo:rsid="000db91f" officeooo:paragraph-rsid="00150250"/>
    </style:style>
    <style:style style:name="P55" style:family="paragraph" style:parent-style-name="Table_20_Contents">
      <style:paragraph-properties fo:text-align="center" style:justify-single-word="false"/>
      <style:text-properties officeooo:rsid="000db91f" officeooo:paragraph-rsid="0017e165"/>
    </style:style>
    <style:style style:name="P56" style:family="paragraph" style:parent-style-name="Table_20_Contents">
      <style:paragraph-properties fo:text-align="center" style:justify-single-word="false"/>
      <style:text-properties officeooo:rsid="000db91f" officeooo:paragraph-rsid="001875bb"/>
    </style:style>
    <style:style style:name="P57" style:family="paragraph" style:parent-style-name="Table_20_Contents">
      <style:paragraph-properties fo:text-align="center" style:justify-single-word="false"/>
      <style:text-properties officeooo:rsid="000db91f" officeooo:paragraph-rsid="0019da29"/>
    </style:style>
    <style:style style:name="P58" style:family="paragraph" style:parent-style-name="Table_20_Contents">
      <style:paragraph-properties fo:text-align="center" style:justify-single-word="false"/>
      <style:text-properties officeooo:rsid="000db91f" officeooo:paragraph-rsid="001a45de"/>
    </style:style>
    <style:style style:name="P59" style:family="paragraph" style:parent-style-name="Table_20_Contents">
      <style:paragraph-properties fo:text-align="center" style:justify-single-word="false"/>
      <style:text-properties officeooo:rsid="000e72eb" officeooo:paragraph-rsid="000e72eb"/>
    </style:style>
    <style:style style:name="P60" style:family="paragraph" style:parent-style-name="Table_20_Contents">
      <style:paragraph-properties fo:text-align="center" style:justify-single-word="false"/>
      <style:text-properties officeooo:rsid="000e72eb" officeooo:paragraph-rsid="00120069"/>
    </style:style>
    <style:style style:name="P61" style:family="paragraph" style:parent-style-name="Table_20_Contents">
      <style:paragraph-properties fo:text-align="center" style:justify-single-word="false"/>
      <style:text-properties officeooo:rsid="000e72eb" officeooo:paragraph-rsid="0013c490"/>
    </style:style>
    <style:style style:name="P62" style:family="paragraph" style:parent-style-name="Table_20_Contents">
      <style:paragraph-properties fo:text-align="center" style:justify-single-word="false"/>
      <style:text-properties officeooo:rsid="000e72eb" officeooo:paragraph-rsid="00150250"/>
    </style:style>
    <style:style style:name="P63" style:family="paragraph" style:parent-style-name="Table_20_Contents">
      <style:paragraph-properties fo:text-align="center" style:justify-single-word="false"/>
      <style:text-properties officeooo:rsid="000e72eb" officeooo:paragraph-rsid="0017e165"/>
    </style:style>
    <style:style style:name="P64" style:family="paragraph" style:parent-style-name="Table_20_Contents">
      <style:paragraph-properties fo:text-align="center" style:justify-single-word="false"/>
      <style:text-properties officeooo:rsid="000e72eb" officeooo:paragraph-rsid="001875bb"/>
    </style:style>
    <style:style style:name="P65" style:family="paragraph" style:parent-style-name="Table_20_Contents">
      <style:paragraph-properties fo:text-align="center" style:justify-single-word="false"/>
      <style:text-properties officeooo:rsid="000e72eb" officeooo:paragraph-rsid="0019da29"/>
    </style:style>
    <style:style style:name="P66" style:family="paragraph" style:parent-style-name="Table_20_Contents">
      <style:paragraph-properties fo:text-align="center" style:justify-single-word="false"/>
      <style:text-properties officeooo:rsid="000e72eb" officeooo:paragraph-rsid="001a45de"/>
    </style:style>
    <style:style style:name="P67" style:family="paragraph" style:parent-style-name="Table_20_Contents">
      <style:text-properties officeooo:paragraph-rsid="001056e2"/>
    </style:style>
    <style:style style:name="P68" style:family="paragraph" style:parent-style-name="Table_20_Contents">
      <style:paragraph-properties fo:text-align="center" style:justify-single-word="false"/>
      <style:text-properties officeooo:rsid="00120069" officeooo:paragraph-rsid="00120069"/>
    </style:style>
    <style:style style:name="P69" style:family="paragraph" style:parent-style-name="Table_20_Contents">
      <style:paragraph-properties fo:text-align="center" style:justify-single-word="false"/>
      <style:text-properties officeooo:rsid="0013c490" officeooo:paragraph-rsid="0013c490"/>
    </style:style>
    <style:style style:name="P70" style:family="paragraph" style:parent-style-name="Table_20_Contents">
      <style:text-properties officeooo:paragraph-rsid="0013c490"/>
    </style:style>
    <style:style style:name="P71" style:family="paragraph" style:parent-style-name="Table_20_Contents">
      <style:paragraph-properties fo:text-align="center" style:justify-single-word="false"/>
      <style:text-properties officeooo:paragraph-rsid="0013c490"/>
    </style:style>
    <style:style style:name="P72" style:family="paragraph" style:parent-style-name="Table_20_Contents">
      <style:paragraph-properties fo:text-align="center" style:justify-single-word="false"/>
      <style:text-properties officeooo:paragraph-rsid="00150250"/>
    </style:style>
    <style:style style:name="P73" style:family="paragraph" style:parent-style-name="Table_20_Contents">
      <style:paragraph-properties fo:text-align="center" style:justify-single-word="false"/>
      <style:text-properties officeooo:paragraph-rsid="0017e165"/>
    </style:style>
    <style:style style:name="P74" style:family="paragraph" style:parent-style-name="Table_20_Contents">
      <style:paragraph-properties fo:text-align="center" style:justify-single-word="false"/>
      <style:text-properties officeooo:paragraph-rsid="001875bb"/>
    </style:style>
    <style:style style:name="P75" style:family="paragraph" style:parent-style-name="Table_20_Contents">
      <style:paragraph-properties fo:text-align="center" style:justify-single-word="false"/>
      <style:text-properties officeooo:paragraph-rsid="0019da29"/>
    </style:style>
    <style:style style:name="P76" style:family="paragraph" style:parent-style-name="Table_20_Contents">
      <style:paragraph-properties fo:text-align="center" style:justify-single-word="false"/>
      <style:text-properties officeooo:paragraph-rsid="001a45de"/>
    </style:style>
    <style:style style:name="P77" style:family="paragraph" style:parent-style-name="Table_20_Contents">
      <style:text-properties officeooo:paragraph-rsid="00150250"/>
    </style:style>
    <style:style style:name="P78" style:family="paragraph" style:parent-style-name="Table_20_Contents">
      <style:paragraph-properties fo:text-align="center" style:justify-single-word="false"/>
      <style:text-properties officeooo:rsid="00150250" officeooo:paragraph-rsid="00150250"/>
    </style:style>
    <style:style style:name="P79" style:family="paragraph" style:parent-style-name="Table_20_Contents">
      <style:paragraph-properties fo:text-align="center" style:justify-single-word="false"/>
      <style:text-properties officeooo:rsid="00150250" officeooo:paragraph-rsid="001875bb"/>
    </style:style>
    <style:style style:name="P80" style:family="paragraph" style:parent-style-name="Table_20_Contents">
      <style:text-properties officeooo:paragraph-rsid="00165225"/>
    </style:style>
    <style:style style:name="P81" style:family="paragraph" style:parent-style-name="Table_20_Contents">
      <style:text-properties officeooo:paragraph-rsid="0017e165"/>
    </style:style>
    <style:style style:name="P82" style:family="paragraph" style:parent-style-name="Table_20_Contents">
      <style:paragraph-properties fo:text-align="center" style:justify-single-word="false"/>
      <style:text-properties officeooo:rsid="0017e165" officeooo:paragraph-rsid="0017e165"/>
    </style:style>
    <style:style style:name="P83" style:family="paragraph" style:parent-style-name="Table_20_Contents">
      <style:paragraph-properties fo:text-align="center" style:justify-single-word="false"/>
      <style:text-properties officeooo:rsid="0017e165" officeooo:paragraph-rsid="001a45de"/>
    </style:style>
    <style:style style:name="P84" style:family="paragraph" style:parent-style-name="Table_20_Contents">
      <style:text-properties officeooo:paragraph-rsid="001875bb"/>
    </style:style>
    <style:style style:name="P85" style:family="paragraph" style:parent-style-name="Table_20_Contents">
      <style:text-properties officeooo:paragraph-rsid="0018ac61"/>
    </style:style>
    <style:style style:name="P86" style:family="paragraph" style:parent-style-name="Table_20_Contents">
      <style:paragraph-properties fo:text-align="center" style:justify-single-word="false"/>
      <style:text-properties officeooo:rsid="0019da29" officeooo:paragraph-rsid="0019da29"/>
    </style:style>
    <style:style style:name="P87" style:family="paragraph" style:parent-style-name="Table_20_Contents">
      <style:text-properties officeooo:paragraph-rsid="0019da29"/>
    </style:style>
    <style:style style:name="P88" style:family="paragraph" style:parent-style-name="Table_20_Contents">
      <style:text-properties officeooo:paragraph-rsid="001a45de"/>
    </style:style>
    <style:style style:name="P89" style:family="paragraph" style:parent-style-name="Table_20_Contents">
      <style:paragraph-properties fo:text-align="center" style:justify-single-word="false"/>
      <style:text-properties officeooo:rsid="001a45de" officeooo:paragraph-rsid="001a45de"/>
    </style:style>
    <style:style style:name="P90" style:family="paragraph" style:parent-style-name="Text_20_body">
      <style:text-properties officeooo:paragraph-rsid="000b9210"/>
    </style:style>
    <style:style style:name="P91" style:family="paragraph" style:parent-style-name="Text_20_body">
      <style:text-properties officeooo:paragraph-rsid="001056e2"/>
    </style:style>
    <style:style style:name="P92" style:family="paragraph" style:parent-style-name="Text_20_body">
      <style:text-properties officeooo:paragraph-rsid="0013c490"/>
    </style:style>
    <style:style style:name="P93" style:family="paragraph" style:parent-style-name="Text_20_body">
      <style:text-properties officeooo:paragraph-rsid="00150250"/>
    </style:style>
    <style:style style:name="P94" style:family="paragraph" style:parent-style-name="Text_20_body">
      <style:text-properties officeooo:paragraph-rsid="0017e165"/>
    </style:style>
    <style:style style:name="P95" style:family="paragraph" style:parent-style-name="Text_20_body">
      <style:text-properties officeooo:paragraph-rsid="001875bb"/>
    </style:style>
    <style:style style:name="P96" style:family="paragraph" style:parent-style-name="Text_20_body">
      <style:text-properties officeooo:paragraph-rsid="0019da29"/>
    </style:style>
    <style:style style:name="P97" style:family="paragraph" style:parent-style-name="Text_20_body">
      <style:text-properties officeooo:paragraph-rsid="001a45de"/>
    </style:style>
    <style:style style:name="P98" style:family="paragraph" style:parent-style-name="Contents_20_3">
      <style:paragraph-properties>
        <style:tab-stops>
          <style:tab-stop style:position="16.002cm" style:type="right" style:leader-style="dotted" style:leader-text="."/>
        </style:tab-stops>
      </style:paragraph-properties>
    </style:style>
    <style:style style:name="P99" style:family="paragraph" style:parent-style-name="Standard_20__28_user_29_" style:master-page-name="Standard">
      <style:paragraph-properties fo:text-align="center" style:justify-single-word="false" style:page-number="auto"/>
      <style:text-properties fo:color="#1c1e7c" loext:opacity="100%" fo:font-size="20pt" fo:font-weight="bold" officeooo:paragraph-rsid="0003b65d" style:font-size-asian="20pt" style:font-weight-asian="bold" style:font-size-complex="20pt" style:font-weight-complex="bold"/>
    </style:style>
    <style:style style:name="P100" style:family="paragraph" style:parent-style-name="Heading_20_1" style:master-page-name="Converti_20_4">
      <style:paragraph-properties style:page-number="auto"/>
    </style:style>
    <style:style style:name="P101" style:family="paragraph" style:parent-style-name="Heading_20_2">
      <style:text-properties fo:font-size="12pt" officeooo:paragraph-rsid="000d8e76" style:font-size-asian="10.5pt" style:font-size-complex="12pt"/>
    </style:style>
    <style:style style:name="P102" style:family="paragraph" style:parent-style-name="Heading_20_2">
      <style:text-properties officeooo:paragraph-rsid="000c34f6"/>
    </style:style>
    <style:style style:name="P103" style:family="paragraph" style:parent-style-name="Heading_20_2">
      <style:text-properties officeooo:paragraph-rsid="000896bb"/>
    </style:style>
    <style:style style:name="P104" style:family="paragraph" style:parent-style-name="Heading_20_2">
      <style:text-properties officeooo:paragraph-rsid="00100920"/>
    </style:style>
    <style:style style:name="P105" style:family="paragraph" style:parent-style-name="Heading_20_2">
      <style:text-properties officeooo:paragraph-rsid="0017e165"/>
    </style:style>
    <style:style style:name="P106" style:family="paragraph" style:parent-style-name="Heading_20_2">
      <style:text-properties officeooo:paragraph-rsid="001875bb"/>
    </style:style>
    <style:style style:name="P107" style:family="paragraph" style:parent-style-name="Heading_20_2" style:list-style-name="">
      <style:text-properties style:font-name="Liberation Sans" fo:font-size="16.1000003814697pt" fo:font-weight="bold" officeooo:rsid="000896bb" officeooo:paragraph-rsid="0019da29" style:font-name-asian="Microsoft YaHei" style:font-size-asian="16.1000003814697pt" style:font-weight-asian="bold" style:font-name-complex="Mangal" style:font-size-complex="16.1000003814697pt" style:font-weight-complex="bold"/>
    </style:style>
    <style:style style:name="P108" style:family="paragraph" style:parent-style-name="Heading_20_2">
      <style:paragraph-properties fo:break-before="page"/>
      <style:text-properties officeooo:paragraph-rsid="00150250"/>
    </style:style>
    <style:style style:name="P109" style:family="paragraph" style:parent-style-name="Heading_20_2">
      <style:paragraph-properties fo:break-before="page"/>
      <style:text-properties style:font-name="Liberation Sans" fo:font-size="16.1000003814697pt" fo:font-weight="bold" officeooo:rsid="000896bb" officeooo:paragraph-rsid="0019da29" style:font-name-asian="Microsoft YaHei" style:font-size-asian="16.1000003814697pt" style:font-weight-asian="bold" style:font-name-complex="Mangal" style:font-size-complex="16.1000003814697pt" style:font-weight-complex="bold"/>
    </style:style>
    <style:style style:name="P110" style:family="paragraph" style:parent-style-name="Heading_20_3">
      <style:text-properties officeooo:paragraph-rsid="000b9210"/>
    </style:style>
    <style:style style:name="P111" style:family="paragraph" style:parent-style-name="Heading_20_3">
      <style:text-properties officeooo:paragraph-rsid="001056e2"/>
    </style:style>
    <style:style style:name="P112" style:family="paragraph" style:parent-style-name="Heading_20_3">
      <style:text-properties officeooo:paragraph-rsid="0013c490"/>
    </style:style>
    <style:style style:name="P113" style:family="paragraph" style:parent-style-name="Heading_20_3">
      <style:text-properties officeooo:paragraph-rsid="0008e202"/>
    </style:style>
    <style:style style:name="P114" style:family="paragraph" style:parent-style-name="Heading_20_3">
      <style:text-properties officeooo:paragraph-rsid="00150250"/>
    </style:style>
    <style:style style:name="P115" style:family="paragraph" style:parent-style-name="Heading_20_3" style:list-style-name="">
      <style:text-properties officeooo:paragraph-rsid="00150250"/>
    </style:style>
    <style:style style:name="P116" style:family="paragraph" style:parent-style-name="Heading_20_3" style:list-style-name="">
      <style:text-properties officeooo:paragraph-rsid="0019da29"/>
    </style:style>
    <style:style style:name="P117" style:family="paragraph" style:parent-style-name="Heading_20_3">
      <style:text-properties officeooo:paragraph-rsid="00165225"/>
    </style:style>
    <style:style style:name="P118" style:family="paragraph" style:parent-style-name="Heading_20_3">
      <style:text-properties officeooo:paragraph-rsid="0019da29"/>
    </style:style>
    <style:style style:name="P119" style:family="paragraph" style:parent-style-name="Heading_20_3">
      <style:text-properties officeooo:paragraph-rsid="0018ac61"/>
    </style:style>
    <style:style style:name="P120" style:family="paragraph" style:parent-style-name="Heading_20_3">
      <style:text-properties officeooo:paragraph-rsid="001a45de"/>
    </style:style>
    <style:style style:name="P121" style:family="paragraph" style:parent-style-name="Heading_20_3">
      <style:paragraph-properties fo:break-before="page"/>
      <style:text-properties officeooo:paragraph-rsid="00150250"/>
    </style:style>
    <style:style style:name="P122" style:family="paragraph" style:parent-style-name="Heading_20_3">
      <style:paragraph-properties fo:break-before="page"/>
      <style:text-properties officeooo:paragraph-rsid="0019da29"/>
    </style:style>
    <style:style style:name="P123" style:family="paragraph" style:parent-style-name="Standard" style:list-style-name="WW8Num12">
      <style:text-properties officeooo:paragraph-rsid="0005b9db"/>
    </style:style>
    <style:style style:name="P124" style:family="paragraph" style:parent-style-name="Standard" style:list-style-name="WW8Num12">
      <style:text-properties fo:font-weight="bold" officeooo:paragraph-rsid="0003b65d" style:font-weight-asian="bold"/>
    </style:style>
    <style:style style:name="P125" style:family="paragraph" style:parent-style-name="Standard" style:list-style-name="WW8Num16">
      <style:text-properties officeooo:paragraph-rsid="0005b9db"/>
    </style:style>
    <style:style style:name="P126" style:family="paragraph" style:parent-style-name="Standard" style:list-style-name="L1">
      <style:paragraph-properties fo:margin-top="0cm" fo:margin-bottom="0.282cm" style:contextual-spacing="false" fo:line-height="108%" fo:text-align="start" style:justify-single-word="false" fo:hyphenation-ladder-count="no-limit" style:vertical-align="auto"/>
      <style:text-properties fo:color="#000000" loext:opacity="100%" fo:font-size="12pt" fo:language="it" fo:country="IT" fo:font-weight="bold" officeooo:rsid="0003b65d" officeooo:paragraph-rsid="0003b65d" style:font-size-asian="12pt" style:font-weight-asian="bold" style:font-size-complex="12pt" style:font-weight-complex="normal" fo:hyphenate="true" fo:hyphenation-remain-char-count="2" fo:hyphenation-push-char-count="2" loext:hyphenation-no-caps="false"/>
    </style:style>
    <style:style style:name="P127" style:family="paragraph" style:parent-style-name="Standard" style:list-style-name="L1">
      <style:paragraph-properties fo:margin-top="0cm" fo:margin-bottom="0.282cm" style:contextual-spacing="false" fo:line-height="108%" fo:text-align="start" style:justify-single-word="false" fo:hyphenation-ladder-count="no-limit" style:vertical-align="auto"/>
      <style:text-properties fo:color="#000000" loext:opacity="100%" fo:font-size="12pt" fo:language="it" fo:country="IT" fo:font-weight="normal" officeooo:rsid="0003b65d" officeooo:paragraph-rsid="0003b65d" style:font-size-asian="12pt" style:font-weight-asian="normal" style:font-size-complex="12pt" style:font-weight-complex="normal" fo:hyphenate="true" fo:hyphenation-remain-char-count="2" fo:hyphenation-push-char-count="2" loext:hyphenation-no-caps="false"/>
    </style:style>
    <style:style style:name="P128" style:family="paragraph" style:parent-style-name="Standard" style:list-style-name="L1">
      <style:paragraph-properties fo:margin-top="0cm" fo:margin-bottom="0.282cm" style:contextual-spacing="false" fo:line-height="108%" fo:text-align="start" style:justify-single-word="false" fo:hyphenation-ladder-count="no-limit" style:vertical-align="auto"/>
      <style:text-properties fo:color="#000000" loext:opacity="100%" fo:font-size="12pt" fo:language="it" fo:country="IT" fo:font-weight="normal" officeooo:rsid="0003b65d" officeooo:paragraph-rsid="001f4697" style:font-size-asian="12pt" style:font-weight-asian="normal" style:font-size-complex="12pt" style:font-weight-complex="normal" fo:hyphenate="true" fo:hyphenation-remain-char-count="2" fo:hyphenation-push-char-count="2" loext:hyphenation-no-caps="false"/>
    </style:style>
    <style:style style:name="P129" style:family="paragraph" style:parent-style-name="Table_20_Contents" style:list-style-name="L2">
      <style:text-properties officeooo:rsid="000b9210" officeooo:paragraph-rsid="000b9210"/>
    </style:style>
    <style:style style:name="P130" style:family="paragraph" style:parent-style-name="Table_20_Contents" style:list-style-name="L3">
      <style:text-properties officeooo:rsid="000b9210" officeooo:paragraph-rsid="000b9210"/>
    </style:style>
    <style:style style:name="P131" style:family="paragraph" style:parent-style-name="Table_20_Contents" style:list-style-name="L4">
      <style:text-properties officeooo:rsid="000c34f6" officeooo:paragraph-rsid="000c34f6"/>
    </style:style>
    <style:style style:name="P132" style:family="paragraph" style:parent-style-name="Table_20_Contents" style:list-style-name="L5">
      <style:text-properties officeooo:rsid="000d8e76" officeooo:paragraph-rsid="000d8e76"/>
    </style:style>
    <style:style style:name="P133" style:family="paragraph" style:parent-style-name="Table_20_Contents" style:list-style-name="L7">
      <style:text-properties officeooo:rsid="000d8e76" officeooo:paragraph-rsid="000d8e76"/>
    </style:style>
    <style:style style:name="P134" style:family="paragraph" style:parent-style-name="Table_20_Contents" style:list-style-name="L44">
      <style:text-properties officeooo:rsid="000d8e76" officeooo:paragraph-rsid="0019da29"/>
    </style:style>
    <style:style style:name="P135" style:family="paragraph" style:parent-style-name="Table_20_Contents" style:list-style-name="L6">
      <style:text-properties officeooo:paragraph-rsid="000d8e76"/>
    </style:style>
    <style:style style:name="P136" style:family="paragraph" style:parent-style-name="Table_20_Contents" style:list-style-name="L8">
      <style:text-properties officeooo:paragraph-rsid="000d8e76"/>
    </style:style>
    <style:style style:name="P137" style:family="paragraph" style:parent-style-name="Table_20_Contents" style:list-style-name="L9">
      <style:text-properties officeooo:paragraph-rsid="000e72eb"/>
    </style:style>
    <style:style style:name="P138" style:family="paragraph" style:parent-style-name="Table_20_Contents" style:list-style-name="L10">
      <style:text-properties officeooo:rsid="000db91f" officeooo:paragraph-rsid="000db91f"/>
    </style:style>
    <style:style style:name="P139" style:family="paragraph" style:parent-style-name="Table_20_Contents" style:list-style-name="L11">
      <style:text-properties officeooo:paragraph-rsid="001056e2"/>
    </style:style>
    <style:style style:name="P140" style:family="paragraph" style:parent-style-name="Table_20_Contents" style:list-style-name="L12">
      <style:text-properties officeooo:paragraph-rsid="001056e2"/>
    </style:style>
    <style:style style:name="P141" style:family="paragraph" style:parent-style-name="Table_20_Contents" style:list-style-name="L13">
      <style:text-properties officeooo:paragraph-rsid="001056e2"/>
    </style:style>
    <style:style style:name="P142" style:family="paragraph" style:parent-style-name="Table_20_Contents" style:list-style-name="L14">
      <style:text-properties officeooo:paragraph-rsid="001056e2"/>
    </style:style>
    <style:style style:name="P143" style:family="paragraph" style:parent-style-name="Table_20_Contents" style:list-style-name="L15">
      <style:text-properties officeooo:paragraph-rsid="001056e2"/>
    </style:style>
    <style:style style:name="P144" style:family="paragraph" style:parent-style-name="Table_20_Contents" style:list-style-name="L16">
      <style:text-properties officeooo:paragraph-rsid="001056e2"/>
    </style:style>
    <style:style style:name="P145" style:family="paragraph" style:parent-style-name="Table_20_Contents" style:list-style-name="L17">
      <style:text-properties officeooo:paragraph-rsid="0011fad5"/>
    </style:style>
    <style:style style:name="P146" style:family="paragraph" style:parent-style-name="Table_20_Contents" style:list-style-name="L18">
      <style:text-properties officeooo:paragraph-rsid="001056e2"/>
    </style:style>
    <style:style style:name="P147" style:family="paragraph" style:parent-style-name="Table_20_Contents" style:list-style-name="L19">
      <style:text-properties officeooo:paragraph-rsid="0013c490"/>
    </style:style>
    <style:style style:name="P148" style:family="paragraph" style:parent-style-name="Table_20_Contents" style:list-style-name="L20">
      <style:text-properties officeooo:paragraph-rsid="0013c490"/>
    </style:style>
    <style:style style:name="P149" style:family="paragraph" style:parent-style-name="Table_20_Contents" style:list-style-name="L21">
      <style:text-properties officeooo:paragraph-rsid="0013c490"/>
    </style:style>
    <style:style style:name="P150" style:family="paragraph" style:parent-style-name="Table_20_Contents" style:list-style-name="L22">
      <style:text-properties officeooo:paragraph-rsid="0013c490"/>
    </style:style>
    <style:style style:name="P151" style:family="paragraph" style:parent-style-name="Table_20_Contents" style:list-style-name="L23">
      <style:text-properties officeooo:paragraph-rsid="0013c490"/>
    </style:style>
    <style:style style:name="P152" style:family="paragraph" style:parent-style-name="Table_20_Contents" style:list-style-name="L24">
      <style:text-properties officeooo:paragraph-rsid="0013c490"/>
    </style:style>
    <style:style style:name="P153" style:family="paragraph" style:parent-style-name="Table_20_Contents" style:list-style-name="L25">
      <style:text-properties officeooo:paragraph-rsid="0013c490"/>
    </style:style>
    <style:style style:name="P154" style:family="paragraph" style:parent-style-name="Table_20_Contents" style:list-style-name="L26">
      <style:text-properties officeooo:paragraph-rsid="00150250"/>
    </style:style>
    <style:style style:name="P155" style:family="paragraph" style:parent-style-name="Table_20_Contents" style:list-style-name="L27">
      <style:text-properties officeooo:paragraph-rsid="00150250"/>
    </style:style>
    <style:style style:name="P156" style:family="paragraph" style:parent-style-name="Table_20_Contents" style:list-style-name="L28">
      <style:text-properties officeooo:paragraph-rsid="00150250"/>
    </style:style>
    <style:style style:name="P157" style:family="paragraph" style:parent-style-name="Table_20_Contents" style:list-style-name="L29">
      <style:text-properties officeooo:paragraph-rsid="00150250"/>
    </style:style>
    <style:style style:name="P158" style:family="paragraph" style:parent-style-name="Table_20_Contents" style:list-style-name="L30">
      <style:text-properties officeooo:paragraph-rsid="00150250"/>
    </style:style>
    <style:style style:name="P159" style:family="paragraph" style:parent-style-name="Table_20_Contents" style:list-style-name="L31">
      <style:text-properties officeooo:paragraph-rsid="00165225"/>
    </style:style>
    <style:style style:name="P160" style:family="paragraph" style:parent-style-name="Table_20_Contents" style:list-style-name="L32">
      <style:text-properties officeooo:paragraph-rsid="001a45de"/>
    </style:style>
    <style:style style:name="P161" style:family="paragraph" style:parent-style-name="Table_20_Contents" style:list-style-name="L33">
      <style:text-properties officeooo:paragraph-rsid="001875bb"/>
    </style:style>
    <style:style style:name="P162" style:family="paragraph" style:parent-style-name="Table_20_Contents" style:list-style-name="L34">
      <style:text-properties officeooo:paragraph-rsid="001875bb"/>
    </style:style>
    <style:style style:name="P163" style:family="paragraph" style:parent-style-name="Table_20_Contents" style:list-style-name="L35">
      <style:text-properties officeooo:paragraph-rsid="001875bb"/>
    </style:style>
    <style:style style:name="P164" style:family="paragraph" style:parent-style-name="Table_20_Contents" style:list-style-name="L36">
      <style:text-properties officeooo:paragraph-rsid="001875bb"/>
    </style:style>
    <style:style style:name="P165" style:family="paragraph" style:parent-style-name="Table_20_Contents" style:list-style-name="L37">
      <style:text-properties officeooo:paragraph-rsid="0018ac61"/>
    </style:style>
    <style:style style:name="P166" style:family="paragraph" style:parent-style-name="Table_20_Contents" style:list-style-name="L38">
      <style:text-properties officeooo:paragraph-rsid="0018ac61"/>
    </style:style>
    <style:style style:name="P167" style:family="paragraph" style:parent-style-name="Table_20_Contents" style:list-style-name="L39">
      <style:text-properties officeooo:paragraph-rsid="0019da29"/>
    </style:style>
    <style:style style:name="P168" style:family="paragraph" style:parent-style-name="Table_20_Contents" style:list-style-name="L40">
      <style:text-properties officeooo:paragraph-rsid="0019da29"/>
    </style:style>
    <style:style style:name="P169" style:family="paragraph" style:parent-style-name="Table_20_Contents" style:list-style-name="L41">
      <style:text-properties officeooo:paragraph-rsid="0019da29"/>
    </style:style>
    <style:style style:name="P170" style:family="paragraph" style:parent-style-name="Table_20_Contents" style:list-style-name="L42">
      <style:text-properties officeooo:paragraph-rsid="0019da29"/>
    </style:style>
    <style:style style:name="P171" style:family="paragraph" style:parent-style-name="Table_20_Contents" style:list-style-name="L42">
      <style:text-properties officeooo:rsid="0019da29" officeooo:paragraph-rsid="0019da29"/>
    </style:style>
    <style:style style:name="P172" style:family="paragraph" style:parent-style-name="Table_20_Contents" style:list-style-name="L43">
      <style:text-properties officeooo:paragraph-rsid="0019da29"/>
    </style:style>
    <style:style style:name="P173" style:family="paragraph" style:parent-style-name="Table_20_Contents" style:list-style-name="L45">
      <style:text-properties officeooo:paragraph-rsid="0019da29"/>
    </style:style>
    <style:style style:name="P174" style:family="paragraph" style:parent-style-name="Table_20_Contents" style:list-style-name="L46">
      <style:text-properties officeooo:paragraph-rsid="001a45de"/>
    </style:style>
    <style:style style:name="P175" style:family="paragraph" style:parent-style-name="Table_20_Contents" style:list-style-name="L47">
      <style:text-properties officeooo:paragraph-rsid="001a45de"/>
    </style:style>
    <style:style style:name="P176" style:family="paragraph" style:parent-style-name="Table_20_Contents" style:list-style-name="L48">
      <style:text-properties officeooo:paragraph-rsid="001a45de"/>
    </style:style>
    <style:style style:name="T1" style:family="text">
      <style:text-properties style:font-weight-complex="bold"/>
    </style:style>
    <style:style style:name="T2" style:family="text">
      <style:text-properties officeooo:rsid="0003b65d" style:font-weight-complex="bold"/>
    </style:style>
    <style:style style:name="T3" style:family="text">
      <style:text-properties fo:font-weight="bold" style:font-weight-asian="bold"/>
    </style:style>
    <style:style style:name="T4" style:family="text">
      <style:text-properties fo:background-color="#ffffff" loext:char-shading-value="0"/>
    </style:style>
    <style:style style:name="T5" style:family="text">
      <style:text-properties officeooo:rsid="0005b9db" fo:background-color="#ffffff" loext:char-shading-value="0"/>
    </style:style>
    <style:style style:name="T6" style:family="text">
      <style:text-properties officeooo:rsid="000896bb"/>
    </style:style>
    <style:style style:name="T7" style:family="text">
      <style:text-properties style:font-name="Liberation Sans" fo:font-size="16.1000003814697pt" fo:font-weight="bold" officeooo:rsid="000896bb" style:font-name-asian="Microsoft YaHei" style:font-size-asian="16.1000003814697pt" style:font-weight-asian="bold" style:font-name-complex="Mangal" style:font-size-complex="16.1000003814697pt" style:font-weight-complex="bold"/>
    </style:style>
    <style:style style:name="T8" style:family="text">
      <style:text-properties style:font-name="Liberation Sans" fo:font-size="14.1000003814697pt" fo:font-weight="bold" officeooo:rsid="00150250" style:font-name-asian="Microsoft YaHei" style:font-size-asian="14.1000003814697pt" style:font-weight-asian="bold" style:font-name-complex="Mangal" style:font-size-complex="14.1000003814697pt" style:font-weight-complex="bold"/>
    </style:style>
    <style:style style:name="T9" style:family="text">
      <style:text-properties officeooo:rsid="0008e202"/>
    </style:style>
    <style:style style:name="T10" style:family="text">
      <style:text-properties officeooo:rsid="0009b875"/>
    </style:style>
    <style:style style:name="T11" style:family="text">
      <style:text-properties officeooo:rsid="000b9210"/>
    </style:style>
    <style:style style:name="T12" style:family="text">
      <style:text-properties officeooo:rsid="000c34f6"/>
    </style:style>
    <style:style style:name="T13" style:family="text">
      <style:text-properties officeooo:rsid="000d8e76"/>
    </style:style>
    <style:style style:name="T14" style:family="text">
      <style:text-properties officeooo:rsid="000db91f"/>
    </style:style>
    <style:style style:name="T15" style:family="text">
      <style:text-properties officeooo:rsid="001056e2"/>
    </style:style>
    <style:style style:name="T16" style:family="text">
      <style:text-properties officeooo:rsid="0011fad5"/>
    </style:style>
    <style:style style:name="T17" style:family="text">
      <style:text-properties officeooo:rsid="00120069"/>
    </style:style>
    <style:style style:name="T18" style:family="text">
      <style:text-properties officeooo:rsid="0013c490"/>
    </style:style>
    <style:style style:name="T19" style:family="text">
      <style:text-properties officeooo:rsid="000e72eb"/>
    </style:style>
    <style:style style:name="T20" style:family="text">
      <style:text-properties officeooo:rsid="00150250"/>
    </style:style>
    <style:style style:name="T21" style:family="text">
      <style:text-properties officeooo:rsid="00165225"/>
    </style:style>
    <style:style style:name="T22" style:family="text">
      <style:text-properties officeooo:rsid="0017e165"/>
    </style:style>
    <style:style style:name="T23" style:family="text">
      <style:text-properties officeooo:rsid="001875bb"/>
    </style:style>
    <style:style style:name="T24" style:family="text">
      <style:text-properties officeooo:rsid="0018ac61"/>
    </style:style>
    <style:style style:name="T25" style:family="text">
      <style:text-properties officeooo:rsid="0019da29"/>
    </style:style>
    <style:style style:name="T26" style:family="text">
      <style:text-properties officeooo:rsid="001a45de"/>
    </style:style>
    <style:style style:name="T27" style:family="text">
      <style:text-properties officeooo:rsid="001c7f28"/>
    </style:style>
    <style:style style:name="T28" style:family="text">
      <style:text-properties officeooo:rsid="00213138"/>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9">BOOKWORM</text:p>
      <text:p text:style-name="P25"/>
      <text:p text:style-name="P25"/>
      <text:p text:style-name="P25"/>
      <text:p text:style-name="P25"/>
      <text:p text:style-name="P25"/>
      <text:p text:style-name="P25"/>
      <text:p text:style-name="P25"/>
      <text:p text:style-name="P25"/>
      <text:p text:style-name="P26">TEST PLAN</text:p>
      <text:p text:style-name="P27"><text:s/>Document</text:p>
      <text:p text:style-name="P19"/>
      <text:p text:style-name="P19"/>
      <text:p text:style-name="P19"/>
      <text:p text:style-name="P19"/>
      <text:p text:style-name="P19"/>
      <text:p text:style-name="P19"/>
      <text:p text:style-name="P19"/>
      <text:p text:style-name="P30">TEAM DEL PROGETTO</text:p>
      <text:p text:style-name="P28"/>
      <text:p text:style-name="P29">Nisivoccia Giuseppe <text:tab/><text:tab/>051210 5804</text:p>
      <text:p text:style-name="P29"/>
      <text:p text:style-name="P29"/>
      <text:p text:style-name="P29"/>
      <table:table table:name="Tabella1" table:style-name="Tabella1">
        <table:table-column table:style-name="Tabella1.A" table:number-columns-repeated="2"/>
        <table:table-column table:style-name="Tabella1.C"/>
        <table:table-row table:style-name="Tabella1.1">
          <table:table-cell table:style-name="Tabella1.A1" office:value-type="string">
            <text:p text:style-name="P31">Data</text:p>
          </table:table-cell>
          <table:table-cell table:style-name="Tabella1.A1" office:value-type="string">
            <text:p text:style-name="P31">Cambiamenti</text:p>
          </table:table-cell>
          <table:table-cell table:style-name="Tabella1.A1" office:value-type="string">
            <text:p text:style-name="P31">Autori</text:p>
          </table:table-cell>
        </table:table-row>
        <table:table-row table:style-name="Tabella1.2">
          <table:table-cell table:style-name="Tabella1.A2" office:value-type="string">
            <text:p text:style-name="P32">12/10/2021</text:p>
          </table:table-cell>
          <table:table-cell table:style-name="Tabella1.A2" office:value-type="string">
            <text:p text:style-name="P34">Creazione documento</text:p>
          </table:table-cell>
          <table:table-cell table:style-name="Tabella1.A2" office:value-type="string">
            <text:p text:style-name="P36">Nisivoccia Giuseppe</text:p>
          </table:table-cell>
        </table:table-row>
        <table:table-row table:style-name="Tabella1.2">
          <table:table-cell table:style-name="Tabella1.A3" office:value-type="string">
            <text:p text:style-name="P33">13/10/2021</text:p>
          </table:table-cell>
          <table:table-cell table:style-name="Tabella1.A3" office:value-type="string">
            <text:p text:style-name="P35">Aggiunti Testing</text:p>
          </table:table-cell>
          <table:table-cell table:style-name="Tabella1.A3" office:value-type="string">
            <text:p text:style-name="P37">Nisivoccia Giuseppe</text:p>
          </table:table-cell>
        </table:table-row>
      </table:table>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table-of-content text:style-name="Sect1" text:protected="true" text:name="Indice generale1">
        <text:table-of-content-source text:outline-level="10">
          <text:index-title-template text:style-name="Contents_20_Heading">Som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Sommario</text:p>
          </text:index-title>
          <text:p text:style-name="P38"><text:a xlink:type="simple" xlink:href="#__RefHeading___Toc512_3063355247" text:style-name="Index_20_Link" text:visited-style-name="Index_20_Link">1 – INTRODUZIONE<text:tab/>5</text:a></text:p>
          <text:p text:style-name="P38"><text:a xlink:type="simple" xlink:href="#__RefHeading___Toc514_3063355247" text:style-name="Index_20_Link" text:visited-style-name="Index_20_Link">2 – DOCUMENTI CORRELATI<text:tab/>5</text:a></text:p>
          <text:p text:style-name="P38"><text:a xlink:type="simple" xlink:href="#__RefHeading___Toc516_3063355247" text:style-name="Index_20_Link" text:visited-style-name="Index_20_Link">3 – SYSTEM OVERVIEW<text:tab/>5</text:a></text:p>
          <text:p text:style-name="P38"><text:a xlink:type="simple" xlink:href="#__RefHeading___Toc518_3063355247" text:style-name="Index_20_Link" text:visited-style-name="Index_20_Link">4 - FUNZIONALITA’ DA TESTARE/NON TESTARE<text:tab/>6</text:a></text:p>
          <text:p text:style-name="P38"><text:a xlink:type="simple" xlink:href="#__RefHeading___Toc520_3063355247" text:style-name="Index_20_Link" text:visited-style-name="Index_20_Link">5 – CRITERI PASS/FAIL<text:tab/>8</text:a></text:p>
          <text:p text:style-name="P38"><text:a xlink:type="simple" xlink:href="#__RefHeading___Toc522_3063355247" text:style-name="Index_20_Link" text:visited-style-name="Index_20_Link">6 – APPROCCIO<text:tab/>8</text:a></text:p>
          <text:p text:style-name="P39"><text:a xlink:type="simple" xlink:href="#__RefHeading___Toc524_3063355247" text:style-name="Index_20_Link" text:visited-style-name="Index_20_Link">6.1 TESTING DI UNITA’<text:tab/>8</text:a></text:p>
          <text:p text:style-name="P39"><text:a xlink:type="simple" xlink:href="#__RefHeading___Toc526_3063355247" text:style-name="Index_20_Link" text:visited-style-name="Index_20_Link">6.2 TESTING DI INTEGRAZIONE<text:tab/>8</text:a></text:p>
          <text:p text:style-name="P38"><text:a xlink:type="simple" xlink:href="#__RefHeading___Toc528_3063355247" text:style-name="Index_20_Link" text:visited-style-name="Index_20_Link">7 – SOSPENSIONE E RIPRESA<text:tab/>9</text:a></text:p>
          <text:p text:style-name="P39"><text:a xlink:type="simple" xlink:href="#__RefHeading___Toc530_3063355247" text:style-name="Index_20_Link" text:visited-style-name="Index_20_Link">7.1 CRISTERI DI SOSPENSIONE<text:tab/>9</text:a></text:p>
          <text:p text:style-name="P39"><text:a xlink:type="simple" xlink:href="#__RefHeading___Toc532_3063355247" text:style-name="Index_20_Link" text:visited-style-name="Index_20_Link">7.2 CRITERI DI RIPRESA<text:tab/>9</text:a></text:p>
          <text:p text:style-name="P38"><text:a xlink:type="simple" xlink:href="#__RefHeading___Toc534_3063355247" text:style-name="Index_20_Link" text:visited-style-name="Index_20_Link">8 – MATERIALE PER IL TESTING<text:tab/>9</text:a></text:p>
          <text:p text:style-name="P38"><text:a xlink:type="simple" xlink:href="#__RefHeading___Toc536_3063355247" text:style-name="Index_20_Link" text:visited-style-name="Index_20_Link">9 – TEST CASE<text:tab/>9</text:a></text:p>
          <text:p text:style-name="P39"><text:a xlink:type="simple" xlink:href="#__RefHeading___Toc3133_1211047186" text:style-name="Index_20_Link" text:visited-style-name="Index_20_Link">9.1 Gestione Autenticazione<text:tab/>9</text:a></text:p>
          <text:p text:style-name="P98"><text:a xlink:type="simple" xlink:href="#__RefHeading___Toc3135_1211047186" text:style-name="Index_20_Link" text:visited-style-name="Index_20_Link">9.1.1 Login<text:tab/>9</text:a></text:p>
          <text:p text:style-name="P98"><text:a xlink:type="simple" xlink:href="#__RefHeading___Toc3137_1211047186" text:style-name="Index_20_Link" text:visited-style-name="Index_20_Link">9.1.2Registrazione<text:tab/>10</text:a></text:p>
          <text:p text:style-name="P39"><text:a xlink:type="simple" xlink:href="#__RefHeading___Toc3139_1211047186" text:style-name="Index_20_Link" text:visited-style-name="Index_20_Link">9.2 Gestione Amministratore<text:tab/>11</text:a></text:p>
          <text:p text:style-name="P98"><text:a xlink:type="simple" xlink:href="#__RefHeading___Toc3141_1211047186" text:style-name="Index_20_Link" text:visited-style-name="Index_20_Link">9.2.1 AggiungiLibro<text:tab/>11</text:a></text:p>
          <text:p text:style-name="P98"><text:a xlink:type="simple" xlink:href="#__RefHeading___Toc3143_1211047186" text:style-name="Index_20_Link" text:visited-style-name="Index_20_Link">9.2.2 BanUser<text:tab/>12</text:a></text:p>
          <text:p text:style-name="P98"><text:a xlink:type="simple" xlink:href="#__RefHeading___Toc3145_1211047186" text:style-name="Index_20_Link" text:visited-style-name="Index_20_Link">9.2.3 ModificaLibro<text:tab/>13</text:a></text:p>
          <text:p text:style-name="P98"><text:a xlink:type="simple" xlink:href="#__RefHeading___Toc3147_1211047186" text:style-name="Index_20_Link" text:visited-style-name="Index_20_Link">9.2.4 RimuoviLibro<text:tab/>13</text:a></text:p>
          <text:p text:style-name="P39"><text:a xlink:type="simple" xlink:href="#__RefHeading___Toc3149_1211047186" text:style-name="Index_20_Link" text:visited-style-name="Index_20_Link">9.3 Gestione HomePage<text:tab/>14</text:a></text:p>
          <text:p text:style-name="P39"><text:a xlink:type="simple" xlink:href="#__RefHeading___Toc3151_1211047186" text:style-name="Index_20_Link" text:visited-style-name="Index_20_Link">9.4 Gestione Libro<text:tab/>14</text:a></text:p>
          <text:p text:style-name="P98"><text:a xlink:type="simple" xlink:href="#__RefHeading___Toc3153_1211047186" text:style-name="Index_20_Link" text:visited-style-name="Index_20_Link">9.4.1 CreaCommunityByBook<text:tab/>14</text:a></text:p>
          <text:p text:style-name="P98"><text:a xlink:type="simple" xlink:href="#__RefHeading___Toc3155_1211047186" text:style-name="Index_20_Link" text:visited-style-name="Index_20_Link">9.4.2 VisualizzaCommunity<text:tab/>15</text:a></text:p>
          <text:p text:style-name="P98"><text:a xlink:type="simple" xlink:href="#__RefHeading___Toc3157_1211047186" text:style-name="Index_20_Link" text:visited-style-name="Index_20_Link">9.4.3 VisualizzaLibro<text:tab/>15</text:a></text:p>
          <text:p text:style-name="P39"><text:a xlink:type="simple" xlink:href="#__RefHeading___Toc3159_1211047186" text:style-name="Index_20_Link" text:visited-style-name="Index_20_Link">9.5 Gestione Moderatore<text:tab/>15</text:a></text:p>
          <text:p text:style-name="P98"><text:a xlink:type="simple" xlink:href="#__RefHeading___Toc3161_1211047186" text:style-name="Index_20_Link" text:visited-style-name="Index_20_Link">9.5.1 ModificaCommunity<text:tab/>15</text:a></text:p>
          <text:p text:style-name="P39"><text:a xlink:type="simple" xlink:href="#__RefHeading___Toc3163_1211047186" text:style-name="Index_20_Link" text:visited-style-name="Index_20_Link">9.6 Gestione Post<text:tab/>16</text:a></text:p>
          <text:p text:style-name="P98"><text:a xlink:type="simple" xlink:href="#__RefHeading___Toc3165_1211047186" text:style-name="Index_20_Link" text:visited-style-name="Index_20_Link">9.6.1 CaricaPost<text:tab/>16</text:a></text:p>
          <text:p text:style-name="P98"><text:a xlink:type="simple" xlink:href="#__RefHeading___Toc3167_1211047186" text:style-name="Index_20_Link" text:visited-style-name="Index_20_Link">9.6.2 ModificaPost<text:tab/>16</text:a></text:p>
          <text:p text:style-name="P98"><text:a xlink:type="simple" xlink:href="#__RefHeading___Toc3169_1211047186" text:style-name="Index_20_Link" text:visited-style-name="Index_20_Link">9.6.3 RimuoviPost<text:tab/>17</text:a></text:p>
          <text:p text:style-name="P39"><text:a xlink:type="simple" xlink:href="#__RefHeading___Toc3171_1211047186" text:style-name="Index_20_Link" text:visited-style-name="Index_20_Link">9.7 Gestione Profilo<text:tab/>18</text:a></text:p>
          <text:p text:style-name="P98"><text:a xlink:type="simple" xlink:href="#__RefHeading___Toc3173_1211047186" text:style-name="Index_20_Link" text:visited-style-name="Index_20_Link">9.7.1 ModificaPassword<text:tab/>18</text:a></text:p>
          <text:p text:style-name="P98"><text:a xlink:type="simple" xlink:href="#__RefHeading___Toc3175_1211047186" text:style-name="Index_20_Link" text:visited-style-name="Index_20_Link">9.7.2 ModificaProfilo<text:tab/>19</text:a></text:p>
          <text:p text:style-name="P98"><text:a xlink:type="simple" xlink:href="#__RefHeading___Toc3177_1211047186" text:style-name="Index_20_Link" text:visited-style-name="Index_20_Link">9.7.3 VisualizzaProfilo<text:tab/>19</text:a></text:p>
        </text:index-body>
      </text:table-of-content>
      <text:p text:style-name="P23"/>
      <text:p text:style-name="P23"/>
      <text:p text:style-name="P23"/>
      <text:p text:style-name="P23"/>
      <text:p text:style-name="P23"/>
      <text:p text:style-name="P23"><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P100" text:outline-level="1"><text:bookmark-start text:name="__RefHeading___Toc512_3063355247"/>1 – INTRODUZIONE<text:bookmark-end text:name="__RefHeading___Toc512_3063355247"/></text:h>
      <text:p text:style-name="P6"><text:span text:style-name="T1">Nel seguente documento </text:span><text:span text:style-name="T2">andrò</text:span><text:span text:style-name="T1"> a specificare la pianificazione del testing prevista per il sistema </text:span><text:span text:style-name="T2">BookWorm</text:span><text:span text:style-name="T1">, al fine di andare a verificare se vi sono differenze fra il comportamento atteso e il comportamento reale del sistema. </text:span></text:p>
      <text:p text:style-name="P1">Durante questa fase andremo a rilevare eventuali errori presenti all’interno del codice, in modo tale da evitare che questi si presentino nel momento in cui viene reso disponibile il sistema.</text:p>
      <text:p text:style-name="P1"/>
      <text:p text:style-name="P1"/>
      <text:h text:style-name="Heading_20_1" text:outline-level="1"><text:bookmark-start text:name="__RefHeading___Toc514_3063355247"/>2 – DOCUMENTI CORRELATI<text:bookmark-end text:name="__RefHeading___Toc514_3063355247"/></text:h>
      <text:p text:style-name="P1">Questo documento è strettamente collegato ai documenti che sono stati prodotti fino a questo momento, in quanto tutte le funzionalità che sono state descritte in essi daranno una mano nella fase di testing. Di seguito sono riportate le relazioni che vi sono tra il testing e gli altri documenti:</text:p>
      <text:p text:style-name="P3"/>
      <text:list xml:id="list2262291264" text:style-name="WW8Num12">
        <text:list-item>
          <text:p text:style-name="P124">Requirement Analysis Document (RAD)</text:p>
        </text:list-item>
      </text:list>
      <text:p text:style-name="P40">Le specifiche espresse nel RAD, in particolar modo requisiti funzionali e non funzionali, saranno fondamentali per la corretta esecuzione dei test</text:p>
      <text:p text:style-name="P1"/>
      <text:list xml:id="list232617934390358" text:continue-numbering="true" text:style-name="WW8Num12">
        <text:list-item>
          <text:p text:style-name="P124">System Design Document (SDD)</text:p>
        </text:list-item>
      </text:list>
      <text:p text:style-name="P40">All’interno del SDD il sistema è stato suddiviso in sottosistemi ovvero: Presentation Layer, Application Layer e Storage Layer. Il testing sarà fedele ai sottosistemi precedentemente espressi</text:p>
      <text:p text:style-name="P1"/>
      <text:list xml:id="list232618489403330" text:continue-numbering="true" text:style-name="WW8Num12">
        <text:list-item>
          <text:p text:style-name="P124">Object Design Document (ODD)</text:p>
        </text:list-item>
      </text:list>
      <text:p text:style-name="P40">Il test di integrazione farà riferimento alle interfacce delle classi che sono state definite nell’ODD</text:p>
      <text:p text:style-name="P1"/>
      <text:p text:style-name="P1"/>
      <text:h text:style-name="Heading_20_1" text:outline-level="1"><text:bookmark-start text:name="__RefHeading___Toc516_3063355247"/>3 – SYSTEM OVERVIEW<text:bookmark-end text:name="__RefHeading___Toc516_3063355247"/></text:h>
      <text:p text:style-name="P1">Nel System Design Document, come descritto in precedenza, il sistema è stato diviso in sottosistemi. A loro volta sono stati ulteriormente divisi in sottosistemi più piccoli (riferimento paragrafo 4 SDD). Di seguito saranno espresse le funzionalità che saranno testate e non testate per i singoli sottosistemi.</text:p>
      <text:p text:style-name="P1"/>
      <text:p text:style-name="P1"/>
      <text:p text:style-name="P22"/>
      <text:p text:style-name="P22"/>
      <text:p text:style-name="P22"/>
      <text:p text:style-name="P22"/>
      <text:p text:style-name="P22"><text:soft-page-break/></text:p>
      <text:p text:style-name="P22"/>
      <text:p text:style-name="P22"/>
      <text:h text:style-name="Heading_20_1" text:outline-level="1"><text:bookmark-start text:name="__RefHeading___Toc518_3063355247"/>4 - FUNZIONALITA’ DA TESTARE/NON TESTARE<text:bookmark-end text:name="__RefHeading___Toc518_3063355247"/></text:h>
      <text:list xml:id="list2632862288" text:style-name="L1">
        <text:list-item>
          <text:p text:style-name="P126">Gestione Autenticazione</text:p>
          <text:list>
            <text:list-item>
              <text:p text:style-name="P127">Login</text:p>
            </text:list-item>
            <text:list-item>
              <text:p text:style-name="P127">Registrazione</text:p>
            </text:list-item>
          </text:list>
        </text:list-item>
        <text:list-item>
          <text:p text:style-name="P126">Gestione Amministratore</text:p>
          <text:list>
            <text:list-item>
              <text:p text:style-name="P127">AggiungiLibro</text:p>
            </text:list-item>
            <text:list-item>
              <text:p text:style-name="P127">BanUser</text:p>
            </text:list-item>
            <text:list-item>
              <text:p text:style-name="P127">ModificaLibro</text:p>
            </text:list-item>
            <text:list-item>
              <text:p text:style-name="P127">RimuoviLibro</text:p>
            </text:list-item>
            <text:list-item>
              <text:p text:style-name="P127">VisualizzaListaLibri</text:p>
            </text:list-item>
            <text:list-item>
              <text:p text:style-name="P127">VisualizzaListaUtenti</text:p>
            </text:list-item>
          </text:list>
        </text:list-item>
        <text:list-item>
          <text:p text:style-name="P126">Gestione HomePage</text:p>
          <text:list>
            <text:list-item>
              <text:p text:style-name="P127">Ricerca</text:p>
            </text:list-item>
          </text:list>
        </text:list-item>
        <text:list-item>
          <text:p text:style-name="P126">Gestione Libro</text:p>
          <text:list>
            <text:list-item>
              <text:p text:style-name="P127">CreaCommunityByBook</text:p>
            </text:list-item>
            <text:list-item>
              <text:p text:style-name="P127">VisualizzaCommunity</text:p>
            </text:list-item>
            <text:list-item>
              <text:p text:style-name="P127">VisualizzaLibro</text:p>
            </text:list-item>
          </text:list>
        </text:list-item>
        <text:list-item>
          <text:p text:style-name="P126">Gestione Moderatore</text:p>
          <text:list>
            <text:list-item>
              <text:p text:style-name="P127">ModificaCommunity</text:p>
            </text:list-item>
          </text:list>
        </text:list-item>
        <text:list-item>
          <text:p text:style-name="P126">Gestione Post</text:p>
          <text:list>
            <text:list-item>
              <text:p text:style-name="P127">CaricaPost</text:p>
            </text:list-item>
            <text:list-item>
              <text:p text:style-name="P127">ModificaPost</text:p>
            </text:list-item>
            <text:list-item>
              <text:p text:style-name="P127">RimuoviPost</text:p>
            </text:list-item>
          </text:list>
        </text:list-item>
        <text:list-item>
          <text:p text:style-name="P126">Gestione Profilo</text:p>
        </text:list-item>
      </text:list>
      <text:p text:style-name="P20"/>
      <text:list xml:id="list232617851715874" text:continue-numbering="true" text:style-name="L1">
        <text:list-item>
          <text:list>
            <text:list-item>
              <text:p text:style-name="P127"><text:soft-page-break/>ModificaPassword</text:p>
            </text:list-item>
            <text:list-item>
              <text:p text:style-name="P127">ModificaProfilo</text:p>
            </text:list-item>
            <text:list-item>
              <text:p text:style-name="P127">VisualizzaProfilo</text:p>
            </text:list-item>
          </text:list>
        </text:list-item>
      </text:list>
      <text:p text:style-name="P20"/>
      <text:p text:style-name="P20">Di seguito elencate le funzionalità che non verranno testate</text:p>
      <text:list xml:id="list232617651405093" text:continue-numbering="true" text:style-name="L1">
        <text:list-item>
          <text:p text:style-name="P126">Gestione Autenticazione</text:p>
          <text:list>
            <text:list-item>
              <text:p text:style-name="P127">AttivazioneAccount</text:p>
            </text:list-item>
            <text:list-item>
              <text:p text:style-name="P127">Logout</text:p>
            </text:list-item>
            <text:list-item>
              <text:p text:style-name="P127">RecuperaPassword</text:p>
            </text:list-item>
            <text:list-item>
              <text:p text:style-name="P127">RichiediAttivazione</text:p>
            </text:list-item>
          </text:list>
        </text:list-item>
        <text:list-item>
          <text:p text:style-name="P126">Gestione Amministratore</text:p>
          <text:list>
            <text:list-item>
              <text:p text:style-name="P127">AccettaSegnalazione</text:p>
            </text:list-item>
            <text:list-item>
              <text:p text:style-name="P127">NuovaSegnalazionePost</text:p>
            </text:list-item>
            <text:list-item>
              <text:p text:style-name="P127">RifiutaSegnalazione</text:p>
            </text:list-item>
            <text:list-item>
              <text:p text:style-name="P127">VisualizzaSegnalazione</text:p>
            </text:list-item>
            <text:list-item>
              <text:p text:style-name="P127">VisualizzaListaSegnalazioni</text:p>
            </text:list-item>
          </text:list>
        </text:list-item>
        <text:list-item>
          <text:p text:style-name="P126">Gestione HomePage</text:p>
          <text:p text:style-name="P126"/>
        </text:list-item>
        <text:list-item>
          <text:p text:style-name="P126">Gestione Libro</text:p>
          <text:list>
            <text:list-item>
              <text:p text:style-name="P128">AllCommunityByLibro</text:p>
            </text:list-item>
            <text:list-item>
              <text:p text:style-name="P128">FollowCommunity</text:p>
            </text:list-item>
            <text:list-item>
              <text:p text:style-name="P128">UnfollowCommunity</text:p>
            </text:list-item>
          </text:list>
        </text:list-item>
        <text:list-item>
          <text:p text:style-name="P126">Gestione Moderatore</text:p>
          <text:list>
            <text:list-item>
              <text:p text:style-name="P127">EliminaCommunity</text:p>
            </text:list-item>
            <text:list-item>
              <text:p text:style-name="P127">VisualizzaUtentiCommunity</text:p>
            </text:list-item>
          </text:list>
        </text:list-item>
        <text:list-item>
          <text:p text:style-name="P126">Gestione Post</text:p>
          <text:list>
            <text:list-item>
              <text:p text:style-name="P127">InserisciCommento</text:p>
            </text:list-item>
            <text:list-item>
              <text:p text:style-name="P127">Like</text:p>
            </text:list-item>
            <text:list-item>
              <text:p text:style-name="P127">RemoveLike</text:p>
            </text:list-item>
            <text:list-item>
              <text:p text:style-name="P127"><text:soft-page-break/>VisualizzaLike</text:p>
            </text:list-item>
          </text:list>
        </text:list-item>
        <text:list-item>
          <text:p text:style-name="P126">Gestione Profilo</text:p>
          <text:list>
            <text:list-item>
              <text:p text:style-name="P127">DeleteAccount</text:p>
            </text:list-item>
            <text:list-item>
              <text:p text:style-name="P127">ModificaImmagineProfilo</text:p>
            </text:list-item>
          </text:list>
        </text:list-item>
      </text:list>
      <text:p text:style-name="P20"/>
      <text:h text:style-name="Heading_20_1" text:outline-level="1"><text:bookmark-start text:name="__RefHeading___Toc520_3063355247"/>5 – CRITERI PASS/FAIL<text:bookmark-end text:name="__RefHeading___Toc520_3063355247"/></text:h>
      <text:p text:style-name="P21">I dati di input dei vari test saranno suddivisi in classi di equivalenza, saranno dunque raggruppati in insiemi con caratteristiche comuni. L’input supera il test nel caso in cui l’output risultante corrisponde con quello atteso, in caso contrario il risultato del test darà un errore.</text:p>
      <text:p text:style-name="P21"/>
      <text:h text:style-name="Heading_20_1" text:outline-level="1"><text:bookmark-start text:name="__RefHeading___Toc522_3063355247"/>6 – APPROCCIO <text:bookmark-end text:name="__RefHeading___Toc522_3063355247"/></text:h>
      <text:p text:style-name="P2">La fase del testing sarà divisa in due fasi ovvero:</text:p>
      <text:p text:style-name="P2"/>
      <text:list xml:id="list4047323113" text:style-name="WW8Num16">
        <text:list-item>
          <text:p text:style-name="P125"><text:span text:style-name="T3">Testing di unità – </text:span><text:span text:style-name="T1">si andrà a verificare che i sottosistemi siano codificati correttamente e che eseguano le funzionalità previste</text:span></text:p>
        </text:list-item>
      </text:list>
      <text:p text:style-name="P24"/>
      <text:list xml:id="list232619048183987" text:continue-numbering="true" text:style-name="WW8Num16">
        <text:list-item>
          <text:p text:style-name="P125"><text:span text:style-name="T3">Testing di integrazione –</text:span> saranno testate le interfacce dei sottosistemi</text:p>
        </text:list-item>
      </text:list>
      <text:p text:style-name="P5"/>
      <text:p text:style-name="P7"/>
      <text:h text:style-name="Heading_20_2" text:outline-level="2"><text:bookmark-start text:name="__RefHeading___Toc524_3063355247"/>6.1 TESTING DI UNITA’ <text:bookmark-end text:name="__RefHeading___Toc524_3063355247"/></text:h>
      <text:p text:style-name="P7">Durante questa fase andremo ad utilizzare la tecnica del Black-Box, andando ad ignorare la struttura interna dei componenti. Per minimizzare il numero di casi di test andremo ad usare la tecnica del Test di equivalenza, come descritto in precedenza. Gli errori che saranno individuati nel corso di questa fase saranno prontamente segnalati e corretti.</text:p>
      <text:p text:style-name="P7"/>
      <text:h text:style-name="Heading_20_2" text:outline-level="2"><text:bookmark-start text:name="__RefHeading___Toc526_3063355247"/>6.2 TESTING DI INTEGRAZIONE<text:bookmark-end text:name="__RefHeading___Toc526_3063355247"/></text:h>
      <text:p text:style-name="P7">Durante questa fase ci concentreremo nell’individuare eventuali guasti, che non sono stati rilevati durante il testing di unità, applicando la strategia di test di integrazione verticale in cui si vanno a considerare un piccolo gruppo di componenti che svolgono una determinata funzione del sistema. Dopo aver testato i componenti, altri verranno aggiunti in modo tale da permettere di testare in modo incrementale le parti complesse del sistema.</text:p>
      <text:p text:style-name="P7"/>
      <text:h text:style-name="Heading_20_1" text:outline-level="1"><text:bookmark-start text:name="__RefHeading___Toc528_3063355247"/>7 – SOSPENSIONE E RIPRESA<text:bookmark-end text:name="__RefHeading___Toc528_3063355247"/></text:h>
      <text:p text:style-name="P8"/>
      <text:h text:style-name="Heading_20_2" text:outline-level="2"><text:bookmark-start text:name="__RefHeading___Toc530_3063355247"/><text:soft-page-break/>7.1 CRISTERI DI SOSPENSIONE<text:bookmark-end text:name="__RefHeading___Toc530_3063355247"/></text:h>
      <text:p text:style-name="P7">Il testing verrà sospeso una volta che saranno testate le funzionalità con priorità alta, descritte nel documento di Test Case Specification.</text:p>
      <text:p text:style-name="P4"/>
      <text:p text:style-name="P4"/>
      <text:h text:style-name="Heading_20_2" text:outline-level="2"><text:bookmark-start text:name="__RefHeading___Toc532_3063355247"/>7.2 CRITERI DI RIPRESA<text:bookmark-end text:name="__RefHeading___Toc532_3063355247"/></text:h>
      <text:p text:style-name="P7">Il testing verrà ripreso nel momento in cui vengono effettuate delle modifiche o delle correzioni a parti che hanno generato errori o fallimenti. In questo modo i test case saranno nuovamente effettuati per garantire che le modifiche e le correzioni abbiano risolto i problemi riscontrati.</text:p>
      <text:p text:style-name="P7"/>
      <text:p text:style-name="P7"/>
      <text:p text:style-name="P7"/>
      <text:p text:style-name="P7"/>
      <text:p text:style-name="P7"/>
      <text:p text:style-name="P7"/>
      <text:p text:style-name="P7"/>
      <text:h text:style-name="Heading_20_1" text:outline-level="1"><text:bookmark-start text:name="__RefHeading___Toc534_3063355247"/>8 – MATERIALE PER IL TESTING<text:bookmark-end text:name="__RefHeading___Toc534_3063355247"/></text:h>
      <text:p text:style-name="P7">Il materiale utilizzato per effettuare i test è stato il seguente:</text:p>
      <text:list xml:id="list232619526806433" text:continue-list="list232618489403330" text:style-name="WW8Num12">
        <text:list-item>
          <text:p text:style-name="P123">Un computer con sistema operativo </text:p>
        </text:list-item>
        <text:list-item>
          <text:p text:style-name="P123">Junit, <text:span text:style-name="T4">un framework di unit testing per il linguaggio di programmazione Java.</text:span></text:p>
        </text:list-item>
        <text:list-item>
          <text:p text:style-name="P123"><text:span text:style-name="T4">I</text:span><text:span text:style-name="T5">ntelliJ un </text:span><text:span text:style-name="T4">IDE che fornisce uno strumento di riproduzione per la creazione di test funzionali per testare le applicazioni web.</text:span></text:p>
        </text:list-item>
      </text:list>
      <text:p text:style-name="P7"/>
      <text:h text:style-name="Heading_20_1" text:outline-level="1"><text:bookmark-start text:name="__RefHeading___Toc536_3063355247"/>9 – TEST CASE<text:bookmark-end text:name="__RefHeading___Toc536_3063355247"/></text:h>
      <text:p text:style-name="P21">È stato utilizzato il Category Partition per permettere l’individuazione delle categorie, valide per ogni parametro, e delle diverse scelte presenti per ogni categoria.</text:p>
      <text:h text:style-name="Heading_20_2" text:outline-level="2"><text:bookmark-start text:name="__RefHeading___Toc3133_1211047186"/>9.1 Gestione Autenticazione<text:bookmark-end text:name="__RefHeading___Toc3133_1211047186"/></text:h>
      <text:h text:style-name="Heading_20_3" text:outline-level="3"><text:bookmark-start text:name="__RefHeading___Toc3135_1211047186"/><text:span text:style-name="T9">9.1.1 </text:span>Login<text:bookmark-end text:name="__RefHeading___Toc3135_1211047186"/></text:h>
      <table:table table:name="Tabella2" table:style-name="Tabella2">
        <table:table-column table:style-name="Tabella2.A"/>
        <table:table-column table:style-name="Tabella2.B"/>
        <table:table-row table:style-name="TableLine2867590679568">
          <table:table-cell table:style-name="Tabella2.A1" table:number-columns-spanned="2" office:value-type="string">
            <text:p text:style-name="P41">Parametro: <text:span text:style-name="T11">Username</text:span></text:p>
          </table:table-cell>
          <table:covered-table-cell/>
        </table:table-row>
        <table:table-row table:style-name="TableLine2867590610480">
          <table:table-cell table:style-name="Tabella2.A2" office:value-type="string">
            <text:p text:style-name="P41">Valore[VU]</text:p>
          </table:table-cell>
          <table:table-cell table:style-name="Tabella2.B2" office:value-type="string">
            <text:list xml:id="list1626527630" text:style-name="L2">
              <text:list-item>
                <text:p text:style-name="P129">Non esiste nel database [error]</text:p>
              </text:list-item>
              <text:list-item>
                <text:p text:style-name="P129">Esiste nel database[propertyValoreVUOK]</text:p>
              </text:list-item>
            </text:list>
          </table:table-cell>
        </table:table-row>
      </table:table>
      <text:p text:style-name="Text_20_body"/>
      <text:p text:style-name="P90"/>
      <table:table table:name="Tabella3" table:style-name="Tabella3">
        <table:table-column table:style-name="Tabella3.A"/>
        <table:table-column table:style-name="Tabella3.B"/>
        <table:table-row table:style-name="TableLine2867590609392">
          <table:table-cell table:style-name="Tabella3.A1" table:number-columns-spanned="2" office:value-type="string">
            <text:p text:style-name="P42">Parametro: <text:span text:style-name="T11">Password</text:span></text:p>
          </table:table-cell>
          <table:covered-table-cell/>
        </table:table-row>
        <table:table-row table:style-name="TableLine2867590604768">
          <table:table-cell table:style-name="Tabella3.A2" office:value-type="string">
            <text:p text:style-name="P44">Corrispondenza: [CP]</text:p>
          </table:table-cell>
          <table:table-cell table:style-name="Tabella3.B2" office:value-type="string">
            <text:list xml:id="list3641565328" text:style-name="L3">
              <text:list-item>
                <text:p text:style-name="P130">[if propertyValoreVUOK] il valore del <text:soft-page-break/>campo password non corrisponde all’utente con quell’username [error]</text:p>
              </text:list-item>
              <text:list-item>
                <text:p text:style-name="P130">[if propertyValoreVUOK] il valore del campo password <text:s/>corrisponde all’utente con quell’username [propertyValoreVPOK]</text:p>
              </text:list-item>
            </text:list>
          </table:table-cell>
        </table:table-row>
      </table:table>
      <text:h text:style-name="P110" text:outline-level="3"/>
      <table:table table:name="Tabella4" table:style-name="Tabella4">
        <table:table-column table:style-name="Tabella4.A" table:number-columns-repeated="3"/>
        <table:table-row table:style-name="TableLine2867590617824">
          <table:table-cell table:style-name="Tabella4.A1" office:value-type="string">
            <text:p text:style-name="P45">Codice</text:p>
          </table:table-cell>
          <table:table-cell table:style-name="Tabella4.A1" office:value-type="string">
            <text:p text:style-name="P45">Combinazioni</text:p>
          </table:table-cell>
          <table:table-cell table:style-name="Tabella4.C1" office:value-type="string">
            <text:p text:style-name="P45">Esito</text:p>
          </table:table-cell>
        </table:table-row>
        <table:table-row table:style-name="TableLine2867590610752">
          <table:table-cell table:style-name="Tabella4.A2" office:value-type="string">
            <text:p text:style-name="P45">TC_1_01</text:p>
          </table:table-cell>
          <table:table-cell table:style-name="Tabella4.A2" office:value-type="string">
            <text:p text:style-name="P45">VU1</text:p>
          </table:table-cell>
          <table:table-cell table:style-name="Tabella4.C2" office:value-type="string">
            <text:p text:style-name="P45">Errore</text:p>
          </table:table-cell>
        </table:table-row>
        <table:table-row table:style-name="TableLine2867590613472">
          <table:table-cell table:style-name="Tabella4.A2" office:value-type="string">
            <text:p text:style-name="P45">TC_1_02</text:p>
          </table:table-cell>
          <table:table-cell table:style-name="Tabella4.A2" office:value-type="string">
            <text:p text:style-name="P45">VU2,CP1</text:p>
          </table:table-cell>
          <table:table-cell table:style-name="Tabella4.C2" office:value-type="string">
            <text:p text:style-name="P45">Errore</text:p>
          </table:table-cell>
        </table:table-row>
        <table:table-row table:style-name="TableLine2867590617008">
          <table:table-cell table:style-name="Tabella4.A2" office:value-type="string">
            <text:p text:style-name="P45">TC_1_03</text:p>
          </table:table-cell>
          <table:table-cell table:style-name="Tabella4.A2" office:value-type="string">
            <text:p text:style-name="P45">VU2,CP2</text:p>
          </table:table-cell>
          <table:table-cell table:style-name="Tabella4.C2" office:value-type="string">
            <text:p text:style-name="P45">Autenticazione</text:p>
          </table:table-cell>
        </table:table-row>
      </table:table>
      <text:p text:style-name="P90"/>
      <text:h text:style-name="P110" text:outline-level="3"><text:bookmark-start text:name="__RefHeading___Toc3137_1211047186"/><text:span text:style-name="T9">9.1.2</text:span>Registrazione<text:bookmark-end text:name="__RefHeading___Toc3137_1211047186"/></text:h>
      <table:table table:name="Tabella5" table:style-name="Tabella5">
        <table:table-column table:style-name="Tabella5.A"/>
        <table:table-column table:style-name="Tabella5.B"/>
        <table:table-row table:style-name="TableLine2867590612928">
          <table:table-cell table:style-name="Tabella5.A1" table:number-columns-spanned="2" office:value-type="string">
            <text:p text:style-name="P43">Parametro: <text:span text:style-name="T11">Username</text:span></text:p>
          </table:table-cell>
          <table:covered-table-cell/>
        </table:table-row>
        <table:table-row table:style-name="TableLine2867590612656">
          <table:table-cell table:style-name="Tabella5.A2" office:value-type="string">
            <text:p text:style-name="P46">Lunghezza [LU]</text:p>
          </table:table-cell>
          <table:table-cell table:style-name="Tabella5.B2" office:value-type="string">
            <text:list xml:id="list916662987" text:style-name="L4">
              <text:list-item>
                <text:p text:style-name="P131">&lt;<text:span text:style-name="T13">7 [error]</text:span></text:p>
              </text:list-item>
              <text:list-item>
                <text:p text:style-name="P131">&gt;<text:span text:style-name="T13">=8 [propertyLunghezzaLUOK]</text:span></text:p>
              </text:list-item>
            </text:list>
          </table:table-cell>
        </table:table-row>
        <table:table-row table:style-name="TableLine2867590604224">
          <table:table-cell table:style-name="Tabella5.A2" office:value-type="string">
            <text:p text:style-name="P43">Valore[VU]</text:p>
          </table:table-cell>
          <table:table-cell table:style-name="Tabella5.B2" office:value-type="string">
            <text:list xml:id="list3751330986" text:style-name="L5">
              <text:list-item>
                <text:p text:style-name="P132">[ifLunghezzaLUOK] Non vi è alcun match con un altro username nel DB [propertyValoreOK]</text:p>
              </text:list-item>
              <text:list-item>
                <text:p text:style-name="P132">[ifLunghezzaLUOK] Vi è un match con un altro username del db [error]</text:p>
              </text:list-item>
            </text:list>
          </table:table-cell>
        </table:table-row>
      </table:table>
      <text:h text:style-name="P101" text:outline-level="2"/>
      <table:table table:name="Tabella6" table:style-name="Tabella6">
        <table:table-column table:style-name="Tabella6.A"/>
        <table:table-column table:style-name="Tabella6.B"/>
        <table:table-row table:style-name="TableLine2867590602592">
          <table:table-cell table:style-name="Tabella6.A1" table:number-columns-spanned="2" office:value-type="string">
            <text:p text:style-name="P49"><text:span text:style-name="T10">Parametro: </text:span><text:span text:style-name="T13">Password</text:span></text:p>
          </table:table-cell>
          <table:covered-table-cell/>
        </table:table-row>
        <table:table-row table:style-name="TableLine2867590611568">
          <table:table-cell table:style-name="Tabella6.A2" office:value-type="string">
            <text:p text:style-name="P49"><text:span text:style-name="T12">Lunghezza [L</text:span><text:span text:style-name="T13">P</text:span><text:span text:style-name="T12">]</text:span></text:p>
          </table:table-cell>
          <table:table-cell table:style-name="Tabella6.B2" office:value-type="string">
            <text:list xml:id="list4274978658" text:style-name="L6">
              <text:list-item>
                <text:p text:style-name="P135"><text:span text:style-name="T12">&lt;</text:span><text:span text:style-name="T13">8 [error]</text:span></text:p>
              </text:list-item>
              <text:list-item>
                <text:p text:style-name="P135"><text:span text:style-name="T12">&gt;</text:span><text:span text:style-name="T13">=8 [propertyLunghezzaLPOK] </text:span></text:p>
              </text:list-item>
            </text:list>
          </table:table-cell>
        </table:table-row>
        <table:table-row table:style-name="TableLine2867590617552">
          <table:table-cell table:style-name="Tabella6.A2" office:value-type="string">
            <text:p text:style-name="P47">Formato [FP]</text:p>
          </table:table-cell>
          <table:table-cell table:style-name="Tabella6.B2" office:value-type="string">
            <text:list xml:id="list3602279176" text:style-name="L7">
              <text:list-item>
                <text:p text:style-name="P133">[ifLunghezzaLPOK] [propertyFormatoFPOK] con un carattere maiuscolo e un numero rispecchia il formato</text:p>
              </text:list-item>
              <text:list-item>
                <text:p text:style-name="P133">[ifLunghezzaLPOK] senza un carattere maiuscolo o un numero non rispecchia il formato [error]</text:p>
              </text:list-item>
            </text:list>
          </table:table-cell>
        </table:table-row>
        <table:table-row table:style-name="TableLine2867590610208">
          <table:table-cell table:style-name="Tabella6.A2" office:value-type="string">
            <text:p text:style-name="P49"><text:span text:style-name="T10">Valore[V</text:span><text:span text:style-name="T13">P</text:span><text:span text:style-name="T10">]</text:span></text:p>
          </table:table-cell>
          <table:table-cell table:style-name="Tabella6.B2" office:value-type="string">
            <text:list xml:id="list3627984964" text:style-name="L8">
              <text:list-item>
                <text:p text:style-name="P136">[ifPropertyLunghezzaLPOK] [propertyValoreVPOK] </text:p>
              </text:list-item>
            </text:list>
          </table:table-cell>
        </table:table-row>
      </table:table>
      <text:p text:style-name="P9"/>
      <text:p text:style-name="P9"/>
      <text:p text:style-name="P9"/>
      <text:p text:style-name="P9"/>
      <table:table table:name="Tabella7" table:style-name="Tabella7">
        <table:table-column table:style-name="Tabella7.A"/>
        <table:table-column table:style-name="Tabella7.B"/>
        <table:table-row table:style-name="TableLine2867590611296">
          <table:table-cell table:style-name="Tabella7.A1" table:number-columns-spanned="2" office:value-type="string">
            <text:p text:style-name="P49"><text:span text:style-name="T10">Parametro: </text:span><text:span text:style-name="T13">Email</text:span></text:p>
            <text:p text:style-name="P50"><text:soft-page-break/><text:span text:style-name="T14">Formato: </text:span>[^\\w+([\\.-]?\\w+)*@\\w+([\\.-]?\\w+)*(\\.\\w+)+$] </text:p>
          </table:table-cell>
          <table:covered-table-cell/>
        </table:table-row>
        <table:table-row table:style-name="TableLine2867590601776">
          <table:table-cell table:style-name="Tabella7.A2" office:value-type="string">
            <text:p text:style-name="P49"><text:span text:style-name="T12">Lunghezza [L</text:span><text:span text:style-name="T14">E</text:span><text:span text:style-name="T12">]</text:span></text:p>
          </table:table-cell>
          <table:table-cell table:style-name="Tabella7.B2" office:value-type="string">
            <text:list xml:id="list1592691618" text:style-name="L9">
              <text:list-item>
                <text:p text:style-name="P137"><text:span text:style-name="T12">&lt;</text:span><text:span text:style-name="T27">1</text:span><text:span text:style-name="T13"> [error]</text:span></text:p>
              </text:list-item>
              <text:list-item>
                <text:p text:style-name="P137"><text:span text:style-name="T12">&gt;</text:span><text:span text:style-name="T13">=</text:span><text:span text:style-name="T27">1</text:span><text:span text:style-name="T13"> [propertyLunghezzaL</text:span><text:span text:style-name="T14">E</text:span><text:span text:style-name="T13">OK] </text:span></text:p>
              </text:list-item>
            </text:list>
          </table:table-cell>
        </table:table-row>
        <table:table-row table:style-name="TableLine2867590618096">
          <table:table-cell table:style-name="Tabella7.A2" office:value-type="string">
            <text:p text:style-name="P49"><text:span text:style-name="T13">Formato [F</text:span><text:span text:style-name="T14">E</text:span><text:span text:style-name="T13">]</text:span></text:p>
          </table:table-cell>
          <table:table-cell table:style-name="Tabella7.B2" office:value-type="string">
            <text:list xml:id="list1084345929" text:style-name="L10">
              <text:list-item>
                <text:p text:style-name="P138">Non rispecchia il formato [error]</text:p>
              </text:list-item>
              <text:list-item>
                <text:p text:style-name="P138">Rispecchia il formato [propertyFormatoFEOK]</text:p>
              </text:list-item>
            </text:list>
          </table:table-cell>
        </table:table-row>
      </table:table>
      <text:p text:style-name="P9"/>
      <table:table table:name="Tabella8" table:style-name="Tabella8">
        <table:table-column table:style-name="Tabella8.A" table:number-columns-repeated="3"/>
        <table:table-row table:style-name="TableLine2867590614288">
          <table:table-cell table:style-name="Tabella8.A1" office:value-type="string">
            <text:p text:style-name="P51">Codice</text:p>
          </table:table-cell>
          <table:table-cell table:style-name="Tabella8.A1" office:value-type="string">
            <text:p text:style-name="P51">Combinazioni</text:p>
          </table:table-cell>
          <table:table-cell table:style-name="Tabella8.C1" office:value-type="string">
            <text:p text:style-name="P51">Esito</text:p>
          </table:table-cell>
        </table:table-row>
        <table:table-row table:style-name="TableLine2867590616464">
          <table:table-cell table:style-name="Tabella8.A2" office:value-type="string">
            <text:p text:style-name="P59">TC_2_01</text:p>
          </table:table-cell>
          <table:table-cell table:style-name="Tabella8.A2" office:value-type="string">
            <text:p text:style-name="P59">LU1</text:p>
          </table:table-cell>
          <table:table-cell table:style-name="Tabella8.C2" office:value-type="string">
            <text:p text:style-name="P59">Errore</text:p>
          </table:table-cell>
        </table:table-row>
        <table:table-row table:style-name="TableLine2867590618368">
          <table:table-cell table:style-name="Tabella8.A2" office:value-type="string">
            <text:p text:style-name="P59">TC_2_02</text:p>
          </table:table-cell>
          <table:table-cell table:style-name="Tabella8.A2" office:value-type="string">
            <text:p text:style-name="P59">LU2,VU2</text:p>
          </table:table-cell>
          <table:table-cell table:style-name="Tabella8.C2" office:value-type="string">
            <text:p text:style-name="P59">Errore</text:p>
          </table:table-cell>
        </table:table-row>
        <table:table-row table:style-name="TableLine2867590618640">
          <table:table-cell table:style-name="Tabella8.A2" office:value-type="string">
            <text:p text:style-name="P59">TC_2_03</text:p>
          </table:table-cell>
          <table:table-cell table:style-name="Tabella8.A2" office:value-type="string">
            <text:p text:style-name="P59">LU2,VU1,LP1</text:p>
          </table:table-cell>
          <table:table-cell table:style-name="Tabella8.C2" office:value-type="string">
            <text:p text:style-name="P59">Errore</text:p>
          </table:table-cell>
        </table:table-row>
        <table:table-row table:style-name="TableLine2867590607488">
          <table:table-cell table:style-name="Tabella8.A2" office:value-type="string">
            <text:p text:style-name="P59">TC_2_04</text:p>
          </table:table-cell>
          <table:table-cell table:style-name="Tabella8.A2" office:value-type="string">
            <text:p text:style-name="P59">LU2,VU1,LP2,FP2</text:p>
          </table:table-cell>
          <table:table-cell table:style-name="Tabella8.C2" office:value-type="string">
            <text:p text:style-name="P59">Errore</text:p>
          </table:table-cell>
        </table:table-row>
        <table:table-row table:style-name="TableLine2867590602320">
          <table:table-cell table:style-name="Tabella8.A2" office:value-type="string">
            <text:p text:style-name="P59">TC_2_05</text:p>
          </table:table-cell>
          <table:table-cell table:style-name="Tabella8.A2" office:value-type="string">
            <text:p text:style-name="P59">LU2,VU1,LP2,FP1,LE1</text:p>
          </table:table-cell>
          <table:table-cell table:style-name="Tabella8.C2" office:value-type="string">
            <text:p text:style-name="P59">Errore</text:p>
          </table:table-cell>
        </table:table-row>
        <table:table-row table:style-name="TableLine2867590605312">
          <table:table-cell table:style-name="Tabella8.A2" office:value-type="string">
            <text:p text:style-name="P59">TC_2_06</text:p>
          </table:table-cell>
          <table:table-cell table:style-name="Tabella8.A2" office:value-type="string">
            <text:p text:style-name="P59">LU2,VU1,LP2,FP1,LE2,FE1</text:p>
          </table:table-cell>
          <table:table-cell table:style-name="Tabella8.C2" office:value-type="string">
            <text:p text:style-name="P59">Errore</text:p>
          </table:table-cell>
        </table:table-row>
        <table:table-row table:style-name="TableLine2867590606672">
          <table:table-cell table:style-name="Tabella8.A2" office:value-type="string">
            <text:p text:style-name="P59">TC_2_07</text:p>
          </table:table-cell>
          <table:table-cell table:style-name="Tabella8.A2" office:value-type="string">
            <text:p text:style-name="P59">LU2,VU1,LP2,FP1,LE2,FE2</text:p>
          </table:table-cell>
          <table:table-cell table:style-name="Tabella8.C2" office:value-type="string">
            <text:p text:style-name="P59">Registrazione</text:p>
          </table:table-cell>
        </table:table-row>
      </table:table>
      <text:p text:style-name="P10"/>
      <text:p text:style-name="P10"/>
      <text:p text:style-name="P9"/>
      <text:h text:style-name="P102" text:outline-level="2"><text:bookmark-start text:name="__RefHeading___Toc3139_1211047186"/>9.<text:span text:style-name="T6">2</text:span> Gestione <text:span text:style-name="T7">Amministratore</text:span><text:bookmark-end text:name="__RefHeading___Toc3139_1211047186"/></text:h>
      <text:h text:style-name="Heading_20_3" text:outline-level="3"><text:bookmark-start text:name="__RefHeading___Toc3141_1211047186"/><text:span text:style-name="T9">9.2.1 </text:span>AggiungiLibro<text:bookmark-end text:name="__RefHeading___Toc3141_1211047186"/></text:h>
      <text:p text:style-name="P91"/>
      <table:table table:name="Tabella12" table:style-name="Tabella12">
        <table:table-column table:style-name="Tabella12.A"/>
        <table:table-column table:style-name="Tabella12.B"/>
        <table:table-row table:style-name="TableLine2867590603680">
          <table:table-cell table:style-name="Tabella12.A1" table:number-columns-spanned="2" office:value-type="string">
            <text:p text:style-name="P67"><text:span text:style-name="T10">Parametro: </text:span><text:span text:style-name="T15">ISBN</text:span></text:p>
          </table:table-cell>
          <table:covered-table-cell/>
        </table:table-row>
        <table:table-row table:style-name="TableLine2867590605584">
          <table:table-cell table:style-name="Tabella12.A2" office:value-type="string">
            <text:p text:style-name="P67"><text:span text:style-name="T12">Lunghezza [L</text:span><text:span text:style-name="T15">I</text:span><text:span text:style-name="T12">]</text:span></text:p>
          </table:table-cell>
          <table:table-cell table:style-name="Tabella12.B2" office:value-type="string">
            <text:list xml:id="list644190350" text:style-name="L11">
              <text:list-item>
                <text:p text:style-name="P139"><text:span text:style-name="T12">&lt;</text:span><text:span text:style-name="T15">13 or &gt;13</text:span><text:span text:style-name="T13"> [error]</text:span></text:p>
              </text:list-item>
              <text:list-item>
                <text:p text:style-name="P139"><text:span text:style-name="T13">=</text:span><text:span text:style-name="T15">13</text:span><text:span text:style-name="T13"> [propertyLunghezzaL</text:span><text:span text:style-name="T15">I</text:span><text:span text:style-name="T13">OK] </text:span></text:p>
              </text:list-item>
            </text:list>
          </table:table-cell>
        </table:table-row>
        <table:table-row table:style-name="TableLine2867590607760">
          <table:table-cell table:style-name="Tabella12.A2" office:value-type="string">
            <text:p text:style-name="P67"><text:span text:style-name="T15">Valore</text:span><text:span text:style-name="T13"> [</text:span><text:span text:style-name="T15">VI</text:span><text:span text:style-name="T13">]</text:span></text:p>
          </table:table-cell>
          <table:table-cell table:style-name="Tabella12.B2" office:value-type="string">
            <text:list xml:id="list1087461552" text:style-name="L12">
              <text:list-item>
                <text:p text:style-name="P140"><text:span text:style-name="T13">[ifLunghezzaL</text:span><text:span text:style-name="T15">I</text:span><text:span text:style-name="T13">OK] Non vi è alcun match con un altro </text:span><text:span text:style-name="T15">isbn</text:span><text:span text:style-name="T13"> nel DB [propertyValoreOK]</text:span></text:p>
              </text:list-item>
              <text:list-item>
                <text:p text:style-name="P140"><text:span text:style-name="T13">[ifLunghezzaL</text:span><text:span text:style-name="T15">I</text:span><text:span text:style-name="T13">OK] Vi è un match con un altro </text:span><text:span text:style-name="T15">isbn</text:span><text:span text:style-name="T13"> del db [error]</text:span></text:p>
              </text:list-item>
            </text:list>
          </table:table-cell>
        </table:table-row>
      </table:table>
      <text:p text:style-name="P11"/>
      <text:p text:style-name="P11"/>
      <table:table table:name="Tabella13" table:style-name="Tabella13">
        <table:table-column table:style-name="Tabella13.A"/>
        <table:table-column table:style-name="Tabella13.B"/>
        <table:table-row table:style-name="TableLine2867590605040">
          <table:table-cell table:style-name="Tabella13.A1" table:number-columns-spanned="2" office:value-type="string">
            <text:p text:style-name="P67"><text:span text:style-name="T10">Parametro: </text:span><text:span text:style-name="T15">Titolo</text:span></text:p>
          </table:table-cell>
          <table:covered-table-cell/>
        </table:table-row>
        <table:table-row table:style-name="TableLine2867570225360">
          <table:table-cell table:style-name="Tabella13.A2" office:value-type="string">
            <text:p text:style-name="P67"><text:span text:style-name="T12">Lunghezza [L</text:span><text:span text:style-name="T15">T</text:span><text:span text:style-name="T12">]</text:span></text:p>
          </table:table-cell>
          <table:table-cell table:style-name="Tabella13.B2" office:value-type="string">
            <text:list xml:id="list3056262583" text:style-name="L13">
              <text:list-item>
                <text:p text:style-name="P141"><text:span text:style-name="T15">0</text:span><text:span text:style-name="T13"> [error]</text:span></text:p>
              </text:list-item>
              <text:list-item>
                <text:p text:style-name="P141"><text:span text:style-name="T12">&gt;</text:span><text:span text:style-name="T18">=</text:span><text:span text:style-name="T15">1</text:span><text:span text:style-name="T13"> [propertyLunghezzaL</text:span><text:span text:style-name="T15">T</text:span><text:span text:style-name="T13">OK] </text:span></text:p>
              </text:list-item>
            </text:list>
          </table:table-cell>
        </table:table-row>
        <table:table-row table:style-name="TableLine2867570219648">
          <table:table-cell table:style-name="Tabella13.A2" office:value-type="string">
            <text:p text:style-name="P67"><text:span text:style-name="T15">Valore</text:span><text:span text:style-name="T13"> [</text:span><text:span text:style-name="T15">VT</text:span><text:span text:style-name="T13">]</text:span></text:p>
          </table:table-cell>
          <table:table-cell table:style-name="Tabella13.B2" office:value-type="string">
            <text:list xml:id="list2355788970" text:style-name="L14">
              <text:list-item>
                <text:p text:style-name="P142"><text:span text:style-name="T13">[ifLunghezzaL</text:span><text:span text:style-name="T15">T</text:span><text:span text:style-name="T13">OK] <text:s/>[propertyValoreOK]</text:span></text:p>
              </text:list-item>
            </text:list>
          </table:table-cell>
        </table:table-row>
      </table:table>
      <text:p text:style-name="P11"/>
      <text:p text:style-name="P11"/>
      <table:table table:name="Tabella14" table:style-name="Tabella14">
        <table:table-column table:style-name="Tabella14.A"/>
        <table:table-column table:style-name="Tabella14.B"/>
        <text:soft-page-break/>
        <table:table-row table:style-name="TableLine2867570220464">
          <table:table-cell table:style-name="Tabella14.A1" table:number-columns-spanned="2" office:value-type="string">
            <text:p text:style-name="P67"><text:span text:style-name="T10">Parametro: </text:span><text:span text:style-name="T15">Trama</text:span></text:p>
          </table:table-cell>
          <table:covered-table-cell/>
        </table:table-row>
        <table:table-row table:style-name="TableLine2867570218288">
          <table:table-cell table:style-name="Tabella14.A2" office:value-type="string">
            <text:p text:style-name="P67"><text:span text:style-name="T12">Lunghezza [L</text:span><text:span text:style-name="T15">TR</text:span><text:span text:style-name="T12">]</text:span></text:p>
          </table:table-cell>
          <table:table-cell table:style-name="Tabella14.B2" office:value-type="string">
            <text:list xml:id="list2791076356" text:style-name="L15">
              <text:list-item>
                <text:p text:style-name="P143"><text:span text:style-name="T15">0</text:span><text:span text:style-name="T13"> [error]</text:span></text:p>
              </text:list-item>
              <text:list-item>
                <text:p text:style-name="P143"><text:span text:style-name="T12">&gt;</text:span><text:span text:style-name="T13">=</text:span><text:span text:style-name="T15">1</text:span><text:span text:style-name="T13"> [propertyLunghezzaL</text:span><text:span text:style-name="T15">TR</text:span><text:span text:style-name="T13">OK] </text:span></text:p>
              </text:list-item>
            </text:list>
          </table:table-cell>
        </table:table-row>
        <table:table-row table:style-name="TableLine2867570220736">
          <table:table-cell table:style-name="Tabella14.A2" office:value-type="string">
            <text:p text:style-name="P67"><text:span text:style-name="T15">Valore</text:span><text:span text:style-name="T13"> [</text:span><text:span text:style-name="T15">VTR</text:span><text:span text:style-name="T13">]</text:span></text:p>
          </table:table-cell>
          <table:table-cell table:style-name="Tabella14.B2" office:value-type="string">
            <text:list xml:id="list2031618220" text:style-name="L16">
              <text:list-item>
                <text:p text:style-name="P144"><text:span text:style-name="T13">[ifLunghezzaL</text:span><text:span text:style-name="T15">TR</text:span><text:span text:style-name="T13">OK] <text:s/>[propertyValoreOK]</text:span></text:p>
              </text:list-item>
            </text:list>
          </table:table-cell>
        </table:table-row>
      </table:table>
      <text:h text:style-name="P111" text:outline-level="3"/>
      <table:table table:name="Tabella15" table:style-name="Tabella15">
        <table:table-column table:style-name="Tabella15.A"/>
        <table:table-column table:style-name="Tabella15.B"/>
        <table:table-row table:style-name="TableLine2867570223728">
          <table:table-cell table:style-name="Tabella15.A1" table:number-columns-spanned="2" office:value-type="string">
            <text:p text:style-name="P67"><text:span text:style-name="T10">Parametro: </text:span><text:span text:style-name="T16">Autore</text:span></text:p>
          </table:table-cell>
          <table:covered-table-cell/>
        </table:table-row>
        <table:table-row table:style-name="TableLine2867570214208">
          <table:table-cell table:style-name="Tabella15.A2" office:value-type="string">
            <text:p text:style-name="P67"><text:span text:style-name="T12">Lunghezza [L</text:span><text:span text:style-name="T16">A</text:span><text:span text:style-name="T12">]</text:span></text:p>
          </table:table-cell>
          <table:table-cell table:style-name="Tabella15.B2" office:value-type="string">
            <text:list xml:id="list815202089" text:style-name="L17">
              <text:list-item>
                <text:p text:style-name="P145"><text:span text:style-name="T15">0</text:span><text:span text:style-name="T13"> [error]</text:span></text:p>
              </text:list-item>
              <text:list-item>
                <text:p text:style-name="P145"><text:span text:style-name="T12">&gt;</text:span><text:span text:style-name="T13">=</text:span><text:span text:style-name="T15">1</text:span><text:span text:style-name="T13"> [propertyLunghezzaL</text:span><text:span text:style-name="T16">A</text:span><text:span text:style-name="T13">OK] </text:span></text:p>
              </text:list-item>
            </text:list>
          </table:table-cell>
        </table:table-row>
        <table:table-row table:style-name="TableLine2867570210672">
          <table:table-cell table:style-name="Tabella15.A2" office:value-type="string">
            <text:p text:style-name="P67"><text:span text:style-name="T16">Valore</text:span><text:span text:style-name="T13"> [</text:span><text:span text:style-name="T16">VA</text:span><text:span text:style-name="T13">]</text:span></text:p>
          </table:table-cell>
          <table:table-cell table:style-name="Tabella15.B2" office:value-type="string">
            <text:list xml:id="list73447951" text:style-name="L18">
              <text:list-item>
                <text:p text:style-name="P146"><text:span text:style-name="T13">[ifLunghezzaL</text:span><text:span text:style-name="T16">A</text:span><text:span text:style-name="T13">OK] <text:s/>[propertyValoreOK]</text:span></text:p>
              </text:list-item>
            </text:list>
          </table:table-cell>
        </table:table-row>
      </table:table>
      <text:h text:style-name="P111" text:outline-level="3"/>
      <table:table table:name="Tabella16" table:style-name="Tabella16">
        <table:table-column table:style-name="Tabella16.A" table:number-columns-repeated="3"/>
        <table:table-row table:style-name="TableLine2867570226720">
          <table:table-cell table:style-name="Tabella16.A1" office:value-type="string">
            <text:p text:style-name="P52">Codice</text:p>
          </table:table-cell>
          <table:table-cell table:style-name="Tabella16.A1" office:value-type="string">
            <text:p text:style-name="P52">Combinazioni</text:p>
          </table:table-cell>
          <table:table-cell table:style-name="Tabella16.C1" office:value-type="string">
            <text:p text:style-name="P52">Esito</text:p>
          </table:table-cell>
        </table:table-row>
        <table:table-row table:style-name="TableLine2867570215296">
          <table:table-cell table:style-name="Tabella16.A2" office:value-type="string">
            <text:p text:style-name="P60">TC_<text:span text:style-name="T17">3</text:span>_01</text:p>
          </table:table-cell>
          <table:table-cell table:style-name="Tabella16.A2" office:value-type="string">
            <text:p text:style-name="P60">L<text:span text:style-name="T17">I</text:span>1</text:p>
          </table:table-cell>
          <table:table-cell table:style-name="Tabella16.C2" office:value-type="string">
            <text:p text:style-name="P60">Errore</text:p>
          </table:table-cell>
        </table:table-row>
        <table:table-row table:style-name="TableLine2867570226992">
          <table:table-cell table:style-name="Tabella16.A2" office:value-type="string">
            <text:p text:style-name="P60">TC_<text:span text:style-name="T17">3</text:span>_02</text:p>
          </table:table-cell>
          <table:table-cell table:style-name="Tabella16.A2" office:value-type="string">
            <text:p text:style-name="P60">L<text:span text:style-name="T17">I</text:span>2,V<text:span text:style-name="T17">I1</text:span></text:p>
          </table:table-cell>
          <table:table-cell table:style-name="Tabella16.C2" office:value-type="string">
            <text:p text:style-name="P60">Errore</text:p>
          </table:table-cell>
        </table:table-row>
        <table:table-row table:style-name="TableLine2867570216656">
          <table:table-cell table:style-name="Tabella16.A2" office:value-type="string">
            <text:p text:style-name="P60">TC_<text:span text:style-name="T17">3</text:span>_03</text:p>
          </table:table-cell>
          <table:table-cell table:style-name="Tabella16.A2" office:value-type="string">
            <text:p text:style-name="P60">L<text:span text:style-name="T17">I</text:span>2,V<text:span text:style-name="T17">I2,LT1</text:span></text:p>
          </table:table-cell>
          <table:table-cell table:style-name="Tabella16.C2" office:value-type="string">
            <text:p text:style-name="P60">Errore</text:p>
          </table:table-cell>
        </table:table-row>
        <table:table-row table:style-name="TableLine2867570210400">
          <table:table-cell table:style-name="Tabella16.A2" office:value-type="string">
            <text:p text:style-name="P60">TC_<text:span text:style-name="T17">3</text:span>_04</text:p>
          </table:table-cell>
          <table:table-cell table:style-name="Tabella16.A2" office:value-type="string">
            <text:p text:style-name="P60">L<text:span text:style-name="T17">I</text:span>2,V<text:span text:style-name="T17">I2,LT2,VI1,LTR1</text:span></text:p>
          </table:table-cell>
          <table:table-cell table:style-name="Tabella16.C2" office:value-type="string">
            <text:p text:style-name="P60">Errore</text:p>
          </table:table-cell>
        </table:table-row>
        <table:table-row table:style-name="TableLine2867570225904">
          <table:table-cell table:style-name="Tabella16.A2" office:value-type="string">
            <text:p text:style-name="P60">TC_<text:span text:style-name="T17">3</text:span>_05</text:p>
          </table:table-cell>
          <table:table-cell table:style-name="Tabella16.A2" office:value-type="string">
            <text:p text:style-name="P60">L<text:span text:style-name="T17">I</text:span>2,V<text:span text:style-name="T17">I2,LT2,VI1,LTR2,VTR1</text:span></text:p>
          </table:table-cell>
          <table:table-cell table:style-name="Tabella16.C2" office:value-type="string">
            <text:p text:style-name="P60">Errore</text:p>
          </table:table-cell>
        </table:table-row>
        <table:table-row table:style-name="TableLine2867570223184">
          <table:table-cell table:style-name="Tabella16.A2" office:value-type="string">
            <text:p text:style-name="P60">TC_<text:span text:style-name="T17">3</text:span>_06</text:p>
          </table:table-cell>
          <table:table-cell table:style-name="Tabella16.A2" office:value-type="string">
            <text:p text:style-name="P60">L<text:span text:style-name="T17">I</text:span>2,V<text:span text:style-name="T17">I2,LT2,VI1,LTR2,VTR2,LA1</text:span></text:p>
          </table:table-cell>
          <table:table-cell table:style-name="Tabella16.C2" office:value-type="string">
            <text:p text:style-name="P60">Errore</text:p>
          </table:table-cell>
        </table:table-row>
        <table:table-row table:style-name="TableLine2867570214480">
          <table:table-cell table:style-name="Tabella16.A2" office:value-type="string">
            <text:p text:style-name="P60">TC_<text:span text:style-name="T17">3</text:span>_07</text:p>
          </table:table-cell>
          <table:table-cell table:style-name="Tabella16.A2" office:value-type="string">
            <text:p text:style-name="P60">L<text:span text:style-name="T17">I</text:span>2,V<text:span text:style-name="T17">I2,LT2,VI1,LTR2,VTR2,LA2,VA1</text:span></text:p>
          </table:table-cell>
          <table:table-cell table:style-name="Tabella16.C2" office:value-type="string">
            <text:p text:style-name="P68">Libro Aggiunto</text:p>
          </table:table-cell>
        </table:table-row>
      </table:table>
      <text:p text:style-name="P12"/>
      <text:h text:style-name="P111" text:outline-level="3"><text:bookmark-start text:name="__RefHeading___Toc3143_1211047186"/><text:span text:style-name="T9">9.2.2 </text:span>BanUser<text:bookmark-end text:name="__RefHeading___Toc3143_1211047186"/></text:h>
      <text:p text:style-name="P92"/>
      <table:table table:name="Tabella17" table:style-name="Tabella17">
        <table:table-column table:style-name="Tabella17.A"/>
        <table:table-column table:style-name="Tabella17.B"/>
        <table:table-row table:style-name="TableLine2867570221552">
          <table:table-cell table:style-name="Tabella17.A1" table:number-columns-spanned="2" office:value-type="string">
            <text:p text:style-name="P70"><text:span text:style-name="T10">Parametro: </text:span><text:span text:style-name="T18">Utente</text:span></text:p>
          </table:table-cell>
          <table:covered-table-cell/>
        </table:table-row>
        <table:table-row table:style-name="TableLine2867570214752">
          <table:table-cell table:style-name="Tabella17.A2" office:value-type="string">
            <text:p text:style-name="P70"><text:span text:style-name="T15">Valore</text:span><text:span text:style-name="T13"> [</text:span><text:span text:style-name="T15">V</text:span><text:span text:style-name="T18">U</text:span><text:span text:style-name="T13">]</text:span></text:p>
          </table:table-cell>
          <table:table-cell table:style-name="Tabella17.A1" office:value-type="string">
            <text:list xml:id="list369945767" text:style-name="L19">
              <text:list-item>
                <text:p text:style-name="P147"><text:span text:style-name="T18">==NULL</text:span><text:span text:style-name="T13"> [error]</text:span></text:p>
              </text:list-item>
              <text:list-item>
                <text:p text:style-name="P147"><text:span text:style-name="T13">!=</text:span><text:span text:style-name="T18">NULL</text:span><text:span text:style-name="T13"> [property</text:span><text:span text:style-name="T20">Valore</text:span><text:span text:style-name="T13">L</text:span><text:span text:style-name="T18">U</text:span><text:span text:style-name="T13">OK] </text:span></text:p>
              </text:list-item>
            </text:list>
          </table:table-cell>
        </table:table-row>
      </table:table>
      <text:h text:style-name="P112" text:outline-level="3"/>
      <table:table table:name="Tabella18" table:style-name="Tabella18">
        <table:table-column table:style-name="Tabella18.A" table:number-columns-repeated="3"/>
        <table:table-row table:style-name="TableLine2867570218560">
          <table:table-cell table:style-name="Tabella18.A1" office:value-type="string">
            <text:p text:style-name="P53">Codice</text:p>
          </table:table-cell>
          <table:table-cell table:style-name="Tabella18.A1" office:value-type="string">
            <text:p text:style-name="P53">Combinazioni</text:p>
          </table:table-cell>
          <table:table-cell table:style-name="Tabella18.C1" office:value-type="string">
            <text:p text:style-name="P53">Esito</text:p>
          </table:table-cell>
        </table:table-row>
        <table:table-row table:style-name="TableLine2867570223456">
          <table:table-cell table:style-name="Tabella18.A2" office:value-type="string">
            <text:p text:style-name="P71"><text:span text:style-name="T19">TC_</text:span><text:span text:style-name="T18">4</text:span><text:span text:style-name="T19">_01</text:span></text:p>
          </table:table-cell>
          <table:table-cell table:style-name="Tabella18.A2" office:value-type="string">
            <text:p text:style-name="P71"><text:span text:style-name="T18">VU</text:span><text:span text:style-name="T19">1</text:span></text:p>
          </table:table-cell>
          <table:table-cell table:style-name="Tabella18.C2" office:value-type="string">
            <text:p text:style-name="P61">Errore</text:p>
          </table:table-cell>
        </table:table-row>
        <table:table-row table:style-name="TableLine2867570218832">
          <table:table-cell table:style-name="Tabella18.A2" office:value-type="string">
            <text:p text:style-name="P71"><text:span text:style-name="T19">TC_</text:span><text:span text:style-name="T18">4</text:span><text:span text:style-name="T19">_02</text:span></text:p>
          </table:table-cell>
          <table:table-cell table:style-name="Tabella18.A2" office:value-type="string">
            <text:p text:style-name="P69">VU2</text:p>
          </table:table-cell>
          <table:table-cell table:style-name="Tabella18.C2" office:value-type="string">
            <text:p text:style-name="P69">Utente Bannato</text:p>
          </table:table-cell>
        </table:table-row>
      </table:table>
      <text:p text:style-name="P13"/>
      <text:h text:style-name="P112" text:outline-level="3"><text:bookmark-start text:name="__RefHeading___Toc3145_1211047186"/><text:soft-page-break/><text:span text:style-name="T9">9.2.3 </text:span>ModificaLibro<text:bookmark-end text:name="__RefHeading___Toc3145_1211047186"/></text:h>
      <table:table table:name="Tabella19" table:style-name="Tabella19">
        <table:table-column table:style-name="Tabella19.A"/>
        <table:table-column table:style-name="Tabella19.B"/>
        <table:table-row table:style-name="TableLine2867570217472">
          <table:table-cell table:style-name="Tabella19.A1" table:number-columns-spanned="2" office:value-type="string">
            <text:p text:style-name="P70"><text:span text:style-name="T10">Parametro: </text:span><text:span text:style-name="T15">Titolo</text:span></text:p>
          </table:table-cell>
          <table:covered-table-cell/>
        </table:table-row>
        <table:table-row table:style-name="TableLine2867570224544">
          <table:table-cell table:style-name="Tabella19.A2" office:value-type="string">
            <text:p text:style-name="P70"><text:span text:style-name="T12">Lunghezza [L</text:span><text:span text:style-name="T15">T</text:span><text:span text:style-name="T12">]</text:span></text:p>
          </table:table-cell>
          <table:table-cell table:style-name="Tabella19.B2" office:value-type="string">
            <text:list xml:id="list3996495125" text:style-name="L20">
              <text:list-item>
                <text:p text:style-name="P148"><text:span text:style-name="T15">0</text:span><text:span text:style-name="T13"> [error]</text:span></text:p>
              </text:list-item>
              <text:list-item>
                <text:p text:style-name="P148"><text:span text:style-name="T12">&gt;</text:span><text:span text:style-name="T18">=</text:span><text:span text:style-name="T15">1</text:span><text:span text:style-name="T13"> [propertyLunghezzaL</text:span><text:span text:style-name="T15">T</text:span><text:span text:style-name="T13">OK] </text:span></text:p>
              </text:list-item>
            </text:list>
          </table:table-cell>
        </table:table-row>
        <table:table-row table:style-name="TableLine2867570210944">
          <table:table-cell table:style-name="Tabella19.A2" office:value-type="string">
            <text:p text:style-name="P70"><text:span text:style-name="T15">Valore</text:span><text:span text:style-name="T13"> [</text:span><text:span text:style-name="T15">VT</text:span><text:span text:style-name="T13">]</text:span></text:p>
          </table:table-cell>
          <table:table-cell table:style-name="Tabella19.B2" office:value-type="string">
            <text:list xml:id="list1926946837" text:style-name="L21">
              <text:list-item>
                <text:p text:style-name="P149"><text:span text:style-name="T13">[ifLunghezzaL</text:span><text:span text:style-name="T15">T</text:span><text:span text:style-name="T13">OK] <text:s/>[propertyValoreOK]</text:span></text:p>
              </text:list-item>
            </text:list>
          </table:table-cell>
        </table:table-row>
      </table:table>
      <text:h text:style-name="P112" text:outline-level="3"/>
      <table:table table:name="Tabella20" table:style-name="Tabella20">
        <table:table-column table:style-name="Tabella20.A"/>
        <table:table-column table:style-name="Tabella20.B"/>
        <table:table-row table:style-name="TableLine2867570226176">
          <table:table-cell table:style-name="Tabella20.A1" table:number-columns-spanned="2" office:value-type="string">
            <text:p text:style-name="P70"><text:span text:style-name="T10">Parametro: </text:span><text:span text:style-name="T15">Trama</text:span></text:p>
          </table:table-cell>
          <table:covered-table-cell/>
        </table:table-row>
        <table:table-row table:style-name="TableLine2867570216112">
          <table:table-cell table:style-name="Tabella20.A2" office:value-type="string">
            <text:p text:style-name="P70"><text:span text:style-name="T12">Lunghezza [L</text:span><text:span text:style-name="T15">TR</text:span><text:span text:style-name="T12">]</text:span></text:p>
          </table:table-cell>
          <table:table-cell table:style-name="Tabella20.B2" office:value-type="string">
            <text:list xml:id="list4013892705" text:style-name="L22">
              <text:list-item>
                <text:p text:style-name="P150"><text:span text:style-name="T15">0</text:span><text:span text:style-name="T13"> [error]</text:span></text:p>
              </text:list-item>
              <text:list-item>
                <text:p text:style-name="P150"><text:span text:style-name="T12">&gt;</text:span><text:span text:style-name="T13">=</text:span><text:span text:style-name="T15">1</text:span><text:span text:style-name="T13"> [propertyLunghezzaL</text:span><text:span text:style-name="T15">TR</text:span><text:span text:style-name="T13">OK] </text:span></text:p>
              </text:list-item>
            </text:list>
          </table:table-cell>
        </table:table-row>
        <table:table-row table:style-name="TableLine2867570227264">
          <table:table-cell table:style-name="Tabella20.A2" office:value-type="string">
            <text:p text:style-name="P70"><text:span text:style-name="T15">Valore</text:span><text:span text:style-name="T13"> [</text:span><text:span text:style-name="T15">VTR</text:span><text:span text:style-name="T13">]</text:span></text:p>
          </table:table-cell>
          <table:table-cell table:style-name="Tabella20.B2" office:value-type="string">
            <text:list xml:id="list56413114" text:style-name="L23">
              <text:list-item>
                <text:p text:style-name="P151"><text:span text:style-name="T13">[ifLunghezzaL</text:span><text:span text:style-name="T15">TR</text:span><text:span text:style-name="T13">OK] <text:s/>[propertyValoreOK]</text:span></text:p>
              </text:list-item>
            </text:list>
          </table:table-cell>
        </table:table-row>
      </table:table>
      <text:h text:style-name="P112" text:outline-level="3"/>
      <table:table table:name="Tabella21" table:style-name="Tabella21">
        <table:table-column table:style-name="Tabella21.A"/>
        <table:table-column table:style-name="Tabella21.B"/>
        <table:table-row table:style-name="TableLine2867570225088">
          <table:table-cell table:style-name="Tabella21.A1" table:number-columns-spanned="2" office:value-type="string">
            <text:p text:style-name="P70"><text:span text:style-name="T10">Parametro: </text:span><text:span text:style-name="T16">Autore</text:span></text:p>
          </table:table-cell>
          <table:covered-table-cell/>
        </table:table-row>
        <table:table-row table:style-name="TableLine2867570241680">
          <table:table-cell table:style-name="Tabella21.A2" office:value-type="string">
            <text:p text:style-name="P70"><text:span text:style-name="T12">Lunghezza [L</text:span><text:span text:style-name="T16">A</text:span><text:span text:style-name="T12">]</text:span></text:p>
          </table:table-cell>
          <table:table-cell table:style-name="Tabella21.B2" office:value-type="string">
            <text:list xml:id="list1034605069" text:style-name="L24">
              <text:list-item>
                <text:p text:style-name="P152"><text:span text:style-name="T15">0</text:span><text:span text:style-name="T13"> [error]</text:span></text:p>
              </text:list-item>
              <text:list-item>
                <text:p text:style-name="P152"><text:span text:style-name="T12">&gt;</text:span><text:span text:style-name="T13">=</text:span><text:span text:style-name="T15">1</text:span><text:span text:style-name="T13"> [propertyLunghezzaL</text:span><text:span text:style-name="T16">A</text:span><text:span text:style-name="T13">OK] </text:span></text:p>
              </text:list-item>
            </text:list>
          </table:table-cell>
        </table:table-row>
        <table:table-row table:style-name="TableLine2867570242768">
          <table:table-cell table:style-name="Tabella21.A2" office:value-type="string">
            <text:p text:style-name="P70"><text:span text:style-name="T16">Valore</text:span><text:span text:style-name="T13"> [</text:span><text:span text:style-name="T16">VA</text:span><text:span text:style-name="T13">]</text:span></text:p>
          </table:table-cell>
          <table:table-cell table:style-name="Tabella21.B2" office:value-type="string">
            <text:list xml:id="list213950723" text:style-name="L25">
              <text:list-item>
                <text:p text:style-name="P153"><text:span text:style-name="T13">[ifLunghezzaL</text:span><text:span text:style-name="T16">A</text:span><text:span text:style-name="T13">OK] <text:s/>[propertyValoreOK]</text:span></text:p>
              </text:list-item>
            </text:list>
          </table:table-cell>
        </table:table-row>
      </table:table>
      <text:h text:style-name="P112" text:outline-level="3"/>
      <text:h text:style-name="P112" text:outline-level="3"/>
      <table:table table:name="Tabella22" table:style-name="Tabella22">
        <table:table-column table:style-name="Tabella22.A" table:number-columns-repeated="3"/>
        <table:table-row table:style-name="TableLine2867570212304">
          <table:table-cell table:style-name="Tabella22.A1" office:value-type="string">
            <text:p text:style-name="P53">Codice</text:p>
          </table:table-cell>
          <table:table-cell table:style-name="Tabella22.A1" office:value-type="string">
            <text:p text:style-name="P53">Combinazioni</text:p>
          </table:table-cell>
          <table:table-cell table:style-name="Tabella22.C1" office:value-type="string">
            <text:p text:style-name="P53">Esito</text:p>
          </table:table-cell>
        </table:table-row>
        <table:table-row table:style-name="TableLine2867570244944">
          <table:table-cell table:style-name="Tabella22.A2" office:value-type="string">
            <text:p text:style-name="P61">TC_<text:span text:style-name="T18">5_</text:span>01</text:p>
          </table:table-cell>
          <table:table-cell table:style-name="Tabella22.A2" office:value-type="string">
            <text:p text:style-name="P71"><text:span text:style-name="T19">L</text:span><text:span text:style-name="T18">T</text:span><text:span text:style-name="T19">1</text:span></text:p>
          </table:table-cell>
          <table:table-cell table:style-name="Tabella22.C2" office:value-type="string">
            <text:p text:style-name="P61">Errore</text:p>
          </table:table-cell>
        </table:table-row>
        <table:table-row table:style-name="TableLine2867570242496">
          <table:table-cell table:style-name="Tabella22.A2" office:value-type="string">
            <text:p text:style-name="P61">TC_<text:span text:style-name="T18">5</text:span>_0<text:span text:style-name="T28">2</text:span></text:p>
          </table:table-cell>
          <table:table-cell table:style-name="Tabella22.A2" office:value-type="string">
            <text:p text:style-name="P61">L<text:span text:style-name="T18">T</text:span>2,V<text:span text:style-name="T18">T</text:span><text:span text:style-name="T28">1</text:span><text:span text:style-name="T18">,LTR1</text:span></text:p>
          </table:table-cell>
          <table:table-cell table:style-name="Tabella22.C2" office:value-type="string">
            <text:p text:style-name="P61">Errore</text:p>
          </table:table-cell>
        </table:table-row>
        <table:table-row table:style-name="TableLine2867570244400">
          <table:table-cell table:style-name="Tabella22.A2" office:value-type="string">
            <text:p text:style-name="P61">TC_<text:span text:style-name="T18">5</text:span>_0<text:span text:style-name="T28">3</text:span></text:p>
          </table:table-cell>
          <table:table-cell table:style-name="Tabella22.A2" office:value-type="string">
            <text:p text:style-name="P61">L<text:span text:style-name="T18">T</text:span>2,V<text:span text:style-name="T18">T2,LTR2,LA1</text:span></text:p>
          </table:table-cell>
          <table:table-cell table:style-name="Tabella22.C2" office:value-type="string">
            <text:p text:style-name="P61">Errore</text:p>
          </table:table-cell>
        </table:table-row>
        <table:table-row table:style-name="TableLine2867570241408">
          <table:table-cell table:style-name="Tabella22.A2" office:value-type="string">
            <text:p text:style-name="P69">TC_5_0<text:span text:style-name="T28">4</text:span></text:p>
          </table:table-cell>
          <table:table-cell table:style-name="Tabella22.A2" office:value-type="string">
            <text:p text:style-name="P61">L<text:span text:style-name="T18">T</text:span>2,V<text:span text:style-name="T18">T2,LTR2,LA2,VA1</text:span></text:p>
          </table:table-cell>
          <table:table-cell table:style-name="Tabella22.C2" office:value-type="string">
            <text:p text:style-name="P69">Libro Modificato</text:p>
          </table:table-cell>
        </table:table-row>
      </table:table>
      <text:h text:style-name="P112" text:outline-level="3"/>
      <text:h text:style-name="P112" text:outline-level="3"><text:bookmark-start text:name="__RefHeading___Toc3147_1211047186"/><text:span text:style-name="T9">9.2.4 </text:span>RimuoviLibro<text:bookmark-end text:name="__RefHeading___Toc3147_1211047186"/></text:h>
      <text:p text:style-name="P92"/>
      <table:table table:name="Tabella23" table:style-name="Tabella23">
        <table:table-column table:style-name="Tabella23.A"/>
        <table:table-column table:style-name="Tabella23.B"/>
        <table:table-row table:style-name="TableLine2867570235152">
          <table:table-cell table:style-name="Tabella23.A1" table:number-columns-spanned="2" office:value-type="string">
            <text:p text:style-name="P70"><text:span text:style-name="T10">Parametro: </text:span><text:span text:style-name="T18">Libro</text:span></text:p>
          </table:table-cell>
          <table:covered-table-cell/>
        </table:table-row>
        <table:table-row table:style-name="TableLine2867570240592">
          <table:table-cell table:style-name="Tabella23.A2" office:value-type="string">
            <text:p text:style-name="P70"><text:span text:style-name="T15">Valore</text:span><text:span text:style-name="T13"> [</text:span><text:span text:style-name="T15">V</text:span><text:span text:style-name="T18">L</text:span><text:span text:style-name="T13">]</text:span></text:p>
          </table:table-cell>
          <table:table-cell table:style-name="Tabella23.A1" office:value-type="string">
            <text:list xml:id="list4289804145" text:style-name="L26">
              <text:list-item>
                <text:p text:style-name="P154"><text:span text:style-name="T18">==NULL</text:span><text:span text:style-name="T13"> [error]</text:span></text:p>
              </text:list-item>
              <text:list-item>
                <text:p text:style-name="P154"><text:span text:style-name="T13">!=</text:span><text:span text:style-name="T18">NULL</text:span><text:span text:style-name="T13"> [property</text:span><text:span text:style-name="T20">Valore</text:span><text:span text:style-name="T21">VL</text:span><text:span text:style-name="T13">OK] </text:span></text:p>
              </text:list-item>
            </text:list>
          </table:table-cell>
        </table:table-row>
      </table:table>
      <text:h text:style-name="P112" text:outline-level="3"/>
      <text:h text:style-name="P108" text:outline-level="2"/>
      <table:table table:name="Tabella11" table:style-name="Tabella11">
        <table:table-column table:style-name="Tabella11.A" table:number-columns-repeated="3"/>
        <table:table-row table:style-name="TableLine2867570241952">
          <table:table-cell table:style-name="Tabella11.A1" office:value-type="string">
            <text:p text:style-name="P54">Codice</text:p>
          </table:table-cell>
          <table:table-cell table:style-name="Tabella11.A1" office:value-type="string">
            <text:p text:style-name="P54">Combinazioni</text:p>
          </table:table-cell>
          <table:table-cell table:style-name="Tabella11.C1" office:value-type="string">
            <text:p text:style-name="P54">Esito</text:p>
          </table:table-cell>
        </table:table-row>
        <table:table-row table:style-name="TableLine2867570227808">
          <table:table-cell table:style-name="Tabella11.A2" office:value-type="string">
            <text:p text:style-name="P72"><text:span text:style-name="T19">TC_</text:span><text:span text:style-name="T20">6</text:span><text:span text:style-name="T18">_</text:span><text:span text:style-name="T19">01</text:span></text:p>
          </table:table-cell>
          <table:table-cell table:style-name="Tabella11.A2" office:value-type="string">
            <text:p text:style-name="P78">VL1</text:p>
          </table:table-cell>
          <table:table-cell table:style-name="Tabella11.C2" office:value-type="string">
            <text:p text:style-name="P62">Errore</text:p>
          </table:table-cell>
        </table:table-row>
        <table:table-row table:style-name="TableLine2867570228080">
          <table:table-cell table:style-name="Tabella11.A2" office:value-type="string">
            <text:p text:style-name="P72"><text:span text:style-name="T19">TC_</text:span><text:span text:style-name="T20">6</text:span><text:span text:style-name="T19">_02</text:span></text:p>
          </table:table-cell>
          <table:table-cell table:style-name="Tabella11.A2" office:value-type="string">
            <text:p text:style-name="P78">VL2</text:p>
          </table:table-cell>
          <table:table-cell table:style-name="Tabella11.C2" office:value-type="string">
            <text:p text:style-name="P78">Libro Eliminato</text:p>
          </table:table-cell>
        </table:table-row>
      </table:table>
      <text:p text:style-name="P14"/>
      <text:h text:style-name="P103" text:outline-level="2"><text:bookmark-start text:name="__RefHeading___Toc3149_1211047186"/>9.<text:span text:style-name="T6">3</text:span> Gestione <text:span text:style-name="T7">HomePage</text:span><text:bookmark-end text:name="__RefHeading___Toc3149_1211047186"/></text:h>
      <text:h text:style-name="P104" text:outline-level="2"><text:bookmark-start text:name="__RefHeading___Toc3151_1211047186"/>9.<text:span text:style-name="T6">4</text:span> Gestione <text:span text:style-name="T7">Libro</text:span><text:bookmark-end text:name="__RefHeading___Toc3151_1211047186"/></text:h>
      <text:h text:style-name="P113" text:outline-level="3"><text:bookmark-start text:name="__RefHeading___Toc3153_1211047186"/><text:span text:style-name="T9">9.4.</text:span><text:span text:style-name="T8">1</text:span><text:span text:style-name="T9"> </text:span>CreaCommunityByBook<text:bookmark-end text:name="__RefHeading___Toc3153_1211047186"/></text:h>
      <text:p text:style-name="P93"/>
      <table:table table:name="Tabella9" table:style-name="Tabella9">
        <table:table-column table:style-name="Tabella9.A"/>
        <table:table-column table:style-name="Tabella9.B"/>
        <table:table-row table:style-name="TableLine2867570240320">
          <table:table-cell table:style-name="Tabella9.A1" table:number-columns-spanned="2" office:value-type="string">
            <text:p text:style-name="P77"><text:span text:style-name="T10">Parametro: </text:span><text:span text:style-name="T20">Nome Community</text:span></text:p>
          </table:table-cell>
          <table:covered-table-cell/>
        </table:table-row>
        <table:table-row table:style-name="TableLine2867570240048">
          <table:table-cell table:style-name="Tabella9.A2" office:value-type="string">
            <text:p text:style-name="P77"><text:span text:style-name="T12">Lunghezza [L</text:span><text:span text:style-name="T20">N</text:span><text:span text:style-name="T12">]</text:span></text:p>
          </table:table-cell>
          <table:table-cell table:style-name="Tabella9.B2" office:value-type="string">
            <text:list xml:id="list2205040318" text:style-name="L27">
              <text:list-item>
                <text:p text:style-name="P155"><text:span text:style-name="T15">0</text:span><text:span text:style-name="T13"> [error]</text:span></text:p>
              </text:list-item>
              <text:list-item>
                <text:p text:style-name="P155"><text:span text:style-name="T12">&gt;</text:span><text:span text:style-name="T13">=</text:span><text:span text:style-name="T15">1</text:span><text:span text:style-name="T13"> [propertyLunghezzaL</text:span><text:span text:style-name="T20">N</text:span><text:span text:style-name="T13">OK] </text:span></text:p>
              </text:list-item>
            </text:list>
          </table:table-cell>
        </table:table-row>
        <table:table-row table:style-name="TableLine2867570230528">
          <table:table-cell table:style-name="Tabella9.A2" office:value-type="string">
            <text:p text:style-name="P77"><text:span text:style-name="T16">Valore</text:span><text:span text:style-name="T13"> [</text:span><text:span text:style-name="T16">V</text:span><text:span text:style-name="T20">N</text:span><text:span text:style-name="T13">]</text:span></text:p>
          </table:table-cell>
          <table:table-cell table:style-name="Tabella9.B2" office:value-type="string">
            <text:list xml:id="list3764255805" text:style-name="L28">
              <text:list-item>
                <text:p text:style-name="P156"><text:span text:style-name="T13">[ifLunghezzaL</text:span><text:span text:style-name="T20">N</text:span><text:span text:style-name="T13">OK] <text:s/>[propertyValoreOK]</text:span></text:p>
              </text:list-item>
            </text:list>
          </table:table-cell>
        </table:table-row>
      </table:table>
      <text:h text:style-name="P114" text:outline-level="3"/>
      <table:table table:name="Tabella10" table:style-name="Tabella10">
        <table:table-column table:style-name="Tabella10.A"/>
        <table:table-column table:style-name="Tabella10.B"/>
        <table:table-row table:style-name="TableLine2867570238144">
          <table:table-cell table:style-name="Tabella10.A1" table:number-columns-spanned="2" office:value-type="string">
            <text:p text:style-name="P77"><text:span text:style-name="T10">Parametro: </text:span><text:span text:style-name="T20">Descrizione Community</text:span></text:p>
          </table:table-cell>
          <table:covered-table-cell/>
        </table:table-row>
        <table:table-row table:style-name="TableLine2867570242224">
          <table:table-cell table:style-name="Tabella10.A2" office:value-type="string">
            <text:p text:style-name="P77"><text:span text:style-name="T12">Lunghezza [L</text:span><text:span text:style-name="T20">D</text:span><text:span text:style-name="T12">]</text:span></text:p>
          </table:table-cell>
          <table:table-cell table:style-name="Tabella10.B2" office:value-type="string">
            <text:list xml:id="list1588072698" text:style-name="L29">
              <text:list-item>
                <text:p text:style-name="P157"><text:span text:style-name="T15">0</text:span><text:span text:style-name="T13"> [error]</text:span></text:p>
              </text:list-item>
              <text:list-item>
                <text:p text:style-name="P157"><text:span text:style-name="T12">&gt;</text:span><text:span text:style-name="T13">=</text:span><text:span text:style-name="T15">1</text:span><text:span text:style-name="T13"> [propertyLunghezzaL</text:span><text:span text:style-name="T20">D</text:span><text:span text:style-name="T13">OK] </text:span></text:p>
              </text:list-item>
            </text:list>
          </table:table-cell>
        </table:table-row>
        <table:table-row table:style-name="TableLine2867570234336">
          <table:table-cell table:style-name="Tabella10.A2" office:value-type="string">
            <text:p text:style-name="P77"><text:span text:style-name="T16">Valore</text:span><text:span text:style-name="T13"> [</text:span><text:span text:style-name="T16">V</text:span><text:span text:style-name="T20">D</text:span><text:span text:style-name="T13">]</text:span></text:p>
          </table:table-cell>
          <table:table-cell table:style-name="Tabella10.B2" office:value-type="string">
            <text:list xml:id="list3421462310" text:style-name="L30">
              <text:list-item>
                <text:p text:style-name="P158"><text:span text:style-name="T13">[ifLunghezzaL</text:span><text:span text:style-name="T20">D</text:span><text:span text:style-name="T13">OK] <text:s/>[propertyValoreOK]</text:span></text:p>
              </text:list-item>
            </text:list>
          </table:table-cell>
        </table:table-row>
      </table:table>
      <text:p text:style-name="P14"/>
      <text:h text:style-name="P114" text:outline-level="3"/>
      <table:table table:name="Tabella24" table:style-name="Tabella24">
        <table:table-column table:style-name="Tabella24.A" table:number-columns-repeated="3"/>
        <table:table-row table:style-name="TableLine2867570240864">
          <table:table-cell table:style-name="Tabella24.A1" office:value-type="string">
            <text:p text:style-name="P54">Codice</text:p>
          </table:table-cell>
          <table:table-cell table:style-name="Tabella24.A1" office:value-type="string">
            <text:p text:style-name="P54">Combinazioni</text:p>
          </table:table-cell>
          <table:table-cell table:style-name="Tabella24.C1" office:value-type="string">
            <text:p text:style-name="P54">Esito</text:p>
          </table:table-cell>
        </table:table-row>
        <table:table-row table:style-name="TableLine2867570239232">
          <table:table-cell table:style-name="Tabella24.A2" office:value-type="string">
            <text:p text:style-name="P72"><text:span text:style-name="T19">TC_</text:span><text:span text:style-name="T20">7</text:span><text:span text:style-name="T18">_</text:span><text:span text:style-name="T19">01</text:span></text:p>
          </table:table-cell>
          <table:table-cell table:style-name="Tabella24.A2" office:value-type="string">
            <text:p text:style-name="P78">LN1</text:p>
          </table:table-cell>
          <table:table-cell table:style-name="Tabella24.C2" office:value-type="string">
            <text:p text:style-name="P62">Errore</text:p>
          </table:table-cell>
        </table:table-row>
        <table:table-row table:style-name="TableLine2867570228896">
          <table:table-cell table:style-name="Tabella24.A2" office:value-type="string">
            <text:p text:style-name="P72"><text:span text:style-name="T19">TC_</text:span><text:span text:style-name="T20">7</text:span><text:span text:style-name="T19">_02</text:span></text:p>
          </table:table-cell>
          <table:table-cell table:style-name="Tabella24.A2" office:value-type="string">
            <text:p text:style-name="P78">LN2,VN1,LD1</text:p>
          </table:table-cell>
          <table:table-cell table:style-name="Tabella24.C2" office:value-type="string">
            <text:p text:style-name="P62">Errore</text:p>
          </table:table-cell>
        </table:table-row>
        <table:table-row table:style-name="TableLine2867570244672">
          <table:table-cell table:style-name="Tabella24.A2" office:value-type="string">
            <text:p text:style-name="P72"><text:span text:style-name="T19">TC_</text:span><text:span text:style-name="T20">7</text:span><text:span text:style-name="T19">_0</text:span><text:span text:style-name="T20">3</text:span></text:p>
          </table:table-cell>
          <table:table-cell table:style-name="Tabella24.A2" office:value-type="string">
            <text:p text:style-name="P78">LN2,VN1,LD2,VD1</text:p>
          </table:table-cell>
          <table:table-cell table:style-name="Tabella24.C2" office:value-type="string">
            <text:p text:style-name="P78">Community Creata</text:p>
          </table:table-cell>
        </table:table-row>
      </table:table>
      <text:h text:style-name="P114" text:outline-level="3"/>
      <text:h text:style-name="P114" text:outline-level="3"/>
      <text:h text:style-name="P115" text:outline-level="3"/>
      <text:h text:style-name="P121" text:outline-level="3"><text:bookmark-start text:name="__RefHeading___Toc3155_1211047186"/><text:span text:style-name="T9">9.4.</text:span><text:span text:style-name="T8">2</text:span><text:span text:style-name="T9"> </text:span>VisualizzaCommunity<text:bookmark-end text:name="__RefHeading___Toc3155_1211047186"/></text:h>
      <table:table table:name="Tabella25" table:style-name="Tabella25">
        <table:table-column table:style-name="Tabella25.A"/>
        <table:table-column table:style-name="Tabella25.B"/>
        <table:table-row table:style-name="TableLine2867570243040">
          <table:table-cell table:style-name="Tabella25.A1" table:number-columns-spanned="2" office:value-type="string">
            <text:p text:style-name="P80"><text:span text:style-name="T10">Parametro: C</text:span><text:span text:style-name="T21">ommunity</text:span></text:p>
          </table:table-cell>
          <table:covered-table-cell/>
        </table:table-row>
        <table:table-row table:style-name="TableLine2867570229168">
          <table:table-cell table:style-name="Tabella25.A2" office:value-type="string">
            <text:p text:style-name="P80"><text:span text:style-name="T15">Valore</text:span><text:span text:style-name="T13"> [</text:span><text:span text:style-name="T15">V</text:span><text:span text:style-name="T21">C</text:span><text:span text:style-name="T13">]</text:span></text:p>
          </table:table-cell>
          <table:table-cell table:style-name="Tabella25.A1" office:value-type="string">
            <text:list xml:id="list3321247495" text:style-name="L31">
              <text:list-item>
                <text:p text:style-name="P159"><text:span text:style-name="T18">==NULL</text:span><text:span text:style-name="T13"> [error]</text:span></text:p>
              </text:list-item>
              <text:list-item>
                <text:p text:style-name="P159"><text:span text:style-name="T13">!=</text:span><text:span text:style-name="T18">NULL</text:span><text:span text:style-name="T13"> [property</text:span><text:span text:style-name="T20">Valore</text:span><text:span text:style-name="T21">VC</text:span><text:span text:style-name="T13">OK] </text:span></text:p>
              </text:list-item>
            </text:list>
          </table:table-cell>
        </table:table-row>
      </table:table>
      <text:h text:style-name="P117" text:outline-level="3"/>
      <text:p text:style-name="P94"/>
      <table:table table:name="Tabella27" table:style-name="Tabella27">
        <table:table-column table:style-name="Tabella27.A" table:number-columns-repeated="3"/>
        <table:table-row table:style-name="TableLine2867570231616">
          <table:table-cell table:style-name="Tabella27.A1" office:value-type="string">
            <text:p text:style-name="P55">Codice</text:p>
          </table:table-cell>
          <table:table-cell table:style-name="Tabella27.A1" office:value-type="string">
            <text:p text:style-name="P55">Combinazioni</text:p>
          </table:table-cell>
          <table:table-cell table:style-name="Tabella27.C1" office:value-type="string">
            <text:p text:style-name="P55">Esito</text:p>
          </table:table-cell>
        </table:table-row>
        <table:table-row table:style-name="TableLine2867570232704">
          <table:table-cell table:style-name="Tabella27.A2" office:value-type="string">
            <text:p text:style-name="P73"><text:span text:style-name="T19">TC_</text:span><text:span text:style-name="T22">8</text:span><text:span text:style-name="T18">_</text:span><text:span text:style-name="T19">01</text:span></text:p>
          </table:table-cell>
          <table:table-cell table:style-name="Tabella27.A2" office:value-type="string">
            <text:p text:style-name="P82">VC1</text:p>
          </table:table-cell>
          <table:table-cell table:style-name="Tabella27.C2" office:value-type="string">
            <text:p text:style-name="P63">Errore</text:p>
          </table:table-cell>
        </table:table-row>
        <table:table-row table:style-name="TableLine2867570255824">
          <table:table-cell table:style-name="Tabella27.A2" office:value-type="string">
            <text:p text:style-name="P73"><text:span text:style-name="T19">TC_</text:span><text:span text:style-name="T22">8</text:span><text:span text:style-name="T19">_02</text:span></text:p>
          </table:table-cell>
          <table:table-cell table:style-name="Tabella27.A2" office:value-type="string">
            <text:p text:style-name="P82">VC2</text:p>
          </table:table-cell>
          <table:table-cell table:style-name="Tabella27.C2" office:value-type="string">
            <text:p text:style-name="P82">CommunityVisualizzata</text:p>
          </table:table-cell>
        </table:table-row>
      </table:table>
      <text:p text:style-name="P15"/>
      <text:h text:style-name="P117" text:outline-level="3"><text:bookmark-start text:name="__RefHeading___Toc3157_1211047186"/><text:span text:style-name="T9">9.4.</text:span><text:span text:style-name="T8">3</text:span><text:span text:style-name="T9"> </text:span>VisualizzaLibro<text:bookmark-end text:name="__RefHeading___Toc3157_1211047186"/></text:h>
      <table:table table:name="Tabella26" table:style-name="Tabella26">
        <table:table-column table:style-name="Tabella26.A"/>
        <table:table-column table:style-name="Tabella26.B"/>
        <table:table-row table:style-name="TableLine2867570232160">
          <table:table-cell table:style-name="Tabella26.A1" table:number-columns-spanned="2" office:value-type="string">
            <text:p text:style-name="P81"><text:span text:style-name="T10">Parametro: </text:span><text:span text:style-name="T22">Libro</text:span></text:p>
          </table:table-cell>
          <table:covered-table-cell/>
        </table:table-row>
        <table:table-row table:style-name="TableLine2867570256912">
          <table:table-cell table:style-name="Tabella26.A2" office:value-type="string">
            <text:p text:style-name="P81"><text:span text:style-name="T15">Valore</text:span><text:span text:style-name="T13"> [</text:span><text:span text:style-name="T15">V</text:span><text:span text:style-name="T22">L</text:span><text:span text:style-name="T13">]</text:span></text:p>
          </table:table-cell>
          <table:table-cell table:style-name="Tabella26.A1" office:value-type="string">
            <text:list xml:id="list1178683686" text:style-name="L32">
              <text:list-item>
                <text:p text:style-name="P160"><text:span text:style-name="T18">==NULL</text:span><text:span text:style-name="T13"> [error]</text:span></text:p>
              </text:list-item>
              <text:list-item>
                <text:p text:style-name="P160"><text:span text:style-name="T13">!=</text:span><text:span text:style-name="T18">NULL</text:span><text:span text:style-name="T13"> [property</text:span><text:span text:style-name="T20">Valore</text:span><text:span text:style-name="T21">V</text:span><text:span text:style-name="T22">L</text:span><text:span text:style-name="T13">OK] </text:span></text:p>
              </text:list-item>
            </text:list>
          </table:table-cell>
        </table:table-row>
      </table:table>
      <text:h text:style-name="P105" text:outline-level="2"/>
      <table:table table:name="Tabella28" table:style-name="Tabella28">
        <table:table-column table:style-name="Tabella28.A" table:number-columns-repeated="3"/>
        <table:table-row table:style-name="TableLine2867570248208">
          <table:table-cell table:style-name="Tabella28.A1" office:value-type="string">
            <text:p text:style-name="P55">Codice</text:p>
          </table:table-cell>
          <table:table-cell table:style-name="Tabella28.A1" office:value-type="string">
            <text:p text:style-name="P55">Combinazioni</text:p>
          </table:table-cell>
          <table:table-cell table:style-name="Tabella28.C1" office:value-type="string">
            <text:p text:style-name="P55">Esito</text:p>
          </table:table-cell>
        </table:table-row>
        <table:table-row table:style-name="TableLine2867570247664">
          <table:table-cell table:style-name="Tabella28.A2" office:value-type="string">
            <text:p text:style-name="P73"><text:span text:style-name="T19">TC_</text:span><text:span text:style-name="T22">9</text:span><text:span text:style-name="T18">_</text:span><text:span text:style-name="T19">01</text:span></text:p>
          </table:table-cell>
          <table:table-cell table:style-name="Tabella28.A2" office:value-type="string">
            <text:p text:style-name="P82">VL1</text:p>
          </table:table-cell>
          <table:table-cell table:style-name="Tabella28.C2" office:value-type="string">
            <text:p text:style-name="P63">Errore</text:p>
          </table:table-cell>
        </table:table-row>
        <table:table-row table:style-name="TableLine2867570253104">
          <table:table-cell table:style-name="Tabella28.A2" office:value-type="string">
            <text:p text:style-name="P73"><text:span text:style-name="T19">TC_</text:span><text:span text:style-name="T22">9</text:span><text:span text:style-name="T19">_02</text:span></text:p>
          </table:table-cell>
          <table:table-cell table:style-name="Tabella28.A2" office:value-type="string">
            <text:p text:style-name="P82">VL2</text:p>
          </table:table-cell>
          <table:table-cell table:style-name="Tabella28.C2" office:value-type="string">
            <text:p text:style-name="P82">LibroVisualizzato</text:p>
          </table:table-cell>
        </table:table-row>
      </table:table>
      <text:h text:style-name="P105" text:outline-level="2"><text:bookmark-start text:name="__RefHeading___Toc3159_1211047186"/>9.<text:span text:style-name="T6">5</text:span> Gestione <text:span text:style-name="T7">Moderatore</text:span><text:bookmark-end text:name="__RefHeading___Toc3159_1211047186"/></text:h>
      <text:h text:style-name="Heading_20_3" text:outline-level="3"><text:bookmark-start text:name="__RefHeading___Toc3161_1211047186"/><text:span text:style-name="T9">9.5.1 </text:span>ModificaCommunity<text:bookmark-end text:name="__RefHeading___Toc3161_1211047186"/></text:h>
      <text:p text:style-name="P95"/>
      <table:table table:name="Tabella29" table:style-name="Tabella29">
        <table:table-column table:style-name="Tabella29.A"/>
        <table:table-column table:style-name="Tabella29.B"/>
        <table:table-row table:style-name="TableLine2867570257184">
          <table:table-cell table:style-name="Tabella29.A1" table:number-columns-spanned="2" office:value-type="string">
            <text:p text:style-name="P84"><text:span text:style-name="T10">Parametro: </text:span><text:span text:style-name="T20">Nome Community</text:span></text:p>
          </table:table-cell>
          <table:covered-table-cell/>
        </table:table-row>
        <table:table-row table:style-name="TableLine2867570250384">
          <table:table-cell table:style-name="Tabella29.A2" office:value-type="string">
            <text:p text:style-name="P84"><text:span text:style-name="T12">Lunghezza [L</text:span><text:span text:style-name="T20">N</text:span><text:span text:style-name="T12">]</text:span></text:p>
          </table:table-cell>
          <table:table-cell table:style-name="Tabella29.B2" office:value-type="string">
            <text:list xml:id="list2309083058" text:style-name="L33">
              <text:list-item>
                <text:p text:style-name="P161"><text:span text:style-name="T15">0</text:span><text:span text:style-name="T13"> [error]</text:span></text:p>
              </text:list-item>
              <text:list-item>
                <text:p text:style-name="P161"><text:span text:style-name="T12">&gt;</text:span><text:span text:style-name="T13">=</text:span><text:span text:style-name="T15">1</text:span><text:span text:style-name="T13"> [propertyLunghezzaL</text:span><text:span text:style-name="T20">N</text:span><text:span text:style-name="T13">OK] </text:span></text:p>
              </text:list-item>
            </text:list>
          </table:table-cell>
        </table:table-row>
        <table:table-row table:style-name="TableLine2867570247936">
          <table:table-cell table:style-name="Tabella29.A2" office:value-type="string">
            <text:p text:style-name="P84"><text:span text:style-name="T16">Valore</text:span><text:span text:style-name="T13"> [</text:span><text:span text:style-name="T16">V</text:span><text:span text:style-name="T20">N</text:span><text:span text:style-name="T13">]</text:span></text:p>
          </table:table-cell>
          <table:table-cell table:style-name="Tabella29.B2" office:value-type="string">
            <text:list xml:id="list616070903" text:style-name="L34">
              <text:list-item>
                <text:p text:style-name="P162"><text:span text:style-name="T13">[ifLunghezzaL</text:span><text:span text:style-name="T20">N</text:span><text:span text:style-name="T13">OK] <text:s/>[propertyValoreOK]</text:span></text:p>
              </text:list-item>
            </text:list>
          </table:table-cell>
        </table:table-row>
      </table:table>
      <text:h text:style-name="P106" text:outline-level="2"/>
      <table:table table:name="Tabella30" table:style-name="Tabella30">
        <table:table-column table:style-name="Tabella30.A"/>
        <table:table-column table:style-name="Tabella30.B"/>
        <table:table-row table:style-name="TableLine2867570257728">
          <table:table-cell table:style-name="Tabella30.A1" table:number-columns-spanned="2" office:value-type="string">
            <text:p text:style-name="P84"><text:span text:style-name="T10">Parametro: </text:span><text:span text:style-name="T20">Descrizione Community</text:span></text:p>
          </table:table-cell>
          <table:covered-table-cell/>
        </table:table-row>
        <table:table-row table:style-name="TableLine2867570258000">
          <table:table-cell table:style-name="Tabella30.A2" office:value-type="string">
            <text:p text:style-name="P84"><text:span text:style-name="T12">Lunghezza [L</text:span><text:span text:style-name="T20">D</text:span><text:span text:style-name="T12">]</text:span></text:p>
          </table:table-cell>
          <table:table-cell table:style-name="Tabella30.B2" office:value-type="string">
            <text:list xml:id="list2016439303" text:style-name="L35">
              <text:list-item>
                <text:p text:style-name="P163"><text:span text:style-name="T15">0</text:span><text:span text:style-name="T13"> [error]</text:span></text:p>
              </text:list-item>
              <text:list-item>
                <text:p text:style-name="P163"><text:span text:style-name="T12">&gt;</text:span><text:span text:style-name="T13">=</text:span><text:span text:style-name="T15">1</text:span><text:span text:style-name="T13"> [propertyLunghezzaL</text:span><text:span text:style-name="T20">D</text:span><text:span text:style-name="T13">OK] </text:span></text:p>
              </text:list-item>
            </text:list>
          </table:table-cell>
        </table:table-row>
        <table:table-row table:style-name="TableLine2867570249568">
          <table:table-cell table:style-name="Tabella30.A2" office:value-type="string">
            <text:p text:style-name="P84"><text:span text:style-name="T16">Valore</text:span><text:span text:style-name="T13"> [</text:span><text:span text:style-name="T16">V</text:span><text:span text:style-name="T20">D</text:span><text:span text:style-name="T13">]</text:span></text:p>
          </table:table-cell>
          <table:table-cell table:style-name="Tabella30.B2" office:value-type="string">
            <text:list xml:id="list3487790470" text:style-name="L36">
              <text:list-item>
                <text:p text:style-name="P164"><text:span text:style-name="T13">[ifLunghezzaL</text:span><text:span text:style-name="T20">D</text:span><text:span text:style-name="T13">OK] <text:s/></text:span><text:soft-page-break/><text:span text:style-name="T13">[propertyValoreOK]</text:span></text:p>
              </text:list-item>
            </text:list>
          </table:table-cell>
        </table:table-row>
      </table:table>
      <text:p text:style-name="P16"/>
      <text:h text:style-name="P106" text:outline-level="2"/>
      <table:table table:name="Tabella31" table:style-name="Tabella31">
        <table:table-column table:style-name="Tabella31.A" table:number-columns-repeated="3"/>
        <table:table-row table:style-name="TableLine2867570253376">
          <table:table-cell table:style-name="Tabella31.A1" office:value-type="string">
            <text:p text:style-name="P56">Codice</text:p>
          </table:table-cell>
          <table:table-cell table:style-name="Tabella31.A1" office:value-type="string">
            <text:p text:style-name="P56">Combinazioni</text:p>
          </table:table-cell>
          <table:table-cell table:style-name="Tabella31.C1" office:value-type="string">
            <text:p text:style-name="P56">Esito</text:p>
          </table:table-cell>
        </table:table-row>
        <table:table-row table:style-name="TableLine2867570250928">
          <table:table-cell table:style-name="Tabella31.A2" office:value-type="string">
            <text:p text:style-name="P74"><text:span text:style-name="T19">TC_</text:span><text:span text:style-name="T23">10</text:span><text:span text:style-name="T18">_</text:span><text:span text:style-name="T19">01</text:span></text:p>
          </table:table-cell>
          <table:table-cell table:style-name="Tabella31.A2" office:value-type="string">
            <text:p text:style-name="P79">LN1</text:p>
          </table:table-cell>
          <table:table-cell table:style-name="Tabella31.C2" office:value-type="string">
            <text:p text:style-name="P64">Errore</text:p>
          </table:table-cell>
        </table:table-row>
        <table:table-row table:style-name="TableLine2867570252832">
          <table:table-cell table:style-name="Tabella31.A2" office:value-type="string">
            <text:p text:style-name="P74"><text:span text:style-name="T19">TC_</text:span><text:span text:style-name="T23">10</text:span><text:span text:style-name="T19">_02</text:span></text:p>
          </table:table-cell>
          <table:table-cell table:style-name="Tabella31.A2" office:value-type="string">
            <text:p text:style-name="P79">LN2,VN1,LD1</text:p>
          </table:table-cell>
          <table:table-cell table:style-name="Tabella31.C2" office:value-type="string">
            <text:p text:style-name="P64">Errore</text:p>
          </table:table-cell>
        </table:table-row>
        <table:table-row table:style-name="TableLine2867570245760">
          <table:table-cell table:style-name="Tabella31.A2" office:value-type="string">
            <text:p text:style-name="P74"><text:span text:style-name="T19">TC_</text:span><text:span text:style-name="T23">10</text:span><text:span text:style-name="T19">_0</text:span><text:span text:style-name="T20">3</text:span></text:p>
          </table:table-cell>
          <table:table-cell table:style-name="Tabella31.A2" office:value-type="string">
            <text:p text:style-name="P79">LN2,VN1,LD2,VD1</text:p>
          </table:table-cell>
          <table:table-cell table:style-name="Tabella31.C2" office:value-type="string">
            <text:p text:style-name="P74"><text:span text:style-name="T20">Community </text:span><text:span text:style-name="T23">Modificata</text:span></text:p>
          </table:table-cell>
        </table:table-row>
      </table:table>
      <text:p text:style-name="P16"/>
      <text:h text:style-name="P106" text:outline-level="2"><text:bookmark-start text:name="__RefHeading___Toc3163_1211047186"/>9.<text:span text:style-name="T6">6</text:span> Gestione <text:span text:style-name="T7">Post</text:span><text:bookmark-end text:name="__RefHeading___Toc3163_1211047186"/></text:h>
      <text:h text:style-name="Heading_20_3" text:outline-level="3"><text:bookmark-start text:name="__RefHeading___Toc3165_1211047186"/><text:span text:style-name="T9">9.6.1 </text:span>CaricaPost<text:bookmark-end text:name="__RefHeading___Toc3165_1211047186"/></text:h>
      <table:table table:name="Tabella32" table:style-name="Tabella32">
        <table:table-column table:style-name="Tabella32.A"/>
        <table:table-column table:style-name="Tabella32.B"/>
        <table:table-row table:style-name="TableLine2867570246032">
          <table:table-cell table:style-name="Tabella32.A1" table:number-columns-spanned="2" office:value-type="string">
            <text:p text:style-name="P85"><text:span text:style-name="T10">Parametro: </text:span><text:span text:style-name="T20">Descrizione </text:span><text:span text:style-name="T24">Post</text:span></text:p>
          </table:table-cell>
          <table:covered-table-cell/>
        </table:table-row>
        <table:table-row table:style-name="TableLine2867570249296">
          <table:table-cell table:style-name="Tabella32.A2" office:value-type="string">
            <text:p text:style-name="P85"><text:span text:style-name="T12">Lunghezza [L</text:span><text:span text:style-name="T24">P</text:span><text:span text:style-name="T25">]</text:span></text:p>
          </table:table-cell>
          <table:table-cell table:style-name="Tabella32.B2" office:value-type="string">
            <text:list xml:id="list1598399004" text:style-name="L37">
              <text:list-item>
                <text:p text:style-name="P165"><text:span text:style-name="T15">0</text:span><text:span text:style-name="T13"> [error]</text:span></text:p>
              </text:list-item>
              <text:list-item>
                <text:p text:style-name="P165"><text:span text:style-name="T12">&gt;</text:span><text:span text:style-name="T13">=</text:span><text:span text:style-name="T15">1</text:span><text:span text:style-name="T13"> [propertyLunghezzaL</text:span><text:span text:style-name="T24">P</text:span><text:span text:style-name="T13">OK] </text:span></text:p>
              </text:list-item>
            </text:list>
          </table:table-cell>
        </table:table-row>
        <table:table-row table:style-name="TableLine2867570251200">
          <table:table-cell table:style-name="Tabella32.A2" office:value-type="string">
            <text:p text:style-name="P85"><text:span text:style-name="T16">Valore</text:span><text:span text:style-name="T13"> [</text:span><text:span text:style-name="T16">V</text:span><text:span text:style-name="T24">P</text:span><text:span text:style-name="T13">]</text:span></text:p>
          </table:table-cell>
          <table:table-cell table:style-name="Tabella32.B2" office:value-type="string">
            <text:list xml:id="list357657458" text:style-name="L38">
              <text:list-item>
                <text:p text:style-name="P166"><text:span text:style-name="T13">[ifLunghezzaL</text:span><text:span text:style-name="T24">P</text:span><text:span text:style-name="T13">OK] <text:s/>[propertyValoreOK]</text:span></text:p>
              </text:list-item>
            </text:list>
          </table:table-cell>
        </table:table-row>
      </table:table>
      <text:h text:style-name="P118" text:outline-level="3"/>
      <table:table table:name="Tabella33" table:style-name="Tabella33">
        <table:table-column table:style-name="Tabella33.A" table:number-columns-repeated="3"/>
        <table:table-row table:style-name="TableLine2867570251472">
          <table:table-cell table:style-name="Tabella33.A1" office:value-type="string">
            <text:p text:style-name="P57">Codice</text:p>
          </table:table-cell>
          <table:table-cell table:style-name="Tabella33.A1" office:value-type="string">
            <text:p text:style-name="P57">Combinazioni</text:p>
          </table:table-cell>
          <table:table-cell table:style-name="Tabella33.C1" office:value-type="string">
            <text:p text:style-name="P57">Esito</text:p>
          </table:table-cell>
        </table:table-row>
        <table:table-row table:style-name="TableLine2867570206320">
          <table:table-cell table:style-name="Tabella33.A2" office:value-type="string">
            <text:p text:style-name="P75"><text:span text:style-name="T19">TC_</text:span><text:span text:style-name="T25">11</text:span><text:span text:style-name="T18">_</text:span><text:span text:style-name="T19">01</text:span></text:p>
          </table:table-cell>
          <table:table-cell table:style-name="Tabella33.A2" office:value-type="string">
            <text:p text:style-name="P86">LP1</text:p>
          </table:table-cell>
          <table:table-cell table:style-name="Tabella33.C2" office:value-type="string">
            <text:p text:style-name="P65">Errore</text:p>
          </table:table-cell>
        </table:table-row>
        <table:table-row table:style-name="TableLine2867570194624">
          <table:table-cell table:style-name="Tabella33.A2" office:value-type="string">
            <text:p text:style-name="P75"><text:span text:style-name="T19">TC_</text:span><text:span text:style-name="T25">11</text:span><text:span text:style-name="T19">_02</text:span></text:p>
          </table:table-cell>
          <table:table-cell table:style-name="Tabella33.A2" office:value-type="string">
            <text:p text:style-name="P86">LP2,VP1</text:p>
          </table:table-cell>
          <table:table-cell table:style-name="Tabella33.C2" office:value-type="string">
            <text:p text:style-name="P86">Post Caricato</text:p>
          </table:table-cell>
        </table:table-row>
      </table:table>
      <text:p text:style-name="P17"/>
      <text:h text:style-name="P119" text:outline-level="3"><text:bookmark-start text:name="__RefHeading___Toc3167_1211047186"/><text:span text:style-name="T9">9.6.2 </text:span>ModificaPost<text:bookmark-end text:name="__RefHeading___Toc3167_1211047186"/></text:h>
      <table:table table:name="Tabella34" table:style-name="Tabella34">
        <table:table-column table:style-name="Tabella34.A"/>
        <table:table-column table:style-name="Tabella34.B"/>
        <table:table-row table:style-name="TableLine2867570246576">
          <table:table-cell table:style-name="Tabella34.A1" table:number-columns-spanned="2" office:value-type="string">
            <text:p text:style-name="P87"><text:span text:style-name="T10">Parametro: </text:span><text:span text:style-name="T20">Descrizione </text:span><text:span text:style-name="T24">Post</text:span></text:p>
          </table:table-cell>
          <table:covered-table-cell/>
        </table:table-row>
        <table:table-row table:style-name="TableLine2867570202784">
          <table:table-cell table:style-name="Tabella34.A2" office:value-type="string">
            <text:p text:style-name="P87"><text:span text:style-name="T12">Lunghezza [L</text:span><text:span text:style-name="T24">P</text:span><text:span text:style-name="T25">]</text:span></text:p>
          </table:table-cell>
          <table:table-cell table:style-name="Tabella34.B2" office:value-type="string">
            <text:list xml:id="list1011115125" text:style-name="L39">
              <text:list-item>
                <text:p text:style-name="P167"><text:span text:style-name="T15">0</text:span><text:span text:style-name="T13"> [error]</text:span></text:p>
              </text:list-item>
              <text:list-item>
                <text:p text:style-name="P167"><text:span text:style-name="T12">&gt;</text:span><text:span text:style-name="T13">=</text:span><text:span text:style-name="T15">1</text:span><text:span text:style-name="T13"> [propertyLunghezzaL</text:span><text:span text:style-name="T24">P</text:span><text:span text:style-name="T13">OK] </text:span></text:p>
              </text:list-item>
            </text:list>
          </table:table-cell>
        </table:table-row>
        <table:table-row table:style-name="TableLine2867570206864">
          <table:table-cell table:style-name="Tabella34.A2" office:value-type="string">
            <text:p text:style-name="P87"><text:span text:style-name="T16">Valore</text:span><text:span text:style-name="T13"> [</text:span><text:span text:style-name="T16">V</text:span><text:span text:style-name="T24">P</text:span><text:span text:style-name="T13">]</text:span></text:p>
          </table:table-cell>
          <table:table-cell table:style-name="Tabella34.B2" office:value-type="string">
            <text:list xml:id="list154086862" text:style-name="L40">
              <text:list-item>
                <text:p text:style-name="P168"><text:span text:style-name="T13">[ifLunghezzaL</text:span><text:span text:style-name="T24">P</text:span><text:span text:style-name="T13">OK] <text:s/>[propertyValoreOK]</text:span></text:p>
              </text:list-item>
            </text:list>
          </table:table-cell>
        </table:table-row>
      </table:table>
      <text:h text:style-name="P118" text:outline-level="3"/>
      <table:table table:name="Tabella35" table:style-name="Tabella35">
        <table:table-column table:style-name="Tabella35.A" table:number-columns-repeated="3"/>
        <table:table-row table:style-name="TableLine2867570207680">
          <table:table-cell table:style-name="Tabella35.A1" office:value-type="string">
            <text:p text:style-name="P57">Codice</text:p>
          </table:table-cell>
          <table:table-cell table:style-name="Tabella35.A1" office:value-type="string">
            <text:p text:style-name="P57">Combinazioni</text:p>
          </table:table-cell>
          <table:table-cell table:style-name="Tabella35.C1" office:value-type="string">
            <text:p text:style-name="P57">Esito</text:p>
          </table:table-cell>
        </table:table-row>
        <table:table-row table:style-name="TableLine2867570198160">
          <table:table-cell table:style-name="Tabella35.A2" office:value-type="string">
            <text:p text:style-name="P75"><text:span text:style-name="T19">TC_</text:span><text:span text:style-name="T25">12</text:span><text:span text:style-name="T18">_</text:span><text:span text:style-name="T19">01</text:span></text:p>
          </table:table-cell>
          <table:table-cell table:style-name="Tabella35.A2" office:value-type="string">
            <text:p text:style-name="P86">LP1</text:p>
          </table:table-cell>
          <table:table-cell table:style-name="Tabella35.C2" office:value-type="string">
            <text:p text:style-name="P65">Errore</text:p>
          </table:table-cell>
        </table:table-row>
        <table:table-row table:style-name="TableLine2867570199792">
          <table:table-cell table:style-name="Tabella35.A2" office:value-type="string">
            <text:p text:style-name="P75"><text:span text:style-name="T19">TC_</text:span><text:span text:style-name="T25">12</text:span><text:span text:style-name="T19">_02</text:span></text:p>
          </table:table-cell>
          <table:table-cell table:style-name="Tabella35.A2" office:value-type="string">
            <text:p text:style-name="P86">LP2,VP1</text:p>
          </table:table-cell>
          <table:table-cell table:style-name="Tabella35.C2" office:value-type="string">
            <text:p text:style-name="P86">Post Modificato</text:p>
          </table:table-cell>
        </table:table-row>
      </table:table>
      <text:p text:style-name="P17"/>
      <text:h text:style-name="P118" text:outline-level="3"><text:soft-page-break/></text:h>
      <text:h text:style-name="P118" text:outline-level="3"><text:bookmark-start text:name="__RefHeading___Toc3169_1211047186"/><text:span text:style-name="T9">9.6.3 </text:span>RimuoviPost<text:bookmark-end text:name="__RefHeading___Toc3169_1211047186"/></text:h>
      <text:p text:style-name="P96"/>
      <table:table table:name="Tabella37" table:style-name="Tabella37">
        <table:table-column table:style-name="Tabella37.A"/>
        <table:table-column table:style-name="Tabella37.B"/>
        <table:table-row table:style-name="TableLine2867570197888">
          <table:table-cell table:style-name="Tabella37.A1" table:number-columns-spanned="2" office:value-type="string">
            <text:p text:style-name="P87"><text:span text:style-name="T10">Parametro: </text:span><text:span text:style-name="T25">Post</text:span></text:p>
          </table:table-cell>
          <table:covered-table-cell/>
        </table:table-row>
        <table:table-row table:style-name="TableLine2867570202240">
          <table:table-cell table:style-name="Tabella37.A2" office:value-type="string">
            <text:p text:style-name="P87"><text:span text:style-name="T15">Valore</text:span><text:span text:style-name="T13"> [</text:span><text:span text:style-name="T15">V</text:span><text:span text:style-name="T25">P</text:span><text:span text:style-name="T13">]</text:span></text:p>
          </table:table-cell>
          <table:table-cell table:style-name="Tabella37.A1" office:value-type="string">
            <text:list xml:id="list1916737224" text:style-name="L41">
              <text:list-item>
                <text:p text:style-name="P169"><text:span text:style-name="T18">==NULL</text:span><text:span text:style-name="T13"> [error]</text:span></text:p>
              </text:list-item>
              <text:list-item>
                <text:p text:style-name="P169"><text:span text:style-name="T13">!=</text:span><text:span text:style-name="T18">NULL</text:span><text:span text:style-name="T13"> [property</text:span><text:span text:style-name="T20">Valore</text:span><text:span text:style-name="T21">V</text:span><text:span text:style-name="T25">P</text:span><text:span text:style-name="T13">OK] </text:span></text:p>
              </text:list-item>
            </text:list>
          </table:table-cell>
        </table:table-row>
      </table:table>
      <text:p text:style-name="P17"/>
      <table:table table:name="Tabella36" table:style-name="Tabella36">
        <table:table-column table:style-name="Tabella36.A" table:number-columns-repeated="3"/>
        <table:table-row table:style-name="TableLine2867570203600">
          <table:table-cell table:style-name="Tabella36.A1" office:value-type="string">
            <text:p text:style-name="P57">Codice</text:p>
          </table:table-cell>
          <table:table-cell table:style-name="Tabella36.A1" office:value-type="string">
            <text:p text:style-name="P57">Combinazioni</text:p>
          </table:table-cell>
          <table:table-cell table:style-name="Tabella36.C1" office:value-type="string">
            <text:p text:style-name="P57">Esito</text:p>
          </table:table-cell>
        </table:table-row>
        <table:table-row table:style-name="TableLine2867570197616">
          <table:table-cell table:style-name="Tabella36.A2" office:value-type="string">
            <text:p text:style-name="P75"><text:span text:style-name="T19">TC_</text:span><text:span text:style-name="T25">13</text:span><text:span text:style-name="T18">_</text:span><text:span text:style-name="T19">01</text:span></text:p>
          </table:table-cell>
          <table:table-cell table:style-name="Tabella36.A2" office:value-type="string">
            <text:p text:style-name="P75"><text:span text:style-name="T22">V</text:span><text:span text:style-name="T25">P</text:span><text:span text:style-name="T22">1</text:span></text:p>
          </table:table-cell>
          <table:table-cell table:style-name="Tabella36.C2" office:value-type="string">
            <text:p text:style-name="P65">Errore</text:p>
          </table:table-cell>
        </table:table-row>
        <table:table-row table:style-name="TableLine2867570198976">
          <table:table-cell table:style-name="Tabella36.A2" office:value-type="string">
            <text:p text:style-name="P75"><text:span text:style-name="T19">TC_</text:span><text:span text:style-name="T25">13</text:span><text:span text:style-name="T19">_02</text:span></text:p>
          </table:table-cell>
          <table:table-cell table:style-name="Tabella36.A2" office:value-type="string">
            <text:p text:style-name="P75"><text:span text:style-name="T22">V</text:span><text:span text:style-name="T25">P</text:span><text:span text:style-name="T22">2</text:span></text:p>
          </table:table-cell>
          <table:table-cell table:style-name="Tabella36.C2" office:value-type="string">
            <text:p text:style-name="P86">Post Eliminato</text:p>
          </table:table-cell>
        </table:table-row>
      </table:table>
      <text:h text:style-name="P107" text:outline-level="2"/>
      <text:h text:style-name="P109" text:outline-level="2"><text:bookmark-start text:name="__RefHeading___Toc3171_1211047186"/>9.7 Gestione Profilo<text:bookmark-end text:name="__RefHeading___Toc3171_1211047186"/></text:h>
      <text:h text:style-name="Heading_20_3" text:outline-level="3"><text:bookmark-start text:name="__RefHeading___Toc3173_1211047186"/><text:span text:style-name="T9">9.7.1 </text:span>ModificaPassword<text:bookmark-end text:name="__RefHeading___Toc3173_1211047186"/></text:h>
      <text:p text:style-name="P96"/>
      <table:table table:name="Tabella39" table:style-name="Tabella39">
        <table:table-column table:style-name="Tabella39.A"/>
        <table:table-column table:style-name="Tabella39.B"/>
        <table:table-row table:style-name="TableLine2867570203872">
          <table:table-cell table:style-name="Tabella39.A1" table:number-columns-spanned="2" office:value-type="string">
            <text:p text:style-name="P87"><text:span text:style-name="T10">Parametro: </text:span><text:span text:style-name="T13">Password </text:span><text:span text:style-name="T25">Attuale</text:span></text:p>
          </table:table-cell>
          <table:covered-table-cell/>
        </table:table-row>
        <table:table-row table:style-name="TableLine2867570195712">
          <table:table-cell table:style-name="Tabella39.A2" office:value-type="string">
            <text:p text:style-name="P87"><text:span text:style-name="T10">Valore[V</text:span><text:span text:style-name="T13">P</text:span><text:span text:style-name="T25">A</text:span><text:span text:style-name="T10">]</text:span></text:p>
          </table:table-cell>
          <table:table-cell table:style-name="Tabella39.A1" office:value-type="string">
            <text:list xml:id="list1921257884" text:style-name="L42">
              <text:list-item>
                <text:p text:style-name="P171">Se uguale alla password nel database [propertyValoreFPAOK]</text:p>
              </text:list-item>
              <text:list-item>
                <text:p text:style-name="P170"><text:span text:style-name="T25">Se non uguale</text:span><text:span text:style-name="T13"> [error]</text:span></text:p>
              </text:list-item>
            </text:list>
          </table:table-cell>
        </table:table-row>
      </table:table>
      <text:p text:style-name="P17"/>
      <text:p text:style-name="P96"/>
      <table:table table:name="Tabella38" table:style-name="Tabella38">
        <table:table-column table:style-name="Tabella38.A"/>
        <table:table-column table:style-name="Tabella38.B"/>
        <table:table-row table:style-name="TableLine2867570195440">
          <table:table-cell table:style-name="Tabella38.A1" table:number-columns-spanned="2" office:value-type="string">
            <text:p text:style-name="P87"><text:span text:style-name="T10">Parametro: </text:span><text:span text:style-name="T25">Nuova </text:span><text:span text:style-name="T13">Password </text:span></text:p>
          </table:table-cell>
          <table:covered-table-cell/>
        </table:table-row>
        <table:table-row table:style-name="TableLine2867570200608">
          <table:table-cell table:style-name="Tabella38.A2" office:value-type="string">
            <text:p text:style-name="P87"><text:span text:style-name="T12">Lunghezza [L</text:span><text:span text:style-name="T13">P</text:span><text:span text:style-name="T12">]</text:span></text:p>
          </table:table-cell>
          <table:table-cell table:style-name="Tabella38.B2" office:value-type="string">
            <text:list xml:id="list3692921759" text:style-name="L43">
              <text:list-item>
                <text:p text:style-name="P172"><text:span text:style-name="T12">&lt;</text:span><text:span text:style-name="T13">8 [error]</text:span></text:p>
              </text:list-item>
              <text:list-item>
                <text:p text:style-name="P172"><text:span text:style-name="T12">&gt;</text:span><text:span text:style-name="T13">=8 [propertyLunghezzaLPOK] </text:span></text:p>
              </text:list-item>
            </text:list>
          </table:table-cell>
        </table:table-row>
        <table:table-row table:style-name="TableLine2867570196528">
          <table:table-cell table:style-name="Tabella38.A2" office:value-type="string">
            <text:p text:style-name="P48">Formato [FP]</text:p>
          </table:table-cell>
          <table:table-cell table:style-name="Tabella38.B2" office:value-type="string">
            <text:list xml:id="list3747129280" text:style-name="L44">
              <text:list-item>
                <text:p text:style-name="P134">[ifLunghezzaLPOK] [propertyFormatoFPOK] con un carattere maiuscolo e un numero rispecchia il formato</text:p>
              </text:list-item>
              <text:list-item>
                <text:p text:style-name="P134">[ifLunghezzaLPOK] senza un carattere maiuscolo o un numero non rispecchia il formato [error]</text:p>
              </text:list-item>
            </text:list>
          </table:table-cell>
        </table:table-row>
        <table:table-row table:style-name="TableLine2867570194896">
          <table:table-cell table:style-name="Tabella38.A2" office:value-type="string">
            <text:p text:style-name="P87"><text:span text:style-name="T10">Valore[V</text:span><text:span text:style-name="T13">P</text:span><text:span text:style-name="T10">]</text:span></text:p>
          </table:table-cell>
          <table:table-cell table:style-name="Tabella38.B2" office:value-type="string">
            <text:list xml:id="list3811958229" text:style-name="L45">
              <text:list-item>
                <text:p text:style-name="P173">[ifPropertyLunghezzaLPOK] [propertyValoreVPOK] </text:p>
              </text:list-item>
            </text:list>
          </table:table-cell>
        </table:table-row>
      </table:table>
      <text:h text:style-name="P118" text:outline-level="3"/>
      <table:table table:name="Tabella40" table:style-name="Tabella40">
        <table:table-column table:style-name="Tabella40.A" table:number-columns-repeated="3"/>
        <table:table-row table:style-name="TableLine2867570200880">
          <table:table-cell table:style-name="Tabella40.A1" office:value-type="string">
            <text:p text:style-name="P57">Codice</text:p>
          </table:table-cell>
          <table:table-cell table:style-name="Tabella40.A1" office:value-type="string">
            <text:p text:style-name="P57">Combinazioni</text:p>
          </table:table-cell>
          <table:table-cell table:style-name="Tabella40.C1" office:value-type="string">
            <text:p text:style-name="P57">Esito</text:p>
          </table:table-cell>
        </table:table-row>
        <table:table-row table:style-name="TableLine2867570195168">
          <table:table-cell table:style-name="Tabella40.A2" office:value-type="string">
            <text:p text:style-name="P75"><text:span text:style-name="T19">TC_</text:span><text:span text:style-name="T25">14</text:span><text:span text:style-name="T18">_</text:span><text:span text:style-name="T19">01</text:span></text:p>
          </table:table-cell>
          <table:table-cell table:style-name="Tabella40.A2" office:value-type="string">
            <text:p text:style-name="P86">VPA1</text:p>
          </table:table-cell>
          <table:table-cell table:style-name="Tabella40.C2" office:value-type="string">
            <text:p text:style-name="P65">Errore</text:p>
          </table:table-cell>
        </table:table-row>
        <table:table-row table:style-name="TableLine2867570208496">
          <table:table-cell table:style-name="Tabella40.A2" office:value-type="string">
            <text:p text:style-name="P75"><text:span text:style-name="T19">TC_</text:span><text:span text:style-name="T25">14</text:span><text:span text:style-name="T19">_02</text:span></text:p>
          </table:table-cell>
          <table:table-cell table:style-name="Tabella40.A2" office:value-type="string">
            <text:p text:style-name="P86">VPA2,LP1</text:p>
          </table:table-cell>
          <table:table-cell table:style-name="Tabella40.C2" office:value-type="string">
            <text:p text:style-name="P65">Errore</text:p>
          </table:table-cell>
        </table:table-row>
        <table:table-row table:style-name="TableLine2867570208768">
          <table:table-cell table:style-name="Tabella40.A2" office:value-type="string">
            <text:p text:style-name="P75"><text:span text:style-name="T19">TC_</text:span><text:span text:style-name="T25">14</text:span><text:span text:style-name="T19">_0</text:span><text:span text:style-name="T25">3</text:span></text:p>
          </table:table-cell>
          <table:table-cell table:style-name="Tabella40.A2" office:value-type="string">
            <text:p text:style-name="P86">VPA2,LP2,FP,2</text:p>
          </table:table-cell>
          <table:table-cell table:style-name="Tabella40.C2" office:value-type="string">
            <text:p text:style-name="P65">Errore</text:p>
          </table:table-cell>
        </table:table-row>
        <table:table-row table:style-name="TableLine2867570201696">
          <table:table-cell table:style-name="Tabella40.A2" office:value-type="string">
            <text:p text:style-name="P75"><text:span text:style-name="T19">TC_</text:span><text:span text:style-name="T25">14</text:span><text:span text:style-name="T19">_0</text:span><text:span text:style-name="T25">4</text:span></text:p>
          </table:table-cell>
          <table:table-cell table:style-name="Tabella40.A2" office:value-type="string">
            <text:p text:style-name="P86">VPA2,LP2,FP,1,VP1</text:p>
          </table:table-cell>
          <table:table-cell table:style-name="Tabella40.C2" office:value-type="string">
            <text:p text:style-name="P86">Password Cambiata</text:p>
          </table:table-cell>
        </table:table-row>
      </table:table>
      <text:p text:style-name="P17"/>
      <text:h text:style-name="P118" text:outline-level="3"/>
      <text:h text:style-name="P118" text:outline-level="3"/>
      <text:h text:style-name="P116" text:outline-level="3"/>
      <text:h text:style-name="P122" text:outline-level="3"><text:bookmark-start text:name="__RefHeading___Toc3175_1211047186"/><text:span text:style-name="T9">9.7.2 </text:span>ModificaProfilo<text:bookmark-end text:name="__RefHeading___Toc3175_1211047186"/></text:h>
      <text:p text:style-name="P97"/>
      <table:table table:name="Tabella43" table:style-name="Tabella43">
        <table:table-column table:style-name="Tabella43.A"/>
        <table:table-column table:style-name="Tabella43.B"/>
        <table:table-row table:style-name="TableLine2867570204960">
          <table:table-cell table:style-name="Tabella43.A1" table:number-columns-spanned="2" office:value-type="string">
            <text:p text:style-name="P88"><text:span text:style-name="T10">Parametro: </text:span><text:span text:style-name="T26">Bio</text:span></text:p>
          </table:table-cell>
          <table:covered-table-cell/>
        </table:table-row>
        <table:table-row table:style-name="TableLine2867570209312">
          <table:table-cell table:style-name="Tabella43.A2" office:value-type="string">
            <text:p text:style-name="P88"><text:span text:style-name="T12">Lunghezza [L</text:span><text:span text:style-name="T26">B</text:span><text:span text:style-name="T12">]</text:span></text:p>
          </table:table-cell>
          <table:table-cell table:style-name="Tabella43.B2" office:value-type="string">
            <text:list xml:id="list3462464525" text:style-name="L46">
              <text:list-item>
                <text:p text:style-name="P174"><text:span text:style-name="T15">0</text:span><text:span text:style-name="T13"> [error]</text:span></text:p>
              </text:list-item>
              <text:list-item>
                <text:p text:style-name="P174"><text:span text:style-name="T12">&gt;</text:span><text:span text:style-name="T13">=</text:span><text:span text:style-name="T15">1</text:span><text:span text:style-name="T13"> [propertyLunghezzaL</text:span><text:span text:style-name="T20">N</text:span><text:span text:style-name="T13">OK] </text:span></text:p>
              </text:list-item>
            </text:list>
          </table:table-cell>
        </table:table-row>
        <table:table-row table:style-name="TableLine2867696494848">
          <table:table-cell table:style-name="Tabella43.A2" office:value-type="string">
            <text:p text:style-name="P88"><text:span text:style-name="T16">Valore</text:span><text:span text:style-name="T13"> [</text:span><text:span text:style-name="T16">V</text:span><text:span text:style-name="T26">B</text:span><text:span text:style-name="T13">]</text:span></text:p>
          </table:table-cell>
          <table:table-cell table:style-name="Tabella43.B2" office:value-type="string">
            <text:list xml:id="list1633659649" text:style-name="L47">
              <text:list-item>
                <text:p text:style-name="P175"><text:span text:style-name="T13">[ifLunghezzaL</text:span><text:span text:style-name="T26">B</text:span><text:span text:style-name="T13">OK] <text:s/>[propertyValoreOK]</text:span></text:p>
              </text:list-item>
            </text:list>
          </table:table-cell>
        </table:table-row>
      </table:table>
      <text:h text:style-name="P120" text:outline-level="3"/>
      <table:table table:name="Tabella44" table:style-name="Tabella44">
        <table:table-column table:style-name="Tabella44.A" table:number-columns-repeated="3"/>
        <table:table-row table:style-name="TableLine2867696492128">
          <table:table-cell table:style-name="Tabella44.A1" office:value-type="string">
            <text:p text:style-name="P58">Codice</text:p>
          </table:table-cell>
          <table:table-cell table:style-name="Tabella44.A1" office:value-type="string">
            <text:p text:style-name="P58">Combinazioni</text:p>
          </table:table-cell>
          <table:table-cell table:style-name="Tabella44.C1" office:value-type="string">
            <text:p text:style-name="P58">Esito</text:p>
          </table:table-cell>
        </table:table-row>
        <table:table-row table:style-name="TableLine2867696500016">
          <table:table-cell table:style-name="Tabella44.A2" office:value-type="string">
            <text:p text:style-name="P76"><text:span text:style-name="T19">TC_</text:span><text:span text:style-name="T26">15</text:span><text:span text:style-name="T18">_</text:span><text:span text:style-name="T19">01</text:span></text:p>
          </table:table-cell>
          <table:table-cell table:style-name="Tabella44.A2" office:value-type="string">
            <text:p text:style-name="P76"><text:span text:style-name="T26">LB</text:span><text:span text:style-name="T22">1</text:span></text:p>
          </table:table-cell>
          <table:table-cell table:style-name="Tabella44.C2" office:value-type="string">
            <text:p text:style-name="P66">Errore</text:p>
          </table:table-cell>
        </table:table-row>
        <table:table-row table:style-name="TableLine2867696500560">
          <table:table-cell table:style-name="Tabella44.A2" office:value-type="string">
            <text:p text:style-name="P76"><text:span text:style-name="T19">TC_</text:span><text:span text:style-name="T26">15</text:span><text:span text:style-name="T19">_02</text:span></text:p>
          </table:table-cell>
          <table:table-cell table:style-name="Tabella44.A2" office:value-type="string">
            <text:p text:style-name="P76"><text:span text:style-name="T26">LB</text:span><text:span text:style-name="T22">2</text:span></text:p>
          </table:table-cell>
          <table:table-cell table:style-name="Tabella44.C2" office:value-type="string">
            <text:p text:style-name="P89">Profilo modificato</text:p>
          </table:table-cell>
        </table:table-row>
      </table:table>
      <text:p text:style-name="P18"/>
      <text:h text:style-name="P120" text:outline-level="3"><text:bookmark-start text:name="__RefHeading___Toc3177_1211047186"/><text:span text:style-name="T9">9.7.3 </text:span>VisualizzaProfilo<text:bookmark-end text:name="__RefHeading___Toc3177_1211047186"/></text:h>
      <text:p text:style-name="P97"/>
      <table:table table:name="Tabella41" table:style-name="Tabella41">
        <table:table-column table:style-name="Tabella41.A"/>
        <table:table-column table:style-name="Tabella41.B"/>
        <table:table-row table:style-name="TableLine2867696499200">
          <table:table-cell table:style-name="Tabella41.A1" table:number-columns-spanned="2" office:value-type="string">
            <text:p text:style-name="P88"><text:span text:style-name="T10">Parametro: </text:span><text:span text:style-name="T26">Utente</text:span></text:p>
          </table:table-cell>
          <table:covered-table-cell/>
        </table:table-row>
        <table:table-row table:style-name="TableLine2867696487504">
          <table:table-cell table:style-name="Tabella41.A2" office:value-type="string">
            <text:p text:style-name="P88"><text:span text:style-name="T15">Valore</text:span><text:span text:style-name="T13"> [</text:span><text:span text:style-name="T15">V</text:span><text:span text:style-name="T26">P</text:span><text:span text:style-name="T13">]</text:span></text:p>
          </table:table-cell>
          <table:table-cell table:style-name="Tabella41.A1" office:value-type="string">
            <text:list xml:id="list1585896203" text:style-name="L48">
              <text:list-item>
                <text:p text:style-name="P176"><text:span text:style-name="T18">==NULL</text:span><text:span text:style-name="T13"> [error]</text:span></text:p>
              </text:list-item>
              <text:list-item>
                <text:p text:style-name="P176"><text:span text:style-name="T13">!=</text:span><text:span text:style-name="T18">NULL</text:span><text:span text:style-name="T13"> [property</text:span><text:span text:style-name="T20">Valore</text:span><text:span text:style-name="T21">V</text:span><text:span text:style-name="T26">P</text:span><text:span text:style-name="T13">OK] </text:span></text:p>
              </text:list-item>
            </text:list>
          </table:table-cell>
        </table:table-row>
      </table:table>
      <text:p text:style-name="P18"/>
      <text:p text:style-name="P18"/>
      <table:table table:name="Tabella42" table:style-name="Tabella42">
        <table:table-column table:style-name="Tabella42.A" table:number-columns-repeated="3"/>
        <table:table-row table:style-name="TableLine2867696489952">
          <table:table-cell table:style-name="Tabella42.A1" office:value-type="string">
            <text:p text:style-name="P58">Codice</text:p>
          </table:table-cell>
          <table:table-cell table:style-name="Tabella42.A1" office:value-type="string">
            <text:p text:style-name="P58">Combinazioni</text:p>
          </table:table-cell>
          <table:table-cell table:style-name="Tabella42.C1" office:value-type="string">
            <text:p text:style-name="P58">Esito</text:p>
          </table:table-cell>
        </table:table-row>
        <table:table-row table:style-name="TableLine2867696490224">
          <table:table-cell table:style-name="Tabella42.A2" office:value-type="string">
            <text:p text:style-name="P76"><text:span text:style-name="T19">TC_</text:span><text:span text:style-name="T26">16</text:span><text:span text:style-name="T18">_</text:span><text:span text:style-name="T19">01</text:span></text:p>
          </table:table-cell>
          <table:table-cell table:style-name="Tabella42.A2" office:value-type="string">
            <text:p text:style-name="P76"><text:span text:style-name="T22">V</text:span><text:span text:style-name="T26">P</text:span><text:span text:style-name="T22">1</text:span></text:p>
          </table:table-cell>
          <table:table-cell table:style-name="Tabella42.C2" office:value-type="string">
            <text:p text:style-name="P66">Errore</text:p>
          </table:table-cell>
        </table:table-row>
        <table:table-row table:style-name="TableLine2867696502736">
          <table:table-cell table:style-name="Tabella42.A2" office:value-type="string">
            <text:p text:style-name="P76"><text:span text:style-name="T19">TC_</text:span><text:span text:style-name="T26">16</text:span><text:span text:style-name="T19">_02</text:span></text:p>
          </table:table-cell>
          <table:table-cell table:style-name="Tabella42.A2" office:value-type="string">
            <text:p text:style-name="P83">V<text:span text:style-name="T26">P</text:span>2</text:p>
          </table:table-cell>
          <table:table-cell table:style-name="Tabella42.C2" office:value-type="string">
            <text:p text:style-name="P89">Profilo Visualizzato</text:p>
          </table:table-cell>
        </table:table-row>
      </table:table>
      <text:p text:style-name="P1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Standard_20__28_user_29_" style:display-name="Standard (user)" style:family="paragraph" style:default-outline-level="">
      <style:paragraph-properties fo:margin-top="0cm" fo:margin-bottom="0cm" style:contextual-spacing="false" fo:text-align="start" style:justify-single-word="false" fo:orphans="2" fo:widows="2" fo:hyphenation-ladder-count="no-limit" style:vertical-align="baseline" style:writing-mode="lr-tb"/>
      <style:text-properties style:use-window-font-color="true" loext:opacity="0%" style:font-name="Liberation Serif" fo:font-family="'Liberation Serif'" style:font-family-generic="roman" style:font-pitch="variable" fo:font-size="12pt" fo:language="en" fo:country="US" style:letter-kerning="true"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WW8Num12z0" style:family="text">
      <style:text-properties style:font-name="Times New Roman" fo:font-family="'Times New Roman'" style:font-family-generic="roman" style:font-pitch="variable" fo:background-color="#ffffff" style:font-name-asian="Lucida Sans Unicode" style:font-family-asian="'Lucida Sans Unicode'" style:font-family-generic-asian="swiss"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8Num16z0" style:family="text">
      <style:text-properties fo:font-weight="bold" style:font-weight-asian="bold" style:font-weight-complex="bold"/>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12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fo:background-color="#ffffff" style:writing-mode="lr-tb" style:layout-grid-color="#c0c0c0" style:layout-grid-lines="46" style:layout-grid-base-height="0.55cm" style:layout-grid-ruby-height="0cm" style:layout-grid-mode="none" style:layout-grid-ruby-below="false" style:layout-grid-print="false" style:layout-grid-display="false" draw:fill="solid" draw:fill-color="#ffffff" draw:opacity="0%" style:footnote-max-height="0cm">
        <style:footnote-sep style:width="0.018cm" style:distance-before-sep="0.101cm" style:distance-after-sep="0.101cm" style:line-style="solid" style:adjustment="left" style:rel-width="25%" style:color="#000000"/>
      </style:page-layout-properties>
      <style:header-style>
        <style:header-footer-properties fo:min-height="0.751cm" fo:margin-left="0cm" fo:margin-right="0cm" fo:margin-bottom="0.653cm" style:dynamic-spacing="true"/>
      </style:header-style>
      <style:footer-style>
        <style:header-footer-properties fo:min-height="1.171cm" fo:margin-left="0cm" fo:margin-right="0cm" fo:margin-top="1.072cm" style:dynamic-spacing="true"/>
      </style:footer-style>
    </style:page-layout>
    <style:style style:name="Mdp1" style:family="drawing-page">
      <style:drawing-page-properties draw:fill="solid" draw:fill-color="#ffffff" draw:opacity="0%" draw:background-size="full"/>
    </style:style>
  </office:automatic-styles>
  <office:master-styles>
    <style:master-page style:name="Standard" style:page-layout-name="Mpm1"/>
    <style:master-page style:name="Converti_20_4" style:display-name="Converti 4" style:page-layout-name="Mpm2" draw:style-name="Mdp1">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3.1$Windows_X86_64 LibreOffice_project/d7547858d014d4cf69878db179d326fc3483e082</meta:generator>
    <dc:date>2021-10-14T14:03:06.609000000</dc:date>
    <meta:editing-duration>PT3H48M30S</meta:editing-duration>
    <meta:editing-cycles>18</meta:editing-cycles>
    <meta:document-statistic meta:table-count="44" meta:image-count="0" meta:object-count="0" meta:page-count="19" meta:paragraph-count="514" meta:word-count="1692" meta:character-count="12199" meta:non-whitespace-character-count="11095"/>
  </office:meta>
</office:document-meta>
</file>